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table:formula="of:=LN(15700)/(1023)" office:value-type="float" office:value="0.00944419940502092" calcext:value-type="float">
            <text:p>0.00944419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crement</text:p>
          </table:table-cell>
          <table:table-cell table:style-name="ce1" office:value-type="string" calcext:value-type="string">
            <text:p>Increment discrete</text:p>
          </table:table-cell>
          <table:table-cell table:style-name="ce1" office:value-type="string" calcext:value-type="string">
            <text:p>pot valu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])" office:value-type="float" office:value="1" calcext:value-type="float">
            <text:p>1</text:p>
          </table:table-cell>
          <table:table-cell table:formula="of:=ROUND([.C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])" office:value-type="float" office:value="1.00948893658092" calcext:value-type="float">
            <text:p>1.0094889366</text:p>
          </table:table-cell>
          <table:table-cell table:formula="of:=ROUND([.C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])" office:value-type="float" office:value="1.01906791307927" calcext:value-type="float">
            <text:p>1.0190679131</text:p>
          </table:table-cell>
          <table:table-cell table:formula="of:=ROUND([.C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])" office:value-type="float" office:value="1.02873778387812" calcext:value-type="float">
            <text:p>1.0287377839</text:p>
          </table:table-cell>
          <table:table-cell table:formula="of:=ROUND([.C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])" office:value-type="float" office:value="1.03849941146773" calcext:value-type="float">
            <text:p>1.0384994115</text:p>
          </table:table-cell>
          <table:table-cell table:formula="of:=ROUND([.C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])" office:value-type="float" office:value="1.04835366652247" calcext:value-type="float">
            <text:p>1.0483536665</text:p>
          </table:table-cell>
          <table:table-cell table:formula="of:=ROUND([.C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])" office:value-type="float" office:value="1.05830142797847" calcext:value-type="float">
            <text:p>1.058301428</text:p>
          </table:table-cell>
          <table:table-cell table:formula="of:=ROUND([.C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])" office:value-type="float" office:value="1.06834358311205" calcext:value-type="float">
            <text:p>1.0683435831</text:p>
          </table:table-cell>
          <table:table-cell table:formula="of:=ROUND([.C1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])" office:value-type="float" office:value="1.07848102761883" calcext:value-type="float">
            <text:p>1.0784810276</text:p>
          </table:table-cell>
          <table:table-cell table:formula="of:=ROUND([.C1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])" office:value-type="float" office:value="1.08871466569362" calcext:value-type="float">
            <text:p>1.0887146657</text:p>
          </table:table-cell>
          <table:table-cell table:formula="of:=ROUND([.C1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])" office:value-type="float" office:value="1.0990454101111" calcext:value-type="float">
            <text:p>1.0990454101</text:p>
          </table:table-cell>
          <table:table-cell table:formula="of:=ROUND([.C1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])" office:value-type="float" office:value="1.10947418230719" calcext:value-type="float">
            <text:p>1.1094741823</text:p>
          </table:table-cell>
          <table:table-cell table:formula="of:=ROUND([.C14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])" office:value-type="float" office:value="1.12000191246127" calcext:value-type="float">
            <text:p>1.1200019125</text:p>
          </table:table-cell>
          <table:table-cell table:formula="of:=ROUND([.C1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])" office:value-type="float" office:value="1.13062953957912" calcext:value-type="float">
            <text:p>1.1306295396</text:p>
          </table:table-cell>
          <table:table-cell table:formula="of:=ROUND([.C1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])" office:value-type="float" office:value="1.1413580115767" calcext:value-type="float">
            <text:p>1.1413580116</text:p>
          </table:table-cell>
          <table:table-cell table:formula="of:=ROUND([.C1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])" office:value-type="float" office:value="1.15218828536467" calcext:value-type="float">
            <text:p>1.1521882854</text:p>
          </table:table-cell>
          <table:table-cell table:formula="of:=ROUND([.C1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])" office:value-type="float" office:value="1.16312132693377" calcext:value-type="float">
            <text:p>1.1631213269</text:p>
          </table:table-cell>
          <table:table-cell table:formula="of:=ROUND([.C1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])" office:value-type="float" office:value="1.17415811144095" calcext:value-type="float">
            <text:p>1.1741581114</text:p>
          </table:table-cell>
          <table:table-cell table:formula="of:=ROUND([.C2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])" office:value-type="float" office:value="1.18529962329638" calcext:value-type="float">
            <text:p>1.1852996233</text:p>
          </table:table-cell>
          <table:table-cell table:formula="of:=ROUND([.C2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])" office:value-type="float" office:value="1.19654685625122" calcext:value-type="float">
            <text:p>1.1965468563</text:p>
          </table:table-cell>
          <table:table-cell table:formula="of:=ROUND([.C2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])" office:value-type="float" office:value="1.20790081348628" calcext:value-type="float">
            <text:p>1.2079008135</text:p>
          </table:table-cell>
          <table:table-cell table:formula="of:=ROUND([.C2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])" office:value-type="float" office:value="1.21936250770149" calcext:value-type="float">
            <text:p>1.2193625077</text:p>
          </table:table-cell>
          <table:table-cell table:formula="of:=ROUND([.C2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])" office:value-type="float" office:value="1.23093296120622" calcext:value-type="float">
            <text:p>1.2309329612</text:p>
          </table:table-cell>
          <table:table-cell table:formula="of:=ROUND([.C2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])" office:value-type="float" office:value="1.24261320601046" calcext:value-type="float">
            <text:p>1.242613206</text:p>
          </table:table-cell>
          <table:table-cell table:formula="of:=ROUND([.C2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])" office:value-type="float" office:value="1.2544042839169" calcext:value-type="float">
            <text:p>1.2544042839</text:p>
          </table:table-cell>
          <table:table-cell table:formula="of:=ROUND([.C27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])" office:value-type="float" office:value="1.26630724661382" calcext:value-type="float">
            <text:p>1.2663072466</text:p>
          </table:table-cell>
          <table:table-cell table:formula="of:=ROUND([.C28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])" office:value-type="float" office:value="1.27832315576889" calcext:value-type="float">
            <text:p>1.2783231558</text:p>
          </table:table-cell>
          <table:table-cell table:formula="of:=ROUND([.C29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])" office:value-type="float" office:value="1.2904530831239" calcext:value-type="float">
            <text:p>1.2904530831</text:p>
          </table:table-cell>
          <table:table-cell table:formula="of:=ROUND([.C30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])" office:value-type="float" office:value="1.30269811059031" calcext:value-type="float">
            <text:p>1.3026981106</text:p>
          </table:table-cell>
          <table:table-cell table:formula="of:=ROUND([.C3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])" office:value-type="float" office:value="1.31505933034578" calcext:value-type="float">
            <text:p>1.3150593303</text:p>
          </table:table-cell>
          <table:table-cell table:formula="of:=ROUND([.C3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])" office:value-type="float" office:value="1.32753784493157" calcext:value-type="float">
            <text:p>1.3275378449</text:p>
          </table:table-cell>
          <table:table-cell table:formula="of:=ROUND([.C3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])" office:value-type="float" office:value="1.34013476735089" calcext:value-type="float">
            <text:p>1.3401347674</text:p>
          </table:table-cell>
          <table:table-cell table:formula="of:=ROUND([.C3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])" office:value-type="float" office:value="1.35285122116816" calcext:value-type="float">
            <text:p>1.3528512212</text:p>
          </table:table-cell>
          <table:table-cell table:formula="of:=ROUND([.C3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])" office:value-type="float" office:value="1.36568834060924" calcext:value-type="float">
            <text:p>1.3656883406</text:p>
          </table:table-cell>
          <table:table-cell table:formula="of:=ROUND([.C3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])" office:value-type="float" office:value="1.37864727066258" calcext:value-type="float">
            <text:p>1.3786472707</text:p>
          </table:table-cell>
          <table:table-cell table:formula="of:=ROUND([.C37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])" office:value-type="float" office:value="1.39172916718135" calcext:value-type="float">
            <text:p>1.3917291672</text:p>
          </table:table-cell>
          <table:table-cell table:formula="of:=ROUND([.C38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])" office:value-type="float" office:value="1.40493519698654" calcext:value-type="float">
            <text:p>1.404935197</text:p>
          </table:table-cell>
          <table:table-cell table:formula="of:=ROUND([.C39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])" office:value-type="float" office:value="1.41826653797104" calcext:value-type="float">
            <text:p>1.418266538</text:p>
          </table:table-cell>
          <table:table-cell table:formula="of:=ROUND([.C4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])" office:value-type="float" office:value="1.43172437920469" calcext:value-type="float">
            <text:p>1.4317243792</text:p>
          </table:table-cell>
          <table:table-cell table:formula="of:=ROUND([.C41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])" office:value-type="float" office:value="1.44530992104031" calcext:value-type="float">
            <text:p>1.445309921</text:p>
          </table:table-cell>
          <table:table-cell table:formula="of:=ROUND([.C42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])" office:value-type="float" office:value="1.45902437522083" calcext:value-type="float">
            <text:p>1.4590243752</text:p>
          </table:table-cell>
          <table:table-cell table:formula="of:=ROUND([.C43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])" office:value-type="float" office:value="1.47286896498731" calcext:value-type="float">
            <text:p>1.472868965</text:p>
          </table:table-cell>
          <table:table-cell table:formula="of:=ROUND([.C44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])" office:value-type="float" office:value="1.48684492518807" calcext:value-type="float">
            <text:p>1.4868449252</text:p>
          </table:table-cell>
          <table:table-cell table:formula="of:=ROUND([.C45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])" office:value-type="float" office:value="1.50095350238884" calcext:value-type="float">
            <text:p>1.5009535024</text:p>
          </table:table-cell>
          <table:table-cell table:formula="of:=ROUND([.C46])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])" office:value-type="float" office:value="1.51519595498391" calcext:value-type="float">
            <text:p>1.515195955</text:p>
          </table:table-cell>
          <table:table-cell table:formula="of:=ROUND([.C47])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])" office:value-type="float" office:value="1.52957355330841" calcext:value-type="float">
            <text:p>1.5295735533</text:p>
          </table:table-cell>
          <table:table-cell table:formula="of:=ROUND([.C48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])" office:value-type="float" office:value="1.5440875797516" calcext:value-type="float">
            <text:p>1.5440875798</text:p>
          </table:table-cell>
          <table:table-cell table:formula="of:=ROUND([.C49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])" office:value-type="float" office:value="1.55873932887124" calcext:value-type="float">
            <text:p>1.5587393289</text:p>
          </table:table-cell>
          <table:table-cell table:formula="of:=ROUND([.C50])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])" office:value-type="float" office:value="1.57353010750908" calcext:value-type="float">
            <text:p>1.5735301075</text:p>
          </table:table-cell>
          <table:table-cell table:formula="of:=ROUND([.C51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])" office:value-type="float" office:value="1.58846123490739" calcext:value-type="float">
            <text:p>1.5884612349</text:p>
          </table:table-cell>
          <table:table-cell table:formula="of:=ROUND([.C52])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])" office:value-type="float" office:value="1.60353404282667" calcext:value-type="float">
            <text:p>1.6035340428</text:p>
          </table:table-cell>
          <table:table-cell table:formula="of:=ROUND([.C53])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])" office:value-type="float" office:value="1.61874987566439" calcext:value-type="float">
            <text:p>1.6187498757</text:p>
          </table:table-cell>
          <table:table-cell table:formula="of:=ROUND([.C54])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])" office:value-type="float" office:value="1.63411009057494" calcext:value-type="float">
            <text:p>1.6341100906</text:p>
          </table:table-cell>
          <table:table-cell table:formula="of:=ROUND([.C55]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])" office:value-type="float" office:value="1.64961605759064" calcext:value-type="float">
            <text:p>1.6496160576</text:p>
          </table:table-cell>
          <table:table-cell table:formula="of:=ROUND([.C56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])" office:value-type="float" office:value="1.66526915974397" calcext:value-type="float">
            <text:p>1.6652691597</text:p>
          </table:table-cell>
          <table:table-cell table:formula="of:=ROUND([.C57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])" office:value-type="float" office:value="1.68107079319094" calcext:value-type="float">
            <text:p>1.6810707932</text:p>
          </table:table-cell>
          <table:table-cell table:formula="of:=ROUND([.C58])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])" office:value-type="float" office:value="1.69702236733556" calcext:value-type="float">
            <text:p>1.6970223673</text:p>
          </table:table-cell>
          <table:table-cell table:formula="of:=ROUND([.C59])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])" office:value-type="float" office:value="1.7131253049556" calcext:value-type="float">
            <text:p>1.713125305</text:p>
          </table:table-cell>
          <table:table-cell table:formula="of:=ROUND([.C60])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])" office:value-type="float" office:value="1.72938104232949" calcext:value-type="float">
            <text:p>1.7293810423</text:p>
          </table:table-cell>
          <table:table-cell table:formula="of:=ROUND([.C61])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])" office:value-type="float" office:value="1.74579102936439" calcext:value-type="float">
            <text:p>1.7457910294</text:p>
          </table:table-cell>
          <table:table-cell table:formula="of:=ROUND([.C62])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])" office:value-type="float" office:value="1.76235672972556" calcext:value-type="float">
            <text:p>1.7623567297</text:p>
          </table:table-cell>
          <table:table-cell table:formula="of:=ROUND([.C63]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])" office:value-type="float" office:value="1.77907962096687" calcext:value-type="float">
            <text:p>1.779079621</text:p>
          </table:table-cell>
          <table:table-cell table:formula="of:=ROUND([.C64])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])" office:value-type="float" office:value="1.79596119466263" calcext:value-type="float">
            <text:p>1.7959611947</text:p>
          </table:table-cell>
          <table:table-cell table:formula="of:=ROUND([.C65]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])" office:value-type="float" office:value="1.81300295654056" calcext:value-type="float">
            <text:p>1.8130029565</text:p>
          </table:table-cell>
          <table:table-cell table:formula="of:=ROUND([.C66])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])" office:value-type="float" office:value="1.83020642661619" calcext:value-type="float">
            <text:p>1.8302064266</text:p>
          </table:table-cell>
          <table:table-cell table:formula="of:=ROUND([.C67])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])" office:value-type="float" office:value="1.84757313932834" calcext:value-type="float">
            <text:p>1.8475731393</text:p>
          </table:table-cell>
          <table:table-cell table:formula="of:=ROUND([.C68])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])" office:value-type="float" office:value="1.86510464367602" calcext:value-type="float">
            <text:p>1.8651046437</text:p>
          </table:table-cell>
          <table:table-cell table:formula="of:=ROUND([.C69])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])" office:value-type="float" office:value="1.88280250335664" calcext:value-type="float">
            <text:p>1.8828025034</text:p>
          </table:table-cell>
          <table:table-cell table:formula="of:=ROUND([.C70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])" office:value-type="float" office:value="1.90066829690538" calcext:value-type="float">
            <text:p>1.9006682969</text:p>
          </table:table-cell>
          <table:table-cell table:formula="of:=ROUND([.C71])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])" office:value-type="float" office:value="1.91870361783607" calcext:value-type="float">
            <text:p>1.9187036178</text:p>
          </table:table-cell>
          <table:table-cell table:formula="of:=ROUND([.C72]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])" office:value-type="float" office:value="1.93691007478329" calcext:value-type="float">
            <text:p>1.9369100748</text:p>
          </table:table-cell>
          <table:table-cell table:formula="of:=ROUND([.C73]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])" office:value-type="float" office:value="1.95528929164584" calcext:value-type="float">
            <text:p>1.9552892916</text:p>
          </table:table-cell>
          <table:table-cell table:formula="of:=ROUND([.C74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])" office:value-type="float" office:value="1.97384290773161" calcext:value-type="float">
            <text:p>1.9738429077</text:p>
          </table:table-cell>
          <table:table-cell table:formula="of:=ROUND([.C75]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])" office:value-type="float" office:value="1.99257257790377" calcext:value-type="float">
            <text:p>1.9925725779</text:p>
          </table:table-cell>
          <table:table-cell table:formula="of:=ROUND([.C76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])" office:value-type="float" office:value="2.01147997272837" calcext:value-type="float">
            <text:p>2.0114799727</text:p>
          </table:table-cell>
          <table:table-cell table:formula="of:=ROUND([.C77])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])" office:value-type="float" office:value="2.03056677862337" calcext:value-type="float">
            <text:p>2.0305667786</text:p>
          </table:table-cell>
          <table:table-cell table:formula="of:=ROUND([.C78])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])" office:value-type="float" office:value="2.04983469800904" calcext:value-type="float">
            <text:p>2.049834698</text:p>
          </table:table-cell>
          <table:table-cell table:formula="of:=ROUND([.C79])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])" office:value-type="float" office:value="2.06928544945981" calcext:value-type="float">
            <text:p>2.0692854495</text:p>
          </table:table-cell>
          <table:table-cell table:formula="of:=ROUND([.C80])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])" office:value-type="float" office:value="2.08892076785754" calcext:value-type="float">
            <text:p>2.0889207679</text:p>
          </table:table-cell>
          <table:table-cell table:formula="of:=ROUND([.C81])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])" office:value-type="float" office:value="2.1087424045463" calcext:value-type="float">
            <text:p>2.1087424045</text:p>
          </table:table-cell>
          <table:table-cell table:formula="of:=ROUND([.C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])" office:value-type="float" office:value="2.12875212748853" calcext:value-type="float">
            <text:p>2.1287521275</text:p>
          </table:table-cell>
          <table:table-cell table:formula="of:=ROUND([.C83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])" office:value-type="float" office:value="2.14895172142276" calcext:value-type="float">
            <text:p>2.1489517214</text:p>
          </table:table-cell>
          <table:table-cell table:formula="of:=ROUND([.C84])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])" office:value-type="float" office:value="2.16934298802279" calcext:value-type="float">
            <text:p>2.169342988</text:p>
          </table:table-cell>
          <table:table-cell table:formula="of:=ROUND([.C85])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])" office:value-type="float" office:value="2.18992774605839" calcext:value-type="float">
            <text:p>2.1899277461</text:p>
          </table:table-cell>
          <table:table-cell table:formula="of:=ROUND([.C86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])" office:value-type="float" office:value="2.21070783155752" calcext:value-type="float">
            <text:p>2.2107078316</text:p>
          </table:table-cell>
          <table:table-cell table:formula="of:=ROUND([.C87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])" office:value-type="float" office:value="2.2316850979701" calcext:value-type="float">
            <text:p>2.231685098</text:p>
          </table:table-cell>
          <table:table-cell table:formula="of:=ROUND([.C88])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])" office:value-type="float" office:value="2.25286141633332" calcext:value-type="float">
            <text:p>2.2528614163</text:p>
          </table:table-cell>
          <table:table-cell table:formula="of:=ROUND([.C89])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])" office:value-type="float" office:value="2.2742386754385" calcext:value-type="float">
            <text:p>2.2742386754</text:p>
          </table:table-cell>
          <table:table-cell table:formula="of:=ROUND([.C90]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])" office:value-type="float" office:value="2.2958187819996" calcext:value-type="float">
            <text:p>2.295818782</text:p>
          </table:table-cell>
          <table:table-cell table:formula="of:=ROUND([.C91])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])" office:value-type="float" office:value="2.31760366082326" calcext:value-type="float">
            <text:p>2.3176036608</text:p>
          </table:table-cell>
          <table:table-cell table:formula="of:=ROUND([.C92])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])" office:value-type="float" office:value="2.33959525498051" calcext:value-type="float">
            <text:p>2.339595255</text:p>
          </table:table-cell>
          <table:table-cell table:formula="of:=ROUND([.C93])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])" office:value-type="float" office:value="2.36179552598003" calcext:value-type="float">
            <text:p>2.361795526</text:p>
          </table:table-cell>
          <table:table-cell table:formula="of:=ROUND([.C94])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])" office:value-type="float" office:value="2.38420645394315" calcext:value-type="float">
            <text:p>2.3842064539</text:p>
          </table:table-cell>
          <table:table-cell table:formula="of:=ROUND([.C95])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])" office:value-type="float" office:value="2.40683003778043" calcext:value-type="float">
            <text:p>2.4068300378</text:p>
          </table:table-cell>
          <table:table-cell table:formula="of:=ROUND([.C96])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])" office:value-type="float" office:value="2.42966829536997" calcext:value-type="float">
            <text:p>2.4296682954</text:p>
          </table:table-cell>
          <table:table-cell table:formula="of:=ROUND([.C97])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])" office:value-type="float" office:value="2.45272326373739" calcext:value-type="float">
            <text:p>2.4527232637</text:p>
          </table:table-cell>
          <table:table-cell table:formula="of:=ROUND([.C9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])" office:value-type="float" office:value="2.47599699923753" calcext:value-type="float">
            <text:p>2.4759969992</text:p>
          </table:table-cell>
          <table:table-cell table:formula="of:=ROUND([.C99])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])" office:value-type="float" office:value="2.49949157773783" calcext:value-type="float">
            <text:p>2.4994915777</text:p>
          </table:table-cell>
          <table:table-cell table:formula="of:=ROUND([.C100])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])" office:value-type="float" office:value="2.52320909480352" calcext:value-type="float">
            <text:p>2.5232090948</text:p>
          </table:table-cell>
          <table:table-cell table:formula="of:=ROUND([.C101])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])" office:value-type="float" office:value="2.5471516658845" calcext:value-type="float">
            <text:p>2.5471516659</text:p>
          </table:table-cell>
          <table:table-cell table:formula="of:=ROUND([.C10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3])" office:value-type="float" office:value="2.57132142650405" calcext:value-type="float">
            <text:p>2.5713214265</text:p>
          </table:table-cell>
          <table:table-cell table:formula="of:=ROUND([.C103])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4])" office:value-type="float" office:value="2.5957205324493" calcext:value-type="float">
            <text:p>2.5957205324</text:p>
          </table:table-cell>
          <table:table-cell table:formula="of:=ROUND([.C104])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5])" office:value-type="float" office:value="2.62035115996349" calcext:value-type="float">
            <text:p>2.62035116</text:p>
          </table:table-cell>
          <table:table-cell table:formula="of:=ROUND([.C105])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6])" office:value-type="float" office:value="2.64521550594011" calcext:value-type="float">
            <text:p>2.6452155059</text:p>
          </table:table-cell>
          <table:table-cell table:formula="of:=ROUND([.C106])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7])" office:value-type="float" office:value="2.67031578811883" calcext:value-type="float">
            <text:p>2.6703157881</text:p>
          </table:table-cell>
          <table:table-cell table:formula="of:=ROUND([.C107])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8])" office:value-type="float" office:value="2.69565424528331" calcext:value-type="float">
            <text:p>2.6956542453</text:p>
          </table:table-cell>
          <table:table-cell table:formula="of:=ROUND([.C108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9])" office:value-type="float" office:value="2.72123313746088" calcext:value-type="float">
            <text:p>2.7212331375</text:p>
          </table:table-cell>
          <table:table-cell table:formula="of:=ROUND([.C109])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0])" office:value-type="float" office:value="2.74705474612413" calcext:value-type="float">
            <text:p>2.7470547461</text:p>
          </table:table-cell>
          <table:table-cell table:formula="of:=ROUND([.C110])"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1])" office:value-type="float" office:value="2.7731213743944" calcext:value-type="float">
            <text:p>2.7731213744</text:p>
          </table:table-cell>
          <table:table-cell table:formula="of:=ROUND([.C111])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2])" office:value-type="float" office:value="2.79943534724721" calcext:value-type="float">
            <text:p>2.7994353472</text:p>
          </table:table-cell>
          <table:table-cell table:formula="of:=ROUND([.C112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3])" office:value-type="float" office:value="2.82599901171961" calcext:value-type="float">
            <text:p>2.8259990117</text:p>
          </table:table-cell>
          <table:table-cell table:formula="of:=ROUND([.C113])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4])" office:value-type="float" office:value="2.85281473711955" calcext:value-type="float">
            <text:p>2.8528147371</text:p>
          </table:table-cell>
          <table:table-cell table:formula="of:=ROUND([.C114])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5])" office:value-type="float" office:value="2.87988491523718" calcext:value-type="float">
            <text:p>2.8798849152</text:p>
          </table:table-cell>
          <table:table-cell table:formula="of:=ROUND([.C115])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6])" office:value-type="float" office:value="2.9072119605582" calcext:value-type="float">
            <text:p>2.9072119606</text:p>
          </table:table-cell>
          <table:table-cell table:formula="of:=ROUND([.C116])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7])" office:value-type="float" office:value="2.93479831047922" calcext:value-type="float">
            <text:p>2.9347983105</text:p>
          </table:table-cell>
          <table:table-cell table:formula="of:=ROUND([.C117])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8])" office:value-type="float" office:value="2.96264642552513" calcext:value-type="float">
            <text:p>2.9626464255</text:p>
          </table:table-cell>
          <table:table-cell table:formula="of:=ROUND([.C118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19])" office:value-type="float" office:value="2.99075878956862" calcext:value-type="float">
            <text:p>2.9907587896</text:p>
          </table:table-cell>
          <table:table-cell table:formula="of:=ROUND([.C119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0])" office:value-type="float" office:value="3.01913791005165" calcext:value-type="float">
            <text:p>3.0191379101</text:p>
          </table:table-cell>
          <table:table-cell table:formula="of:=ROUND([.C120])"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1])" office:value-type="float" office:value="3.04778631820917" calcext:value-type="float">
            <text:p>3.0477863182</text:p>
          </table:table-cell>
          <table:table-cell table:formula="of:=ROUND([.C121])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2])" office:value-type="float" office:value="3.07670656929483" calcext:value-type="float">
            <text:p>3.0767065693</text:p>
          </table:table-cell>
          <table:table-cell table:formula="of:=ROUND([.C122])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3])" office:value-type="float" office:value="3.10590124280896" calcext:value-type="float">
            <text:p>3.1059012428</text:p>
          </table:table-cell>
          <table:table-cell table:formula="of:=ROUND([.C123])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4])" office:value-type="float" office:value="3.13537294272856" calcext:value-type="float">
            <text:p>3.1353729427</text:p>
          </table:table-cell>
          <table:table-cell table:formula="of:=ROUND([.C124])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5])" office:value-type="float" office:value="3.16512429773963" calcext:value-type="float">
            <text:p>3.1651242977</text:p>
          </table:table-cell>
          <table:table-cell table:formula="of:=ROUND([.C125])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6])" office:value-type="float" office:value="3.19515796147159" calcext:value-type="float">
            <text:p>3.1951579615</text:p>
          </table:table-cell>
          <table:table-cell table:formula="of:=ROUND([.C126])"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7])" office:value-type="float" office:value="3.22547661273401" calcext:value-type="float">
            <text:p>3.2254766127</text:p>
          </table:table-cell>
          <table:table-cell table:formula="of:=ROUND([.C127])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8])" office:value-type="float" office:value="3.25608295575546" calcext:value-type="float">
            <text:p>3.2560829558</text:p>
          </table:table-cell>
          <table:table-cell table:formula="of:=ROUND([.C128])"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29])" office:value-type="float" office:value="3.28697972042483" calcext:value-type="float">
            <text:p>3.2869797204</text:p>
          </table:table-cell>
          <table:table-cell table:formula="of:=ROUND([.C129])"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0])" office:value-type="float" office:value="3.31816966253469" calcext:value-type="float">
            <text:p>3.3181696625</text:p>
          </table:table-cell>
          <table:table-cell table:formula="of:=ROUND([.C130])"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1])" office:value-type="float" office:value="3.3496555640272" calcext:value-type="float">
            <text:p>3.349655564</text:p>
          </table:table-cell>
          <table:table-cell table:formula="of:=ROUND([.C131])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2])" office:value-type="float" office:value="3.38144023324217" calcext:value-type="float">
            <text:p>3.3814402332</text:p>
          </table:table-cell>
          <table:table-cell table:formula="of:=ROUND([.C132])"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3])" office:value-type="float" office:value="3.41352650516756" calcext:value-type="float">
            <text:p>3.4135265052</text:p>
          </table:table-cell>
          <table:table-cell table:formula="of:=ROUND([.C133])"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4])" office:value-type="float" office:value="3.44591724169237" calcext:value-type="float">
            <text:p>3.4459172417</text:p>
          </table:table-cell>
          <table:table-cell table:formula="of:=ROUND([.C134])"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5])" office:value-type="float" office:value="3.47861533186187" calcext:value-type="float">
            <text:p>3.4786153319</text:p>
          </table:table-cell>
          <table:table-cell table:formula="of:=ROUND([.C135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6])" office:value-type="float" office:value="3.51162369213531" calcext:value-type="float">
            <text:p>3.5116236921</text:p>
          </table:table-cell>
          <table:table-cell table:formula="of:=ROUND([.C136])"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7])" office:value-type="float" office:value="3.54494526664602" calcext:value-type="float">
            <text:p>3.5449452666</text:p>
          </table:table-cell>
          <table:table-cell table:formula="of:=ROUND([.C137])"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8])" office:value-type="float" office:value="3.57858302746404" calcext:value-type="float">
            <text:p>3.5785830275</text:p>
          </table:table-cell>
          <table:table-cell table:formula="of:=ROUND([.C138])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39])" office:value-type="float" office:value="3.61253997486119" calcext:value-type="float">
            <text:p>3.6125399749</text:p>
          </table:table-cell>
          <table:table-cell table:formula="of:=ROUND([.C139])"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0])" office:value-type="float" office:value="3.64681913757867" calcext:value-type="float">
            <text:p>3.6468191376</text:p>
          </table:table-cell>
          <table:table-cell table:formula="of:=ROUND([.C140])"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1])" office:value-type="float" office:value="3.68142357309722" calcext:value-type="float">
            <text:p>3.6814235731</text:p>
          </table:table-cell>
          <table:table-cell table:formula="of:=ROUND([.C141])"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2])" office:value-type="float" office:value="3.71635636790983" calcext:value-type="float">
            <text:p>3.7163563679</text:p>
          </table:table-cell>
          <table:table-cell table:formula="of:=ROUND([.C142])"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3])" office:value-type="float" office:value="3.751620637797" calcext:value-type="float">
            <text:p>3.7516206378</text:p>
          </table:table-cell>
          <table:table-cell table:formula="of:=ROUND([.C143])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4])" office:value-type="float" office:value="3.78721952810471" calcext:value-type="float">
            <text:p>3.7872195281</text:p>
          </table:table-cell>
          <table:table-cell table:formula="of:=ROUND([.C144]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5])" office:value-type="float" office:value="3.8231562140249" calcext:value-type="float">
            <text:p>3.823156214</text:p>
          </table:table-cell>
          <table:table-cell table:formula="of:=ROUND([.C145])"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6])" office:value-type="float" office:value="3.85943390087872" calcext:value-type="float">
            <text:p>3.8594339009</text:p>
          </table:table-cell>
          <table:table-cell table:formula="of:=ROUND([.C146])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7])" office:value-type="float" office:value="3.89605582440239" calcext:value-type="float">
            <text:p>3.8960558244</text:p>
          </table:table-cell>
          <table:table-cell table:formula="of:=ROUND([.C147]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8])" office:value-type="float" office:value="3.93302525103585" calcext:value-type="float">
            <text:p>3.933025251</text:p>
          </table:table-cell>
          <table:table-cell table:formula="of:=ROUND([.C148])"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49])" office:value-type="float" office:value="3.97034547821407" calcext:value-type="float">
            <text:p>3.9703454782</text:p>
          </table:table-cell>
          <table:table-cell table:formula="of:=ROUND([.C149])"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0])" office:value-type="float" office:value="4.00801983466117" calcext:value-type="float">
            <text:p>4.0080198347</text:p>
          </table:table-cell>
          <table:table-cell table:formula="of:=ROUND([.C150])"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1])" office:value-type="float" office:value="4.04605168068732" calcext:value-type="float">
            <text:p>4.0460516807</text:p>
          </table:table-cell>
          <table:table-cell table:formula="of:=ROUND([.C151])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2])" office:value-type="float" office:value="4.08444440848847" calcext:value-type="float">
            <text:p>4.0844444085</text:p>
          </table:table-cell>
          <table:table-cell table:formula="of:=ROUND([.C152])"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3])" office:value-type="float" office:value="4.12320144244889" calcext:value-type="float">
            <text:p>4.1232014424</text:p>
          </table:table-cell>
          <table:table-cell table:formula="of:=ROUND([.C153])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4])" office:value-type="float" office:value="4.16232623944663" calcext:value-type="float">
            <text:p>4.1623262394</text:p>
          </table:table-cell>
          <table:table-cell table:formula="of:=ROUND([.C154])"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5])" office:value-type="float" office:value="4.20182228916182" calcext:value-type="float">
            <text:p>4.2018222892</text:p>
          </table:table-cell>
          <table:table-cell table:formula="of:=ROUND([.C155])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6])" office:value-type="float" office:value="4.24169311438795" calcext:value-type="float">
            <text:p>4.2416931144</text:p>
          </table:table-cell>
          <table:table-cell table:formula="of:=ROUND([.C156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7])" office:value-type="float" office:value="4.28194227134608" calcext:value-type="float">
            <text:p>4.2819422713</text:p>
          </table:table-cell>
          <table:table-cell table:formula="of:=ROUND([.C157])"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8])" office:value-type="float" office:value="4.32257335000203" calcext:value-type="float">
            <text:p>4.32257335</text:p>
          </table:table-cell>
          <table:table-cell table:formula="of:=ROUND([.C158])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59])" office:value-type="float" office:value="4.36358997438655" calcext:value-type="float">
            <text:p>4.3635899744</text:p>
          </table:table-cell>
          <table:table-cell table:formula="of:=ROUND([.C159])"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0])" office:value-type="float" office:value="4.40499580291862" calcext:value-type="float">
            <text:p>4.4049958029</text:p>
          </table:table-cell>
          <table:table-cell table:formula="of:=ROUND([.C160])"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1])" office:value-type="float" office:value="4.44679452873172" calcext:value-type="float">
            <text:p>4.4467945287</text:p>
          </table:table-cell>
          <table:table-cell table:formula="of:=ROUND([.C161])"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2])" office:value-type="float" office:value="4.48898988000321" calcext:value-type="float">
            <text:p>4.48898988</text:p>
          </table:table-cell>
          <table:table-cell table:formula="of:=ROUND([.C162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3])" office:value-type="float" office:value="4.53158562028693" calcext:value-type="float">
            <text:p>4.5315856203</text:p>
          </table:table-cell>
          <table:table-cell table:formula="of:=ROUND([.C163])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4])" office:value-type="float" office:value="4.57458554884883" calcext:value-type="float">
            <text:p>4.5745855488</text:p>
          </table:table-cell>
          <table:table-cell table:formula="of:=ROUND([.C164])"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5])" office:value-type="float" office:value="4.61799350100582" calcext:value-type="float">
            <text:p>4.617993501</text:p>
          </table:table-cell>
          <table:table-cell table:formula="of:=ROUND([.C165])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6])" office:value-type="float" office:value="4.66181334846795" calcext:value-type="float">
            <text:p>4.6618133485</text:p>
          </table:table-cell>
          <table:table-cell table:formula="of:=ROUND([.C166])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7])" office:value-type="float" office:value="4.70604899968363" calcext:value-type="float">
            <text:p>4.7060489997</text:p>
          </table:table-cell>
          <table:table-cell table:formula="of:=ROUND([.C167])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8])" office:value-type="float" office:value="4.7507044001883" calcext:value-type="float">
            <text:p>4.7507044002</text:p>
          </table:table-cell>
          <table:table-cell table:formula="of:=ROUND([.C168])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69])" office:value-type="float" office:value="4.79578353295637" calcext:value-type="float">
            <text:p>4.795783533</text:p>
          </table:table-cell>
          <table:table-cell table:formula="of:=ROUND([.C169])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0])" office:value-type="float" office:value="4.84129041875639" calcext:value-type="float">
            <text:p>4.8412904188</text:p>
          </table:table-cell>
          <table:table-cell table:formula="of:=ROUND([.C170])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1])" office:value-type="float" office:value="4.88722911650976" calcext:value-type="float">
            <text:p>4.8872291165</text:p>
          </table:table-cell>
          <table:table-cell table:formula="of:=ROUND([.C171])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2])" office:value-type="float" office:value="4.93360372365273" calcext:value-type="float">
            <text:p>4.9336037237</text:p>
          </table:table-cell>
          <table:table-cell table:formula="of:=ROUND([.C172])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3])" office:value-type="float" office:value="4.98041837650183" calcext:value-type="float">
            <text:p>4.9804183765</text:p>
          </table:table-cell>
          <table:table-cell table:formula="of:=ROUND([.C173])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4])" office:value-type="float" office:value="5.02767725062289" calcext:value-type="float">
            <text:p>5.0276772506</text:p>
          </table:table-cell>
          <table:table-cell table:formula="of:=ROUND([.C174])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5])" office:value-type="float" office:value="5.07538456120336" calcext:value-type="float">
            <text:p>5.0753845612</text:p>
          </table:table-cell>
          <table:table-cell table:formula="of:=ROUND([.C175])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6])" office:value-type="float" office:value="5.12354456342838" calcext:value-type="float">
            <text:p>5.1235445634</text:p>
          </table:table-cell>
          <table:table-cell table:formula="of:=ROUND([.C176])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7])" office:value-type="float" office:value="5.17216155286024" calcext:value-type="float">
            <text:p>5.1721615529</text:p>
          </table:table-cell>
          <table:table-cell table:formula="of:=ROUND([.C177])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8])" office:value-type="float" office:value="5.22123986582158" calcext:value-type="float">
            <text:p>5.2212398658</text:p>
          </table:table-cell>
          <table:table-cell table:formula="of:=ROUND([.C178])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79])" office:value-type="float" office:value="5.27078387978211" calcext:value-type="float">
            <text:p>5.2707838798</text:p>
          </table:table-cell>
          <table:table-cell table:formula="of:=ROUND([.C179])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0])" office:value-type="float" office:value="5.32079801374907" calcext:value-type="float">
            <text:p>5.3207980137</text:p>
          </table:table-cell>
          <table:table-cell table:formula="of:=ROUND([.C180])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1])" office:value-type="float" office:value="5.3712867286614" calcext:value-type="float">
            <text:p>5.3712867287</text:p>
          </table:table-cell>
          <table:table-cell table:formula="of:=ROUND([.C181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2])" office:value-type="float" office:value="5.42225452778758" calcext:value-type="float">
            <text:p>5.4222545278</text:p>
          </table:table-cell>
          <table:table-cell table:formula="of:=ROUND([.C182])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3])" office:value-type="float" office:value="5.47370595712734" calcext:value-type="float">
            <text:p>5.4737059571</text:p>
          </table:table-cell>
          <table:table-cell table:formula="of:=ROUND([.C183])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4])" office:value-type="float" office:value="5.5256456058171" calcext:value-type="float">
            <text:p>5.5256456058</text:p>
          </table:table-cell>
          <table:table-cell table:formula="of:=ROUND([.C184])"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5])" office:value-type="float" office:value="5.57807810653931" calcext:value-type="float">
            <text:p>5.5780781065</text:p>
          </table:table-cell>
          <table:table-cell table:formula="of:=ROUND([.C185])"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6])" office:value-type="float" office:value="5.63100813593566" calcext:value-type="float">
            <text:p>5.6310081359</text:p>
          </table:table-cell>
          <table:table-cell table:formula="of:=ROUND([.C186]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7])" office:value-type="float" office:value="5.68444041502417" calcext:value-type="float">
            <text:p>5.684440415</text:p>
          </table:table-cell>
          <table:table-cell table:formula="of:=ROUND([.C18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8])" office:value-type="float" office:value="5.73837970962032" calcext:value-type="float">
            <text:p>5.7383797096</text:p>
          </table:table-cell>
          <table:table-cell table:formula="of:=ROUND([.C188])"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89])" office:value-type="float" office:value="5.79283083076212" calcext:value-type="float">
            <text:p>5.7928308308</text:p>
          </table:table-cell>
          <table:table-cell table:formula="of:=ROUND([.C189])"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0])" office:value-type="float" office:value="5.8477986351392" calcext:value-type="float">
            <text:p>5.8477986351</text:p>
          </table:table-cell>
          <table:table-cell table:formula="of:=ROUND([.C190])"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1])" office:value-type="float" office:value="5.903288025526" calcext:value-type="float">
            <text:p>5.9032880255</text:p>
          </table:table-cell>
          <table:table-cell table:formula="of:=ROUND([.C191])"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2])" office:value-type="float" office:value="5.95930395121909" calcext:value-type="float">
            <text:p>5.9593039512</text:p>
          </table:table-cell>
          <table:table-cell table:formula="of:=ROUND([.C192])"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3])" office:value-type="float" office:value="6.01585140847861" calcext:value-type="float">
            <text:p>6.0158514085</text:p>
          </table:table-cell>
          <table:table-cell table:formula="of:=ROUND([.C193])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4])" office:value-type="float" office:value="6.07293544097387" calcext:value-type="float">
            <text:p>6.072935441</text:p>
          </table:table-cell>
          <table:table-cell table:formula="of:=ROUND([.C194])"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5])" office:value-type="float" office:value="6.13056114023327" calcext:value-type="float">
            <text:p>6.1305611402</text:p>
          </table:table-cell>
          <table:table-cell table:formula="of:=ROUND([.C195])"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6])" office:value-type="float" office:value="6.18873364609836" calcext:value-type="float">
            <text:p>6.1887336461</text:p>
          </table:table-cell>
          <table:table-cell table:formula="of:=ROUND([.C196])"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7])" office:value-type="float" office:value="6.24745814718237" calcext:value-type="float">
            <text:p>6.2474581472</text:p>
          </table:table-cell>
          <table:table-cell table:formula="of:=ROUND([.C197])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8])" office:value-type="float" office:value="6.30673988133291" calcext:value-type="float">
            <text:p>6.3067398813</text:p>
          </table:table-cell>
          <table:table-cell table:formula="of:=ROUND([.C198])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99])" office:value-type="float" office:value="6.36658413609921" calcext:value-type="float">
            <text:p>6.3665841361</text:p>
          </table:table-cell>
          <table:table-cell table:formula="of:=ROUND([.C199])"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0])" office:value-type="float" office:value="6.42699624920371" calcext:value-type="float">
            <text:p>6.4269962492</text:p>
          </table:table-cell>
          <table:table-cell table:formula="of:=ROUND([.C200])"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1])" office:value-type="float" office:value="6.48798160901819" calcext:value-type="float">
            <text:p>6.487981609</text:p>
          </table:table-cell>
          <table:table-cell table:formula="of:=ROUND([.C201])"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2])" office:value-type="float" office:value="6.54954565504431" calcext:value-type="float">
            <text:p>6.549545655</text:p>
          </table:table-cell>
          <table:table-cell table:formula="of:=ROUND([.C202])"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3])" office:value-type="float" office:value="6.61169387839883" calcext:value-type="float">
            <text:p>6.6116938784</text:p>
          </table:table-cell>
          <table:table-cell table:formula="of:=ROUND([.C203])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4])" office:value-type="float" office:value="6.67443182230339" calcext:value-type="float">
            <text:p>6.6744318223</text:p>
          </table:table-cell>
          <table:table-cell table:formula="of:=ROUND([.C204])"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5])" office:value-type="float" office:value="6.73776508257887" calcext:value-type="float">
            <text:p>6.7377650826</text:p>
          </table:table-cell>
          <table:table-cell table:formula="of:=ROUND([.C205])"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6])" office:value-type="float" office:value="6.80169930814457" calcext:value-type="float">
            <text:p>6.8016993081</text:p>
          </table:table-cell>
          <table:table-cell table:formula="of:=ROUND([.C206])"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7])" office:value-type="float" office:value="6.86624020152201" calcext:value-type="float">
            <text:p>6.8662402015</text:p>
          </table:table-cell>
          <table:table-cell table:formula="of:=ROUND([.C207])"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8])" office:value-type="float" office:value="6.93139351934358" calcext:value-type="float">
            <text:p>6.9313935193</text:p>
          </table:table-cell>
          <table:table-cell table:formula="of:=ROUND([.C208])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09])" office:value-type="float" office:value="6.997165072866" calcext:value-type="float">
            <text:p>6.9971650729</text:p>
          </table:table-cell>
          <table:table-cell table:formula="of:=ROUND([.C209])"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0])" office:value-type="float" office:value="7.06356072848862" calcext:value-type="float">
            <text:p>7.0635607285</text:p>
          </table:table-cell>
          <table:table-cell table:formula="of:=ROUND([.C210])"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1])" office:value-type="float" office:value="7.13058640827669" calcext:value-type="float">
            <text:p>7.1305864083</text:p>
          </table:table-cell>
          <table:table-cell table:formula="of:=ROUND([.C211])"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2])" office:value-type="float" office:value="7.19824809048957" calcext:value-type="float">
            <text:p>7.1982480905</text:p>
          </table:table-cell>
          <table:table-cell table:formula="of:=ROUND([.C212])"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3])" office:value-type="float" office:value="7.26655181011392" calcext:value-type="float">
            <text:p>7.2665518101</text:p>
          </table:table-cell>
          <table:table-cell table:formula="of:=ROUND([.C213])"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4])" office:value-type="float" office:value="7.33550365940203" calcext:value-type="float">
            <text:p>7.3355036594</text:p>
          </table:table-cell>
          <table:table-cell table:formula="of:=ROUND([.C214])"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5])" office:value-type="float" office:value="7.40510978841517" calcext:value-type="float">
            <text:p>7.4051097884</text:p>
          </table:table-cell>
          <table:table-cell table:formula="of:=ROUND([.C215])"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6])" office:value-type="float" office:value="7.47537640557215" calcext:value-type="float">
            <text:p>7.4753764056</text:p>
          </table:table-cell>
          <table:table-cell table:formula="of:=ROUND([.C216])"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7])" office:value-type="float" office:value="7.5463097782031" calcext:value-type="float">
            <text:p>7.5463097782</text:p>
          </table:table-cell>
          <table:table-cell table:formula="of:=ROUND([.C217])"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8])" office:value-type="float" office:value="7.61791623310841" calcext:value-type="float">
            <text:p>7.6179162331</text:p>
          </table:table-cell>
          <table:table-cell table:formula="of:=ROUND([.C218])"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19])" office:value-type="float" office:value="7.69020215712311" calcext:value-type="float">
            <text:p>7.6902021571</text:p>
          </table:table-cell>
          <table:table-cell table:formula="of:=ROUND([.C219])"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0])" office:value-type="float" office:value="7.76317399768646" calcext:value-type="float">
            <text:p>7.7631739977</text:p>
          </table:table-cell>
          <table:table-cell table:formula="of:=ROUND([.C220])"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1])" office:value-type="float" office:value="7.83683826341713" calcext:value-type="float">
            <text:p>7.8368382634</text:p>
          </table:table-cell>
          <table:table-cell table:formula="of:=ROUND([.C221])"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2])" office:value-type="float" office:value="7.91120152469358" calcext:value-type="float">
            <text:p>7.9112015247</text:p>
          </table:table-cell>
          <table:table-cell table:formula="of:=ROUND([.C222])"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3])" office:value-type="float" office:value="7.98627041424024" calcext:value-type="float">
            <text:p>7.9862704142</text:p>
          </table:table-cell>
          <table:table-cell table:formula="of:=ROUND([.C223])"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4])" office:value-type="float" office:value="8.06205162771901" calcext:value-type="float">
            <text:p>8.0620516277</text:p>
          </table:table-cell>
          <table:table-cell table:formula="of:=ROUND([.C224])"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5])" office:value-type="float" office:value="8.1385519243265" calcext:value-type="float">
            <text:p>8.1385519243</text:p>
          </table:table-cell>
          <table:table-cell table:formula="of:=ROUND([.C225])"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6])" office:value-type="float" office:value="8.21577812739692" calcext:value-type="float">
            <text:p>8.2157781274</text:p>
          </table:table-cell>
          <table:table-cell table:formula="of:=ROUND([.C226])"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7])" office:value-type="float" office:value="8.29373712501066" calcext:value-type="float">
            <text:p>8.293737125</text:p>
          </table:table-cell>
          <table:table-cell table:formula="of:=ROUND([.C227])"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8])" office:value-type="float" office:value="8.37243587060867" calcext:value-type="float">
            <text:p>8.3724358706</text:p>
          </table:table-cell>
          <table:table-cell table:formula="of:=ROUND([.C228])"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29])" office:value-type="float" office:value="8.45188138361266" calcext:value-type="float">
            <text:p>8.4518813836</text:p>
          </table:table-cell>
          <table:table-cell table:formula="of:=ROUND([.C229])"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0])" office:value-type="float" office:value="8.53208075005118" calcext:value-type="float">
            <text:p>8.5320807501</text:p>
          </table:table-cell>
          <table:table-cell table:formula="of:=ROUND([.C230])"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1])" office:value-type="float" office:value="8.61304112319166" calcext:value-type="float">
            <text:p>8.6130411232</text:p>
          </table:table-cell>
          <table:table-cell table:formula="of:=ROUND([.C231])"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2])" office:value-type="float" office:value="8.69476972417845" calcext:value-type="float">
            <text:p>8.6947697242</text:p>
          </table:table-cell>
          <table:table-cell table:formula="of:=ROUND([.C232])"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3])" office:value-type="float" office:value="8.77727384267684" calcext:value-type="float">
            <text:p>8.7772738427</text:p>
          </table:table-cell>
          <table:table-cell table:formula="of:=ROUND([.C233])"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4])" office:value-type="float" office:value="8.86056083752333" calcext:value-type="float">
            <text:p>8.8605608375</text:p>
          </table:table-cell>
          <table:table-cell table:formula="of:=ROUND([.C234])"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5])" office:value-type="float" office:value="8.94463813738193" calcext:value-type="float">
            <text:p>8.9446381374</text:p>
          </table:table-cell>
          <table:table-cell table:formula="of:=ROUND([.C235])"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6])" office:value-type="float" office:value="9.02951324140678" calcext:value-type="float">
            <text:p>9.0295132414</text:p>
          </table:table-cell>
          <table:table-cell table:formula="of:=ROUND([.C236])"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7])" office:value-type="float" office:value="9.11519371991103" calcext:value-type="float">
            <text:p>9.1151937199</text:p>
          </table:table-cell>
          <table:table-cell table:formula="of:=ROUND([.C237])"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8])" office:value-type="float" office:value="9.20168721504203" calcext:value-type="float">
            <text:p>9.201687215</text:p>
          </table:table-cell>
          <table:table-cell table:formula="of:=ROUND([.C238])"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39])" office:value-type="float" office:value="9.28900144146298" calcext:value-type="float">
            <text:p>9.2890014415</text:p>
          </table:table-cell>
          <table:table-cell table:formula="of:=ROUND([.C239])"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0])" office:value-type="float" office:value="9.37714418704105" calcext:value-type="float">
            <text:p>9.377144187</text:p>
          </table:table-cell>
          <table:table-cell table:formula="of:=ROUND([.C240])"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1])" office:value-type="float" office:value="9.46612331354199" calcext:value-type="float">
            <text:p>9.4661233135</text:p>
          </table:table-cell>
          <table:table-cell table:formula="of:=ROUND([.C241])"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2])" office:value-type="float" office:value="9.55594675733131" calcext:value-type="float">
            <text:p>9.5559467573</text:p>
          </table:table-cell>
          <table:table-cell table:formula="of:=ROUND([.C242])"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3])" office:value-type="float" office:value="9.64662253008223" calcext:value-type="float">
            <text:p>9.6466225301</text:p>
          </table:table-cell>
          <table:table-cell table:formula="of:=ROUND([.C243])"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4])" office:value-type="float" office:value="9.73815871949021" calcext:value-type="float">
            <text:p>9.7381587195</text:p>
          </table:table-cell>
          <table:table-cell table:formula="of:=ROUND([.C244])"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5])" office:value-type="float" office:value="9.83056348999435" calcext:value-type="float">
            <text:p>9.83056349</text:p>
          </table:table-cell>
          <table:table-cell table:formula="of:=ROUND([.C245])"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6])" office:value-type="float" office:value="9.92384508350556" calcext:value-type="float">
            <text:p>9.9238450835</text:p>
          </table:table-cell>
          <table:table-cell table:formula="of:=ROUND([.C246])"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7])" office:value-type="float" office:value="10.0180118201418" calcext:value-type="float">
            <text:p>10.0180118201</text:p>
          </table:table-cell>
          <table:table-cell table:formula="of:=ROUND([.C247])"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8])" office:value-type="float" office:value="10.11307209897" calcext:value-type="float">
            <text:p>10.113072099</text:p>
          </table:table-cell>
          <table:table-cell table:formula="of:=ROUND([.C248])"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49])" office:value-type="float" office:value="10.2090343987553" calcext:value-type="float">
            <text:p>10.2090343988</text:p>
          </table:table-cell>
          <table:table-cell table:formula="of:=ROUND([.C249])"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0])" office:value-type="float" office:value="10.3059072787175" calcext:value-type="float">
            <text:p>10.3059072787</text:p>
          </table:table-cell>
          <table:table-cell table:formula="of:=ROUND([.C250])"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1])" office:value-type="float" office:value="10.403699379294" calcext:value-type="float">
            <text:p>10.4036993793</text:p>
          </table:table-cell>
          <table:table-cell table:formula="of:=ROUND([.C251])"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2])" office:value-type="float" office:value="10.5024194229111" calcext:value-type="float">
            <text:p>10.5024194229</text:p>
          </table:table-cell>
          <table:table-cell table:formula="of:=ROUND([.C252])"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3])" office:value-type="float" office:value="10.6020762147612" calcext:value-type="float">
            <text:p>10.6020762148</text:p>
          </table:table-cell>
          <table:table-cell table:formula="of:=ROUND([.C253])"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4])" office:value-type="float" office:value="10.7026786435891" calcext:value-type="float">
            <text:p>10.7026786436</text:p>
          </table:table-cell>
          <table:table-cell table:formula="of:=ROUND([.C254])"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5])" office:value-type="float" office:value="10.8042356824841" calcext:value-type="float">
            <text:p>10.8042356825</text:p>
          </table:table-cell>
          <table:table-cell table:formula="of:=ROUND([.C255])"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6])" office:value-type="float" office:value="10.9067563896804" calcext:value-type="float">
            <text:p>10.9067563897</text:p>
          </table:table-cell>
          <table:table-cell table:formula="of:=ROUND([.C256])"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7])" office:value-type="float" office:value="11.0102499093656" calcext:value-type="float">
            <text:p>11.0102499094</text:p>
          </table:table-cell>
          <table:table-cell table:formula="of:=ROUND([.C257])"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8])" office:value-type="float" office:value="11.1147254724956" calcext:value-type="float">
            <text:p>11.1147254725</text:p>
          </table:table-cell>
          <table:table-cell table:formula="of:=ROUND([.C258])"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59])" office:value-type="float" office:value="11.2201923976184" calcext:value-type="float">
            <text:p>11.2201923976</text:p>
          </table:table-cell>
          <table:table-cell table:formula="of:=ROUND([.C259])"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0])" office:value-type="float" office:value="11.3266600917051" calcext:value-type="float">
            <text:p>11.3266600917</text:p>
          </table:table-cell>
          <table:table-cell table:formula="of:=ROUND([.C260])"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1])" office:value-type="float" office:value="11.4341380509889" calcext:value-type="float">
            <text:p>11.434138051</text:p>
          </table:table-cell>
          <table:table-cell table:formula="of:=ROUND([.C261])" office:value-type="float" office:value="11" calcext:value-type="float">
            <text:p>11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2])" office:value-type="float" office:value="11.5426358618121" calcext:value-type="float">
            <text:p>11.5426358618</text:p>
          </table:table-cell>
          <table:table-cell table:formula="of:=ROUND([.C262])" office:value-type="float" office:value="12" calcext:value-type="float">
            <text:p>12</text:p>
          </table:table-cell>
          <table:table-cell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3])" office:value-type="float" office:value="11.6521632014815" calcext:value-type="float">
            <text:p>11.6521632015</text:p>
          </table:table-cell>
          <table:table-cell table:formula="of:=ROUND([.C263])"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4])" office:value-type="float" office:value="11.7627298391308" calcext:value-type="float">
            <text:p>11.7627298391</text:p>
          </table:table-cell>
          <table:table-cell table:formula="of:=ROUND([.C264])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5])" office:value-type="float" office:value="11.8743456365927" calcext:value-type="float">
            <text:p>11.8743456366</text:p>
          </table:table-cell>
          <table:table-cell table:formula="of:=ROUND([.C265])"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6])" office:value-type="float" office:value="11.9870205492782" calcext:value-type="float">
            <text:p>11.9870205493</text:p>
          </table:table-cell>
          <table:table-cell table:formula="of:=ROUND([.C266])"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7])" office:value-type="float" office:value="12.1007646270645" calcext:value-type="float">
            <text:p>12.1007646271</text:p>
          </table:table-cell>
          <table:table-cell table:formula="of:=ROUND([.C267])"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8])" office:value-type="float" office:value="12.2155880151913" calcext:value-type="float">
            <text:p>12.2155880152</text:p>
          </table:table-cell>
          <table:table-cell table:formula="of:=ROUND([.C268])"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69])" office:value-type="float" office:value="12.331500955166" calcext:value-type="float">
            <text:p>12.3315009552</text:p>
          </table:table-cell>
          <table:table-cell table:formula="of:=ROUND([.C269])"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0])" office:value-type="float" office:value="12.4485137856771" calcext:value-type="float">
            <text:p>12.4485137857</text:p>
          </table:table-cell>
          <table:table-cell table:formula="of:=ROUND([.C270])"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1])" office:value-type="float" office:value="12.566636943516" calcext:value-type="float">
            <text:p>12.5666369435</text:p>
          </table:table-cell>
          <table:table-cell table:formula="of:=ROUND([.C271])"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2])" office:value-type="float" office:value="12.6858809645084" calcext:value-type="float">
            <text:p>12.6858809645</text:p>
          </table:table-cell>
          <table:table-cell table:formula="of:=ROUND([.C272])"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3])" office:value-type="float" office:value="12.8062564844537" calcext:value-type="float">
            <text:p>12.8062564845</text:p>
          </table:table-cell>
          <table:table-cell table:formula="of:=ROUND([.C273])"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4])" office:value-type="float" office:value="12.9277742400736" calcext:value-type="float">
            <text:p>12.9277742401</text:p>
          </table:table-cell>
          <table:table-cell table:formula="of:=ROUND([.C274])"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5])" office:value-type="float" office:value="13.0504450699701" calcext:value-type="float">
            <text:p>13.05044507</text:p>
          </table:table-cell>
          <table:table-cell table:formula="of:=ROUND([.C275])"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6])" office:value-type="float" office:value="13.1742799155917" calcext:value-type="float">
            <text:p>13.1742799156</text:p>
          </table:table-cell>
          <table:table-cell table:formula="of:=ROUND([.C276])"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7])" office:value-type="float" office:value="13.29928982221" calcext:value-type="float">
            <text:p>13.2992898222</text:p>
          </table:table-cell>
          <table:table-cell table:formula="of:=ROUND([.C277])"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8])" office:value-type="float" office:value="13.4254859399042" calcext:value-type="float">
            <text:p>13.4254859399</text:p>
          </table:table-cell>
          <table:table-cell table:formula="of:=ROUND([.C278])"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79])" office:value-type="float" office:value="13.5528795245559" calcext:value-type="float">
            <text:p>13.5528795246</text:p>
          </table:table-cell>
          <table:table-cell table:formula="of:=ROUND([.C279])"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0])" office:value-type="float" office:value="13.6814819388532" calcext:value-type="float">
            <text:p>13.6814819389</text:p>
          </table:table-cell>
          <table:table-cell table:formula="of:=ROUND([.C280])"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1])" office:value-type="float" office:value="13.8113046533039" calcext:value-type="float">
            <text:p>13.8113046533</text:p>
          </table:table-cell>
          <table:table-cell table:formula="of:=ROUND([.C281])" office:value-type="float" office:value="14" calcext:value-type="float">
            <text:p>14</text:p>
          </table:table-cell>
          <table:table-cell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2])" office:value-type="float" office:value="13.9423592472588" calcext:value-type="float">
            <text:p>13.9423592473</text:p>
          </table:table-cell>
          <table:table-cell table:formula="of:=ROUND([.C282])" office:value-type="float" office:value="14" calcext:value-type="float">
            <text:p>14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3])" office:value-type="float" office:value="14.0746574099444" calcext:value-type="float">
            <text:p>14.0746574099</text:p>
          </table:table-cell>
          <table:table-cell table:formula="of:=ROUND([.C283])"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4])" office:value-type="float" office:value="14.2082109415055" calcext:value-type="float">
            <text:p>14.2082109415</text:p>
          </table:table-cell>
          <table:table-cell table:formula="of:=ROUND([.C284])" office:value-type="float" office:value="14" calcext:value-type="float">
            <text:p>14</text:p>
          </table:table-cell>
          <table:table-cell office:value-type="float" office:value="281" calcext:value-type="float">
            <text:p>2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5])" office:value-type="float" office:value="14.3430317540577" calcext:value-type="float">
            <text:p>14.3430317541</text:p>
          </table:table-cell>
          <table:table-cell table:formula="of:=ROUND([.C285])" office:value-type="float" office:value="14" calcext:value-type="float">
            <text:p>14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6])" office:value-type="float" office:value="14.47913187275" calcext:value-type="float">
            <text:p>14.4791318728</text:p>
          </table:table-cell>
          <table:table-cell table:formula="of:=ROUND([.C286])" office:value-type="float" office:value="14" calcext:value-type="float">
            <text:p>14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7])" office:value-type="float" office:value="14.6165234368372" calcext:value-type="float">
            <text:p>14.6165234368</text:p>
          </table:table-cell>
          <table:table-cell table:formula="of:=ROUND([.C287])"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8])" office:value-type="float" office:value="14.7552187007628" calcext:value-type="float">
            <text:p>14.7552187008</text:p>
          </table:table-cell>
          <table:table-cell table:formula="of:=ROUND([.C288])"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89])" office:value-type="float" office:value="14.8952300352519" calcext:value-type="float">
            <text:p>14.8952300353</text:p>
          </table:table-cell>
          <table:table-cell table:formula="of:=ROUND([.C289])"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0])" office:value-type="float" office:value="15.0365699284146" calcext:value-type="float">
            <text:p>15.0365699284</text:p>
          </table:table-cell>
          <table:table-cell table:formula="of:=ROUND([.C290])"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1])" office:value-type="float" office:value="15.1792509868598" calcext:value-type="float">
            <text:p>15.1792509869</text:p>
          </table:table-cell>
          <table:table-cell table:formula="of:=ROUND([.C291])"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2])" office:value-type="float" office:value="15.3232859368199" calcext:value-type="float">
            <text:p>15.3232859368</text:p>
          </table:table-cell>
          <table:table-cell table:formula="of:=ROUND([.C292])"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3])" office:value-type="float" office:value="15.4686876252856" calcext:value-type="float">
            <text:p>15.4686876253</text:p>
          </table:table-cell>
          <table:table-cell table:formula="of:=ROUND([.C293])"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4])" office:value-type="float" office:value="15.615469021152" calcext:value-type="float">
            <text:p>15.6154690212</text:p>
          </table:table-cell>
          <table:table-cell table:formula="of:=ROUND([.C294])"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5])" office:value-type="float" office:value="15.7636432163749" calcext:value-type="float">
            <text:p>15.7636432164</text:p>
          </table:table-cell>
          <table:table-cell table:formula="of:=ROUND([.C295])"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6])" office:value-type="float" office:value="15.9132234271393" calcext:value-type="float">
            <text:p>15.9132234271</text:p>
          </table:table-cell>
          <table:table-cell table:formula="of:=ROUND([.C296])"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7])" office:value-type="float" office:value="16.0642229950373" calcext:value-type="float">
            <text:p>16.064222995</text:p>
          </table:table-cell>
          <table:table-cell table:formula="of:=ROUND([.C297])" office:value-type="float" office:value="16" calcext:value-type="float">
            <text:p>16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8])" office:value-type="float" office:value="16.2166553882589" calcext:value-type="float">
            <text:p>16.2166553883</text:p>
          </table:table-cell>
          <table:table-cell table:formula="of:=ROUND([.C298])"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299])" office:value-type="float" office:value="16.3705342027927" calcext:value-type="float">
            <text:p>16.3705342028</text:p>
          </table:table-cell>
          <table:table-cell table:formula="of:=ROUND([.C299])"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0])" office:value-type="float" office:value="16.5258731636387" calcext:value-type="float">
            <text:p>16.5258731636</text:p>
          </table:table-cell>
          <table:table-cell table:formula="of:=ROUND([.C300])"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1])" office:value-type="float" office:value="16.6826861260327" calcext:value-type="float">
            <text:p>16.682686126</text:p>
          </table:table-cell>
          <table:table-cell table:formula="of:=ROUND([.C301])"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2])" office:value-type="float" office:value="16.8409870766819" calcext:value-type="float">
            <text:p>16.8409870767</text:p>
          </table:table-cell>
          <table:table-cell table:formula="of:=ROUND([.C302])"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3])" office:value-type="float" office:value="17.0007901350126" calcext:value-type="float">
            <text:p>17.000790135</text:p>
          </table:table-cell>
          <table:table-cell table:formula="of:=ROUND([.C303])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4])" office:value-type="float" office:value="17.1621095544292" calcext:value-type="float">
            <text:p>17.1621095544</text:p>
          </table:table-cell>
          <table:table-cell table:formula="of:=ROUND([.C304])"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5])" office:value-type="float" office:value="17.3249597235859" calcext:value-type="float">
            <text:p>17.3249597236</text:p>
          </table:table-cell>
          <table:table-cell table:formula="of:=ROUND([.C305])"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6])" office:value-type="float" office:value="17.4893551676699" calcext:value-type="float">
            <text:p>17.4893551677</text:p>
          </table:table-cell>
          <table:table-cell table:formula="of:=ROUND([.C306])"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7])" office:value-type="float" office:value="17.655310549697" calcext:value-type="float">
            <text:p>17.6553105497</text:p>
          </table:table-cell>
          <table:table-cell table:formula="of:=ROUND([.C307])" office:value-type="float" office:value="18" calcext:value-type="float">
            <text:p>18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8])" office:value-type="float" office:value="17.8228406718195" calcext:value-type="float">
            <text:p>17.8228406718</text:p>
          </table:table-cell>
          <table:table-cell table:formula="of:=ROUND([.C308])"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09])" office:value-type="float" office:value="17.9919604766461" calcext:value-type="float">
            <text:p>17.9919604766</text:p>
          </table:table-cell>
          <table:table-cell table:formula="of:=ROUND([.C309])"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0])" office:value-type="float" office:value="18.1626850485754" calcext:value-type="float">
            <text:p>18.1626850486</text:p>
          </table:table-cell>
          <table:table-cell table:formula="of:=ROUND([.C310])"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1])" office:value-type="float" office:value="18.3350296151404" calcext:value-type="float">
            <text:p>18.3350296151</text:p>
          </table:table-cell>
          <table:table-cell table:formula="of:=ROUND([.C311])"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2])" office:value-type="float" office:value="18.5090095483677" calcext:value-type="float">
            <text:p>18.5090095484</text:p>
          </table:table-cell>
          <table:table-cell table:formula="of:=ROUND([.C312])" office:value-type="float" office:value="19" calcext:value-type="float">
            <text:p>19</text:p>
          </table:table-cell>
          <table:table-cell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3])" office:value-type="float" office:value="18.6846403661477" calcext:value-type="float">
            <text:p>18.6846403661</text:p>
          </table:table-cell>
          <table:table-cell table:formula="of:=ROUND([.C313])"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4])" office:value-type="float" office:value="18.8619377336193" calcext:value-type="float">
            <text:p>18.8619377336</text:p>
          </table:table-cell>
          <table:table-cell table:formula="of:=ROUND([.C314])" office:value-type="float" office:value="19" calcext:value-type="float">
            <text:p>19</text:p>
          </table:table-cell>
          <table:table-cell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5])" office:value-type="float" office:value="19.0409174645668" calcext:value-type="float">
            <text:p>19.0409174646</text:p>
          </table:table-cell>
          <table:table-cell table:formula="of:=ROUND([.C315])"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6])" office:value-type="float" office:value="19.2215955228305" calcext:value-type="float">
            <text:p>19.2215955228</text:p>
          </table:table-cell>
          <table:table-cell table:formula="of:=ROUND([.C316])" office:value-type="float" office:value="19" calcext:value-type="float">
            <text:p>19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7])" office:value-type="float" office:value="19.4039880237307" calcext:value-type="float">
            <text:p>19.4039880237</text:p>
          </table:table-cell>
          <table:table-cell table:formula="of:=ROUND([.C317])"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8])" office:value-type="float" office:value="19.5881112355047" calcext:value-type="float">
            <text:p>19.5881112355</text:p>
          </table:table-cell>
          <table:table-cell table:formula="of:=ROUND([.C318])"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19])" office:value-type="float" office:value="19.7739815807583" calcext:value-type="float">
            <text:p>19.7739815808</text:p>
          </table:table-cell>
          <table:table-cell table:formula="of:=ROUND([.C319])"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0])" office:value-type="float" office:value="19.9616156379303" calcext:value-type="float">
            <text:p>19.9616156379</text:p>
          </table:table-cell>
          <table:table-cell table:formula="of:=ROUND([.C320])"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1])" office:value-type="float" office:value="20.1510301427713" calcext:value-type="float">
            <text:p>20.1510301428</text:p>
          </table:table-cell>
          <table:table-cell table:formula="of:=ROUND([.C321])" office:value-type="float" office:value="20" calcext:value-type="float">
            <text:p>20</text:p>
          </table:table-cell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2])" office:value-type="float" office:value="20.3422419898361" calcext:value-type="float">
            <text:p>20.3422419898</text:p>
          </table:table-cell>
          <table:table-cell table:formula="of:=ROUND([.C322])"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3])" office:value-type="float" office:value="20.5352682339913" calcext:value-type="float">
            <text:p>20.535268234</text:p>
          </table:table-cell>
          <table:table-cell table:formula="of:=ROUND([.C323])"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4])" office:value-type="float" office:value="20.7301260919357" calcext:value-type="float">
            <text:p>20.7301260919</text:p>
          </table:table-cell>
          <table:table-cell table:formula="of:=ROUND([.C324])"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5])" office:value-type="float" office:value="20.9268329437365" calcext:value-type="float">
            <text:p>20.9268329437</text:p>
          </table:table-cell>
          <table:table-cell table:formula="of:=ROUND([.C325])" office:value-type="float" office:value="21" calcext:value-type="float">
            <text:p>21</text:p>
          </table:table-cell>
          <table:table-cell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6])" office:value-type="float" office:value="21.125406334379" calcext:value-type="float">
            <text:p>21.1254063344</text:p>
          </table:table-cell>
          <table:table-cell table:formula="of:=ROUND([.C326])"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7])" office:value-type="float" office:value="21.325863975332" calcext:value-type="float">
            <text:p>21.3258639753</text:p>
          </table:table-cell>
          <table:table-cell table:formula="of:=ROUND([.C327])" office:value-type="float" office:value="21" calcext:value-type="float">
            <text:p>21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8])" office:value-type="float" office:value="21.5282237461272" calcext:value-type="float">
            <text:p>21.5282237461</text:p>
          </table:table-cell>
          <table:table-cell table:formula="of:=ROUND([.C328])" office:value-type="float" office:value="22" calcext:value-type="float">
            <text:p>22</text:p>
          </table:table-cell>
          <table:table-cell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29])" office:value-type="float" office:value="21.7325036959539" calcext:value-type="float">
            <text:p>21.732503696</text:p>
          </table:table-cell>
          <table:table-cell table:formula="of:=ROUND([.C329])"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0])" office:value-type="float" office:value="21.9387220452694" calcext:value-type="float">
            <text:p>21.9387220453</text:p>
          </table:table-cell>
          <table:table-cell table:formula="of:=ROUND([.C330])" office:value-type="float" office:value="22" calcext:value-type="float">
            <text:p>22</text:p>
          </table:table-cell>
          <table:table-cell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1])" office:value-type="float" office:value="22.1468971874233" calcext:value-type="float">
            <text:p>22.1468971874</text:p>
          </table:table-cell>
          <table:table-cell table:formula="of:=ROUND([.C331])" office:value-type="float" office:value="22" calcext:value-type="float">
            <text:p>22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2])" office:value-type="float" office:value="22.3570476902988" calcext:value-type="float">
            <text:p>22.3570476903</text:p>
          </table:table-cell>
          <table:table-cell table:formula="of:=ROUND([.C332])" office:value-type="float" office:value="22" calcext:value-type="float">
            <text:p>22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3])" office:value-type="float" office:value="22.5691922979685" calcext:value-type="float">
            <text:p>22.569192298</text:p>
          </table:table-cell>
          <table:table-cell table:formula="of:=ROUND([.C333])"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4])" office:value-type="float" office:value="22.7833499323664" calcext:value-type="float">
            <text:p>22.7833499324</text:p>
          </table:table-cell>
          <table:table-cell table:formula="of:=ROUND([.C334])" office:value-type="float" office:value="23" calcext:value-type="float">
            <text:p>23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5])" office:value-type="float" office:value="22.9995396949755" calcext:value-type="float">
            <text:p>22.999539695</text:p>
          </table:table-cell>
          <table:table-cell table:formula="of:=ROUND([.C335])" office:value-type="float" office:value="23" calcext:value-type="float">
            <text:p>23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6])" office:value-type="float" office:value="23.2177808685313" calcext:value-type="float">
            <text:p>23.2177808685</text:p>
          </table:table-cell>
          <table:table-cell table:formula="of:=ROUND([.C336])" office:value-type="float" office:value="23" calcext:value-type="float">
            <text:p>23</text:p>
          </table:table-cell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7])" office:value-type="float" office:value="23.4380929187424" calcext:value-type="float">
            <text:p>23.4380929187</text:p>
          </table:table-cell>
          <table:table-cell table:formula="of:=ROUND([.C337])" office:value-type="float" office:value="23" calcext:value-type="float">
            <text:p>23</text:p>
          </table:table-cell>
          <table:table-cell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8])" office:value-type="float" office:value="23.660495496026" calcext:value-type="float">
            <text:p>23.660495496</text:p>
          </table:table-cell>
          <table:table-cell table:formula="of:=ROUND([.C338])" office:value-type="float" office:value="24" calcext:value-type="float">
            <text:p>24</text:p>
          </table:table-cell>
          <table:table-cell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39])" office:value-type="float" office:value="23.8850084372608" calcext:value-type="float">
            <text:p>23.8850084373</text:p>
          </table:table-cell>
          <table:table-cell table:formula="of:=ROUND([.C339])"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0])" office:value-type="float" office:value="24.1116517675566" calcext:value-type="float">
            <text:p>24.1116517676</text:p>
          </table:table-cell>
          <table:table-cell table:formula="of:=ROUND([.C340])"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1])" office:value-type="float" office:value="24.34044570204" calcext:value-type="float">
            <text:p>24.340445702</text:p>
          </table:table-cell>
          <table:table-cell table:formula="of:=ROUND([.C341])" office:value-type="float" office:value="24" calcext:value-type="float">
            <text:p>24</text:p>
          </table:table-cell>
          <table:table-cell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2])" office:value-type="float" office:value="24.5714106476579" calcext:value-type="float">
            <text:p>24.5714106477</text:p>
          </table:table-cell>
          <table:table-cell table:formula="of:=ROUND([.C342])" office:value-type="float" office:value="25" calcext:value-type="float">
            <text:p>25</text:p>
          </table:table-cell>
          <table:table-cell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3])" office:value-type="float" office:value="24.8045672049972" calcext:value-type="float">
            <text:p>24.804567205</text:p>
          </table:table-cell>
          <table:table-cell table:formula="of:=ROUND([.C343])"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4])" office:value-type="float" office:value="25.0399361701224" calcext:value-type="float">
            <text:p>25.0399361701</text:p>
          </table:table-cell>
          <table:table-cell table:formula="of:=ROUND([.C344])" office:value-type="float" office:value="25" calcext:value-type="float">
            <text:p>25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5])" office:value-type="float" office:value="25.2775385364309" calcext:value-type="float">
            <text:p>25.2775385364</text:p>
          </table:table-cell>
          <table:table-cell table:formula="of:=ROUND([.C345])" office:value-type="float" office:value="25" calcext:value-type="float">
            <text:p>25</text:p>
          </table:table-cell>
          <table:table-cell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6])" office:value-type="float" office:value="25.5173954965247" calcext:value-type="float">
            <text:p>25.5173954965</text:p>
          </table:table-cell>
          <table:table-cell table:formula="of:=ROUND([.C346])"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7])" office:value-type="float" office:value="25.7595284441014" calcext:value-type="float">
            <text:p>25.7595284441</text:p>
          </table:table-cell>
          <table:table-cell table:formula="of:=ROUND([.C347])" office:value-type="float" office:value="26" calcext:value-type="float">
            <text:p>26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8])" office:value-type="float" office:value="26.0039589758618" calcext:value-type="float">
            <text:p>26.0039589759</text:p>
          </table:table-cell>
          <table:table-cell table:formula="of:=ROUND([.C348])" office:value-type="float" office:value="26" calcext:value-type="float">
            <text:p>26</text:p>
          </table:table-cell>
          <table:table-cell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49])" office:value-type="float" office:value="26.2507088934365" calcext:value-type="float">
            <text:p>26.2507088934</text:p>
          </table:table-cell>
          <table:table-cell table:formula="of:=ROUND([.C349])" office:value-type="float" office:value="26" calcext:value-type="float">
            <text:p>26</text:p>
          </table:table-cell>
          <table:table-cell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0])" office:value-type="float" office:value="26.4998002053303" calcext:value-type="float">
            <text:p>26.4998002053</text:p>
          </table:table-cell>
          <table:table-cell table:formula="of:=ROUND([.C350])" office:value-type="float" office:value="26" calcext:value-type="float">
            <text:p>26</text:p>
          </table:table-cell>
          <table:table-cell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1])" office:value-type="float" office:value="26.7512551288857" calcext:value-type="float">
            <text:p>26.7512551289</text:p>
          </table:table-cell>
          <table:table-cell table:formula="of:=ROUND([.C351])" office:value-type="float" office:value="27" calcext:value-type="float">
            <text:p>27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2])" office:value-type="float" office:value="27.0050960922635" calcext:value-type="float">
            <text:p>27.0050960923</text:p>
          </table:table-cell>
          <table:table-cell table:formula="of:=ROUND([.C352])"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3])" office:value-type="float" office:value="27.2613457364446" calcext:value-type="float">
            <text:p>27.2613457364</text:p>
          </table:table-cell>
          <table:table-cell table:formula="of:=ROUND([.C353])"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4])" office:value-type="float" office:value="27.5200269172481" calcext:value-type="float">
            <text:p>27.5200269172</text:p>
          </table:table-cell>
          <table:table-cell table:formula="of:=ROUND([.C354])"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5])" office:value-type="float" office:value="27.7811627073709" calcext:value-type="float">
            <text:p>27.7811627074</text:p>
          </table:table-cell>
          <table:table-cell table:formula="of:=ROUND([.C355])"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6])" office:value-type="float" office:value="28.0447763984453" calcext:value-type="float">
            <text:p>28.0447763984</text:p>
          </table:table-cell>
          <table:table-cell table:formula="of:=ROUND([.C356])" office:value-type="float" office:value="28" calcext:value-type="float">
            <text:p>28</text:p>
          </table:table-cell>
          <table:table-cell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7])" office:value-type="float" office:value="28.3108915031161" calcext:value-type="float">
            <text:p>28.3108915031</text:p>
          </table:table-cell>
          <table:table-cell table:formula="of:=ROUND([.C357])" office:value-type="float" office:value="28" calcext:value-type="float">
            <text:p>28</text:p>
          </table:table-cell>
          <table:table-cell office:value-type="float" office:value="354" calcext:value-type="float">
            <text:p>3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8])" office:value-type="float" office:value="28.5795317571383" calcext:value-type="float">
            <text:p>28.5795317571</text:p>
          </table:table-cell>
          <table:table-cell table:formula="of:=ROUND([.C358])" office:value-type="float" office:value="29" calcext:value-type="float">
            <text:p>29</text:p>
          </table:table-cell>
          <table:table-cell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59])" office:value-type="float" office:value="28.8507211214941" calcext:value-type="float">
            <text:p>28.8507211215</text:p>
          </table:table-cell>
          <table:table-cell table:formula="of:=ROUND([.C359])" office:value-type="float" office:value="29" calcext:value-type="float">
            <text:p>29</text:p>
          </table:table-cell>
          <table:table-cell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0])" office:value-type="float" office:value="29.1244837845296" calcext:value-type="float">
            <text:p>29.1244837845</text:p>
          </table:table-cell>
          <table:table-cell table:formula="of:=ROUND([.C360])" office:value-type="float" office:value="29" calcext:value-type="float">
            <text:p>29</text:p>
          </table:table-cell>
          <table:table-cell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1])" office:value-type="float" office:value="29.4008441641129" calcext:value-type="float">
            <text:p>29.4008441641</text:p>
          </table:table-cell>
          <table:table-cell table:formula="of:=ROUND([.C361])"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2])" office:value-type="float" office:value="29.6798269098116" calcext:value-type="float">
            <text:p>29.6798269098</text:p>
          </table:table-cell>
          <table:table-cell table:formula="of:=ROUND([.C362])" office:value-type="float" office:value="30" calcext:value-type="float">
            <text:p>30</text:p>
          </table:table-cell>
          <table:table-cell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3])" office:value-type="float" office:value="29.9614569050913" calcext:value-type="float">
            <text:p>29.9614569051</text:p>
          </table:table-cell>
          <table:table-cell table:formula="of:=ROUND([.C363])"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4])" office:value-type="float" office:value="30.2457592695356" calcext:value-type="float">
            <text:p>30.2457592695</text:p>
          </table:table-cell>
          <table:table-cell table:formula="of:=ROUND([.C364])"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5])" office:value-type="float" office:value="30.5327593610858" calcext:value-type="float">
            <text:p>30.5327593611</text:p>
          </table:table-cell>
          <table:table-cell table:formula="of:=ROUND([.C365])" office:value-type="float" office:value="31" calcext:value-type="float">
            <text:p>31</text:p>
          </table:table-cell>
          <table:table-cell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6])" office:value-type="float" office:value="30.8224827783035" calcext:value-type="float">
            <text:p>30.8224827783</text:p>
          </table:table-cell>
          <table:table-cell table:formula="of:=ROUND([.C366])"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7])" office:value-type="float" office:value="31.1149553626532" calcext:value-type="float">
            <text:p>31.1149553627</text:p>
          </table:table-cell>
          <table:table-cell table:formula="of:=ROUND([.C367])" office:value-type="float" office:value="31" calcext:value-type="float">
            <text:p>31</text:p>
          </table:table-cell>
          <table:table-cell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8])" office:value-type="float" office:value="31.4102032008074" calcext:value-type="float">
            <text:p>31.4102032008</text:p>
          </table:table-cell>
          <table:table-cell table:formula="of:=ROUND([.C368])" office:value-type="float" office:value="31" calcext:value-type="float">
            <text:p>31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69])" office:value-type="float" office:value="31.7082526269735" calcext:value-type="float">
            <text:p>31.708252627</text:p>
          </table:table-cell>
          <table:table-cell table:formula="of:=ROUND([.C369])" office:value-type="float" office:value="32" calcext:value-type="float">
            <text:p>32</text:p>
          </table:table-cell>
          <table:table-cell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0])" office:value-type="float" office:value="32.0091302252425" calcext:value-type="float">
            <text:p>32.0091302252</text:p>
          </table:table-cell>
          <table:table-cell table:formula="of:=ROUND([.C370])" office:value-type="float" office:value="32" calcext:value-type="float">
            <text:p>32</text:p>
          </table:table-cell>
          <table:table-cell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1])" office:value-type="float" office:value="32.3128628319601" calcext:value-type="float">
            <text:p>32.312862832</text:p>
          </table:table-cell>
          <table:table-cell table:formula="of:=ROUND([.C371])" office:value-type="float" office:value="32" calcext:value-type="float">
            <text:p>32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2])" office:value-type="float" office:value="32.6194775381204" calcext:value-type="float">
            <text:p>32.6194775381</text:p>
          </table:table-cell>
          <table:table-cell table:formula="of:=ROUND([.C372])"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3])" office:value-type="float" office:value="32.9290016917822" calcext:value-type="float">
            <text:p>32.9290016918</text:p>
          </table:table-cell>
          <table:table-cell table:formula="of:=ROUND([.C373])"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4])" office:value-type="float" office:value="33.2414629005084" calcext:value-type="float">
            <text:p>33.2414629005</text:p>
          </table:table-cell>
          <table:table-cell table:formula="of:=ROUND([.C374])"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5])" office:value-type="float" office:value="33.5568890338282" calcext:value-type="float">
            <text:p>33.5568890338</text:p>
          </table:table-cell>
          <table:table-cell table:formula="of:=ROUND([.C375])" office:value-type="float" office:value="34" calcext:value-type="float">
            <text:p>34</text:p>
          </table:table-cell>
          <table:table-cell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6])" office:value-type="float" office:value="33.875308225723" calcext:value-type="float">
            <text:p>33.8753082257</text:p>
          </table:table-cell>
          <table:table-cell table:formula="of:=ROUND([.C376])" office:value-type="float" office:value="34" calcext:value-type="float">
            <text:p>34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7])" office:value-type="float" office:value="34.1967488771359" calcext:value-type="float">
            <text:p>34.1967488771</text:p>
          </table:table-cell>
          <table:table-cell table:formula="of:=ROUND([.C377])" office:value-type="float" office:value="34" calcext:value-type="float">
            <text:p>34</text:p>
          </table:table-cell>
          <table:table-cell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8])" office:value-type="float" office:value="34.5212396585045" calcext:value-type="float">
            <text:p>34.5212396585</text:p>
          </table:table-cell>
          <table:table-cell table:formula="of:=ROUND([.C378])"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79])" office:value-type="float" office:value="34.8488095123186" calcext:value-type="float">
            <text:p>34.8488095123</text:p>
          </table:table-cell>
          <table:table-cell table:formula="of:=ROUND([.C379])" office:value-type="float" office:value="35" calcext:value-type="float">
            <text:p>35</text:p>
          </table:table-cell>
          <table:table-cell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0])" office:value-type="float" office:value="35.1794876557014" calcext:value-type="float">
            <text:p>35.1794876557</text:p>
          </table:table-cell>
          <table:table-cell table:formula="of:=ROUND([.C380])"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1])" office:value-type="float" office:value="35.5133035830155" calcext:value-type="float">
            <text:p>35.513303583</text:p>
          </table:table-cell>
          <table:table-cell table:formula="of:=ROUND([.C381])"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2])" office:value-type="float" office:value="35.8502870684935" calcext:value-type="float">
            <text:p>35.8502870685</text:p>
          </table:table-cell>
          <table:table-cell table:formula="of:=ROUND([.C382])" office:value-type="float" office:value="36" calcext:value-type="float">
            <text:p>36</text:p>
          </table:table-cell>
          <table:table-cell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3])" office:value-type="float" office:value="36.190468168894" calcext:value-type="float">
            <text:p>36.1904681689</text:p>
          </table:table-cell>
          <table:table-cell table:formula="of:=ROUND([.C383])"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4])" office:value-type="float" office:value="36.5338772261823" calcext:value-type="float">
            <text:p>36.5338772262</text:p>
          </table:table-cell>
          <table:table-cell table:formula="of:=ROUND([.C384])" office:value-type="float" office:value="37" calcext:value-type="float">
            <text:p>37</text:p>
          </table:table-cell>
          <table:table-cell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5])" office:value-type="float" office:value="36.8805448702365" calcext:value-type="float">
            <text:p>36.8805448702</text:p>
          </table:table-cell>
          <table:table-cell table:formula="of:=ROUND([.C385])" office:value-type="float" office:value="37" calcext:value-type="float">
            <text:p>37</text:p>
          </table:table-cell>
          <table:table-cell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6])" office:value-type="float" office:value="37.2305020215798" calcext:value-type="float">
            <text:p>37.2305020216</text:p>
          </table:table-cell>
          <table:table-cell table:formula="of:=ROUND([.C386])" office:value-type="float" office:value="37" calcext:value-type="float">
            <text:p>37</text:p>
          </table:table-cell>
          <table:table-cell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7])" office:value-type="float" office:value="37.5837798941382" calcext:value-type="float">
            <text:p>37.5837798941</text:p>
          </table:table-cell>
          <table:table-cell table:formula="of:=ROUND([.C387])"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8])" office:value-type="float" office:value="37.9404099980248" calcext:value-type="float">
            <text:p>37.940409998</text:p>
          </table:table-cell>
          <table:table-cell table:formula="of:=ROUND([.C388])" office:value-type="float" office:value="38" calcext:value-type="float">
            <text:p>38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89])" office:value-type="float" office:value="38.30042414235" calcext:value-type="float">
            <text:p>38.3004241424</text:p>
          </table:table-cell>
          <table:table-cell table:formula="of:=ROUND([.C389])" office:value-type="float" office:value="38" calcext:value-type="float">
            <text:p>38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0])" office:value-type="float" office:value="38.6638544380589" calcext:value-type="float">
            <text:p>38.6638544381</text:p>
          </table:table-cell>
          <table:table-cell table:formula="of:=ROUND([.C390])" office:value-type="float" office:value="39" calcext:value-type="float">
            <text:p>39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1])" office:value-type="float" office:value="39.0307333007954" calcext:value-type="float">
            <text:p>39.0307333008</text:p>
          </table:table-cell>
          <table:table-cell table:formula="of:=ROUND([.C391])" office:value-type="float" office:value="39" calcext:value-type="float">
            <text:p>39</text:p>
          </table:table-cell>
          <table:table-cell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2])" office:value-type="float" office:value="39.4010934537933" calcext:value-type="float">
            <text:p>39.4010934538</text:p>
          </table:table-cell>
          <table:table-cell table:formula="of:=ROUND([.C392])" office:value-type="float" office:value="39" calcext:value-type="float">
            <text:p>39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3])" office:value-type="float" office:value="39.774967930795" calcext:value-type="float">
            <text:p>39.7749679308</text:p>
          </table:table-cell>
          <table:table-cell table:formula="of:=ROUND([.C393])"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4])" office:value-type="float" office:value="40.1523900789983" calcext:value-type="float">
            <text:p>40.152390079</text:p>
          </table:table-cell>
          <table:table-cell table:formula="of:=ROUND([.C394])" office:value-type="float" office:value="40" calcext:value-type="float">
            <text:p>40</text:p>
          </table:table-cell>
          <table:table-cell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5])" office:value-type="float" office:value="40.5333935620301" calcext:value-type="float">
            <text:p>40.533393562</text:p>
          </table:table-cell>
          <table:table-cell table:formula="of:=ROUND([.C395])" office:value-type="float" office:value="41" calcext:value-type="float">
            <text:p>41</text:p>
          </table:table-cell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6])" office:value-type="float" office:value="40.9180123629495" calcext:value-type="float">
            <text:p>40.9180123629</text:p>
          </table:table-cell>
          <table:table-cell table:formula="of:=ROUND([.C396])" office:value-type="float" office:value="41" calcext:value-type="float">
            <text:p>41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7])" office:value-type="float" office:value="41.3062807872786" calcext:value-type="float">
            <text:p>41.3062807873</text:p>
          </table:table-cell>
          <table:table-cell table:formula="of:=ROUND([.C397])" office:value-type="float" office:value="41" calcext:value-type="float">
            <text:p>41</text:p>
          </table:table-cell>
          <table:table-cell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8])" office:value-type="float" office:value="41.6982334660626" calcext:value-type="float">
            <text:p>41.6982334661</text:p>
          </table:table-cell>
          <table:table-cell table:formula="of:=ROUND([.C398])" office:value-type="float" office:value="42" calcext:value-type="float">
            <text:p>42</text:p>
          </table:table-cell>
          <table:table-cell office:value-type="float" office:value="395" calcext:value-type="float">
            <text:p>3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399])" office:value-type="float" office:value="42.0939053589582" calcext:value-type="float">
            <text:p>42.093905359</text:p>
          </table:table-cell>
          <table:table-cell table:formula="of:=ROUND([.C399])" office:value-type="float" office:value="42" calcext:value-type="float">
            <text:p>42</text:p>
          </table:table-cell>
          <table:table-cell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0])" office:value-type="float" office:value="42.4933317573525" calcext:value-type="float">
            <text:p>42.4933317574</text:p>
          </table:table-cell>
          <table:table-cell table:formula="of:=ROUND([.C400])"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1])" office:value-type="float" office:value="42.8965482875098" calcext:value-type="float">
            <text:p>42.8965482875</text:p>
          </table:table-cell>
          <table:table-cell table:formula="of:=ROUND([.C401])"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2])" office:value-type="float" office:value="43.3035909137501" calcext:value-type="float">
            <text:p>43.3035909138</text:p>
          </table:table-cell>
          <table:table-cell table:formula="of:=ROUND([.C402])" office:value-type="float" office:value="43" calcext:value-type="float">
            <text:p>43</text:p>
          </table:table-cell>
          <table:table-cell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3])" office:value-type="float" office:value="43.7144959416566" calcext:value-type="float">
            <text:p>43.7144959417</text:p>
          </table:table-cell>
          <table:table-cell table:formula="of:=ROUND([.C403])"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4])" office:value-type="float" office:value="44.1293000213137" calcext:value-type="float">
            <text:p>44.1293000213</text:p>
          </table:table-cell>
          <table:table-cell table:formula="of:=ROUND([.C404])" office:value-type="float" office:value="44" calcext:value-type="float">
            <text:p>44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5])" office:value-type="float" office:value="44.5480401505761" calcext:value-type="float">
            <text:p>44.5480401506</text:p>
          </table:table-cell>
          <table:table-cell table:formula="of:=ROUND([.C405])" office:value-type="float" office:value="45" calcext:value-type="float">
            <text:p>45</text:p>
          </table:table-cell>
          <table:table-cell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6])" office:value-type="float" office:value="44.970753678369" calcext:value-type="float">
            <text:p>44.9707536784</text:p>
          </table:table-cell>
          <table:table-cell table:formula="of:=ROUND([.C406])" office:value-type="float" office:value="45" calcext:value-type="float">
            <text:p>45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7])" office:value-type="float" office:value="45.397478308019" calcext:value-type="float">
            <text:p>45.397478308</text:p>
          </table:table-cell>
          <table:table-cell table:formula="of:=ROUND([.C407])" office:value-type="float" office:value="45" calcext:value-type="float">
            <text:p>45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8])" office:value-type="float" office:value="45.8282521006173" calcext:value-type="float">
            <text:p>45.8282521006</text:p>
          </table:table-cell>
          <table:table-cell table:formula="of:=ROUND([.C408])" office:value-type="float" office:value="46" calcext:value-type="float">
            <text:p>46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09])" office:value-type="float" office:value="46.2631134784143" calcext:value-type="float">
            <text:p>46.2631134784</text:p>
          </table:table-cell>
          <table:table-cell table:formula="of:=ROUND([.C409])" office:value-type="float" office:value="46" calcext:value-type="float">
            <text:p>46</text:p>
          </table:table-cell>
          <table:table-cell office:value-type="float" office:value="406" calcext:value-type="float">
            <text:p>4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0])" office:value-type="float" office:value="46.7021012282466" calcext:value-type="float">
            <text:p>46.7021012282</text:p>
          </table:table-cell>
          <table:table-cell table:formula="of:=ROUND([.C410])" office:value-type="float" office:value="47" calcext:value-type="float">
            <text:p>47</text:p>
          </table:table-cell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1])" office:value-type="float" office:value="47.1452545049969" calcext:value-type="float">
            <text:p>47.145254505</text:p>
          </table:table-cell>
          <table:table-cell table:formula="of:=ROUND([.C411])" office:value-type="float" office:value="47" calcext:value-type="float">
            <text:p>47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2])" office:value-type="float" office:value="47.592612835086" calcext:value-type="float">
            <text:p>47.5926128351</text:p>
          </table:table-cell>
          <table:table-cell table:formula="of:=ROUND([.C412])" office:value-type="float" office:value="48" calcext:value-type="float">
            <text:p>48</text:p>
          </table:table-cell>
          <table:table-cell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3])" office:value-type="float" office:value="48.0442161199982" calcext:value-type="float">
            <text:p>48.04421612</text:p>
          </table:table-cell>
          <table:table-cell table:formula="of:=ROUND([.C413])" office:value-type="float" office:value="48" calcext:value-type="float">
            <text:p>48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4])" office:value-type="float" office:value="48.5001046398406" calcext:value-type="float">
            <text:p>48.5001046398</text:p>
          </table:table-cell>
          <table:table-cell table:formula="of:=ROUND([.C414])" office:value-type="float" office:value="49" calcext:value-type="float">
            <text:p>49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5])" office:value-type="float" office:value="48.9603190569359" calcext:value-type="float">
            <text:p>48.9603190569</text:p>
          </table:table-cell>
          <table:table-cell table:formula="of:=ROUND([.C415])" office:value-type="float" office:value="49" calcext:value-type="float">
            <text:p>49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6])" office:value-type="float" office:value="49.4249004194485" calcext:value-type="float">
            <text:p>49.4249004194</text:p>
          </table:table-cell>
          <table:table-cell table:formula="of:=ROUND([.C416])" office:value-type="float" office:value="49" calcext:value-type="float">
            <text:p>49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7])" office:value-type="float" office:value="49.8938901650467" calcext:value-type="float">
            <text:p>49.893890165</text:p>
          </table:table-cell>
          <table:table-cell table:formula="of:=ROUND([.C417])" office:value-type="float" office:value="50" calcext:value-type="float">
            <text:p>50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8])" office:value-type="float" office:value="50.367330124598" calcext:value-type="float">
            <text:p>50.3673301246</text:p>
          </table:table-cell>
          <table:table-cell table:formula="of:=ROUND([.C418])"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19])" office:value-type="float" office:value="50.8452625259003" calcext:value-type="float">
            <text:p>50.8452625259</text:p>
          </table:table-cell>
          <table:table-cell table:formula="of:=ROUND([.C419])" office:value-type="float" office:value="51" calcext:value-type="float">
            <text:p>51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0])" office:value-type="float" office:value="51.3277299974486" calcext:value-type="float">
            <text:p>51.3277299974</text:p>
          </table:table-cell>
          <table:table-cell table:formula="of:=ROUND([.C420])" office:value-type="float" office:value="51" calcext:value-type="float">
            <text:p>51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1])" office:value-type="float" office:value="51.8147755722367" calcext:value-type="float">
            <text:p>51.8147755722</text:p>
          </table:table-cell>
          <table:table-cell table:formula="of:=ROUND([.C421])" office:value-type="float" office:value="52" calcext:value-type="float">
            <text:p>52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2])" office:value-type="float" office:value="52.3064426915961" calcext:value-type="float">
            <text:p>52.3064426916</text:p>
          </table:table-cell>
          <table:table-cell table:formula="of:=ROUND([.C422])" office:value-type="float" office:value="52" calcext:value-type="float">
            <text:p>52</text:p>
          </table:table-cell>
          <table:table-cell office:value-type="float" office:value="419" calcext:value-type="float">
            <text:p>4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3])" office:value-type="float" office:value="52.8027752090699" calcext:value-type="float">
            <text:p>52.8027752091</text:p>
          </table:table-cell>
          <table:table-cell table:formula="of:=ROUND([.C423])" office:value-type="float" office:value="53" calcext:value-type="float">
            <text:p>53</text:p>
          </table:table-cell>
          <table:table-cell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4])" office:value-type="float" office:value="53.3038173943251" calcext:value-type="float">
            <text:p>53.3038173943</text:p>
          </table:table-cell>
          <table:table-cell table:formula="of:=ROUND([.C424])"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5])" office:value-type="float" office:value="53.8096139371006" calcext:value-type="float">
            <text:p>53.8096139371</text:p>
          </table:table-cell>
          <table:table-cell table:formula="of:=ROUND([.C425])" office:value-type="float" office:value="54" calcext:value-type="float">
            <text:p>54</text:p>
          </table:table-cell>
          <table:table-cell office:value-type="float" office:value="422" calcext:value-type="float">
            <text:p>4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6])" office:value-type="float" office:value="54.3202099511932" calcext:value-type="float">
            <text:p>54.3202099512</text:p>
          </table:table-cell>
          <table:table-cell table:formula="of:=ROUND([.C426])" office:value-type="float" office:value="54" calcext:value-type="float">
            <text:p>54</text:p>
          </table:table-cell>
          <table:table-cell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7])" office:value-type="float" office:value="54.8356509784821" calcext:value-type="float">
            <text:p>54.8356509785</text:p>
          </table:table-cell>
          <table:table-cell table:formula="of:=ROUND([.C427])"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8])" office:value-type="float" office:value="55.3559829929902" calcext:value-type="float">
            <text:p>55.355982993</text:p>
          </table:table-cell>
          <table:table-cell table:formula="of:=ROUND([.C428])"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29])" office:value-type="float" office:value="55.8812524049849" calcext:value-type="float">
            <text:p>55.881252405</text:p>
          </table:table-cell>
          <table:table-cell table:formula="of:=ROUND([.C429])" office:value-type="float" office:value="56" calcext:value-type="float">
            <text:p>56</text:p>
          </table:table-cell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0])" office:value-type="float" office:value="56.4115060651179" calcext:value-type="float">
            <text:p>56.4115060651</text:p>
          </table:table-cell>
          <table:table-cell table:formula="of:=ROUND([.C430])" office:value-type="float" office:value="56" calcext:value-type="float">
            <text:p>56</text:p>
          </table:table-cell>
          <table:table-cell office:value-type="float" office:value="427" calcext:value-type="float">
            <text:p>4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1])" office:value-type="float" office:value="56.9467912686038" calcext:value-type="float">
            <text:p>56.9467912686</text:p>
          </table:table-cell>
          <table:table-cell table:formula="of:=ROUND([.C431])"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2])" office:value-type="float" office:value="57.4871557594382" calcext:value-type="float">
            <text:p>57.4871557594</text:p>
          </table:table-cell>
          <table:table-cell table:formula="of:=ROUND([.C432])" office:value-type="float" office:value="57" calcext:value-type="float">
            <text:p>57</text:p>
          </table:table-cell>
          <table:table-cell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3])" office:value-type="float" office:value="58.0326477346567" calcext:value-type="float">
            <text:p>58.0326477347</text:p>
          </table:table-cell>
          <table:table-cell table:formula="of:=ROUND([.C433])" office:value-type="float" office:value="58" calcext:value-type="float">
            <text:p>58</text:p>
          </table:table-cell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4])" office:value-type="float" office:value="58.5833158486334" calcext:value-type="float">
            <text:p>58.5833158486</text:p>
          </table:table-cell>
          <table:table-cell table:formula="of:=ROUND([.C434])" office:value-type="float" office:value="59" calcext:value-type="float">
            <text:p>59</text:p>
          </table:table-cell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5])" office:value-type="float" office:value="59.1392092174209" calcext:value-type="float">
            <text:p>59.1392092174</text:p>
          </table:table-cell>
          <table:table-cell table:formula="of:=ROUND([.C435])" office:value-type="float" office:value="59" calcext:value-type="float">
            <text:p>59</text:p>
          </table:table-cell>
          <table:table-cell office:value-type="float" office:value="432" calcext:value-type="float">
            <text:p>4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6])" office:value-type="float" office:value="59.7003774231305" calcext:value-type="float">
            <text:p>59.7003774231</text:p>
          </table:table-cell>
          <table:table-cell table:formula="of:=ROUND([.C436])" office:value-type="float" office:value="60" calcext:value-type="float">
            <text:p>60</text:p>
          </table:table-cell>
          <table:table-cell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7])" office:value-type="float" office:value="60.2668705183553" calcext:value-type="float">
            <text:p>60.2668705184</text:p>
          </table:table-cell>
          <table:table-cell table:formula="of:=ROUND([.C437])" office:value-type="float" office:value="60" calcext:value-type="float">
            <text:p>60</text:p>
          </table:table-cell>
          <table:table-cell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8])" office:value-type="float" office:value="60.8387390306342" calcext:value-type="float">
            <text:p>60.8387390306</text:p>
          </table:table-cell>
          <table:table-cell table:formula="of:=ROUND([.C438])" office:value-type="float" office:value="61" calcext:value-type="float">
            <text:p>61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39])" office:value-type="float" office:value="61.4160339669587" calcext:value-type="float">
            <text:p>61.416033967</text:p>
          </table:table-cell>
          <table:table-cell table:formula="of:=ROUND([.C439])" office:value-type="float" office:value="61" calcext:value-type="float">
            <text:p>61</text:p>
          </table:table-cell>
          <table:table-cell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0])" office:value-type="float" office:value="61.9988068183226" calcext:value-type="float">
            <text:p>61.9988068183</text:p>
          </table:table-cell>
          <table:table-cell table:formula="of:=ROUND([.C440])" office:value-type="float" office:value="62" calcext:value-type="float">
            <text:p>62</text:p>
          </table:table-cell>
          <table:table-cell office:value-type="float" office:value="437" calcext:value-type="float">
            <text:p>4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1])" office:value-type="float" office:value="62.587109564314" calcext:value-type="float">
            <text:p>62.5871095643</text:p>
          </table:table-cell>
          <table:table-cell table:formula="of:=ROUND([.C441])"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2])" office:value-type="float" office:value="63.1809946777526" calcext:value-type="float">
            <text:p>63.1809946778</text:p>
          </table:table-cell>
          <table:table-cell table:formula="of:=ROUND([.C442])"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3])" office:value-type="float" office:value="63.7805151293689" calcext:value-type="float">
            <text:p>63.7805151294</text:p>
          </table:table-cell>
          <table:table-cell table:formula="of:=ROUND([.C443])"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4])" office:value-type="float" office:value="64.3857243925297" calcext:value-type="float">
            <text:p>64.3857243925</text:p>
          </table:table-cell>
          <table:table-cell table:formula="of:=ROUND([.C444])" office:value-type="float" office:value="64" calcext:value-type="float">
            <text:p>64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5])" office:value-type="float" office:value="64.9966764480067" calcext:value-type="float">
            <text:p>64.996676448</text:p>
          </table:table-cell>
          <table:table-cell table:formula="of:=ROUND([.C445])" office:value-type="float" office:value="65" calcext:value-type="float">
            <text:p>65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6])" office:value-type="float" office:value="65.6134257887921" calcext:value-type="float">
            <text:p>65.6134257888</text:p>
          </table:table-cell>
          <table:table-cell table:formula="of:=ROUND([.C446])" office:value-type="float" office:value="66" calcext:value-type="float">
            <text:p>66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7])" office:value-type="float" office:value="66.2360274249585" calcext:value-type="float">
            <text:p>66.236027425</text:p>
          </table:table-cell>
          <table:table-cell table:formula="of:=ROUND([.C447])" office:value-type="float" office:value="66" calcext:value-type="float">
            <text:p>66</text:p>
          </table:table-cell>
          <table:table-cell office:value-type="float" office:value="444" calcext:value-type="float">
            <text:p>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8])" office:value-type="float" office:value="66.8645368885657" calcext:value-type="float">
            <text:p>66.8645368886</text:p>
          </table:table-cell>
          <table:table-cell table:formula="of:=ROUND([.C448])" office:value-type="float" office:value="67" calcext:value-type="float">
            <text:p>67</text:p>
          </table:table-cell>
          <table:table-cell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49])" office:value-type="float" office:value="67.4990102386137" calcext:value-type="float">
            <text:p>67.4990102386</text:p>
          </table:table-cell>
          <table:table-cell table:formula="of:=ROUND([.C449])" office:value-type="float" office:value="67" calcext:value-type="float">
            <text:p>67</text:p>
          </table:table-cell>
          <table:table-cell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0])" office:value-type="float" office:value="68.1395040660424" calcext:value-type="float">
            <text:p>68.139504066</text:p>
          </table:table-cell>
          <table:table-cell table:formula="of:=ROUND([.C450])" office:value-type="float" office:value="68" calcext:value-type="float">
            <text:p>68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1])" office:value-type="float" office:value="68.7860754987801" calcext:value-type="float">
            <text:p>68.7860754988</text:p>
          </table:table-cell>
          <table:table-cell table:formula="of:=ROUND([.C451])" office:value-type="float" office:value="69" calcext:value-type="float">
            <text:p>69</text:p>
          </table:table-cell>
          <table:table-cell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2])" office:value-type="float" office:value="69.4387822068381" calcext:value-type="float">
            <text:p>69.4387822068</text:p>
          </table:table-cell>
          <table:table-cell table:formula="of:=ROUND([.C452])" office:value-type="float" office:value="69" calcext:value-type="float">
            <text:p>69</text:p>
          </table:table-cell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3])" office:value-type="float" office:value="70.0976824074548" calcext:value-type="float">
            <text:p>70.0976824075</text:p>
          </table:table-cell>
          <table:table-cell table:formula="of:=ROUND([.C453])"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4])" office:value-type="float" office:value="70.7628348702883" calcext:value-type="float">
            <text:p>70.7628348703</text:p>
          </table:table-cell>
          <table:table-cell table:formula="of:=ROUND([.C454])" office:value-type="float" office:value="71" calcext:value-type="float">
            <text:p>71</text:p>
          </table:table-cell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5])" office:value-type="float" office:value="71.4342989226582" calcext:value-type="float">
            <text:p>71.4342989227</text:p>
          </table:table-cell>
          <table:table-cell table:formula="of:=ROUND([.C455])" office:value-type="float" office:value="71" calcext:value-type="float">
            <text:p>71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6])" office:value-type="float" office:value="72.1121344548375" calcext:value-type="float">
            <text:p>72.1121344548</text:p>
          </table:table-cell>
          <table:table-cell table:formula="of:=ROUND([.C456])"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7])" office:value-type="float" office:value="72.7964019253939" calcext:value-type="float">
            <text:p>72.7964019254</text:p>
          </table:table-cell>
          <table:table-cell table:formula="of:=ROUND([.C457])" office:value-type="float" office:value="73" calcext:value-type="float">
            <text:p>73</text:p>
          </table:table-cell>
          <table:table-cell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8])" office:value-type="float" office:value="73.4871623665828" calcext:value-type="float">
            <text:p>73.4871623666</text:p>
          </table:table-cell>
          <table:table-cell table:formula="of:=ROUND([.C458])" office:value-type="float" office:value="73" calcext:value-type="float">
            <text:p>73</text:p>
          </table:table-cell>
          <table:table-cell office:value-type="float" office:value="455" calcext:value-type="float">
            <text:p>4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59])" office:value-type="float" office:value="74.1844773897907" calcext:value-type="float">
            <text:p>74.1844773898</text:p>
          </table:table-cell>
          <table:table-cell table:formula="of:=ROUND([.C459])" office:value-type="float" office:value="74" calcext:value-type="float">
            <text:p>74</text:p>
          </table:table-cell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0])" office:value-type="float" office:value="74.8884091910308" calcext:value-type="float">
            <text:p>74.888409191</text:p>
          </table:table-cell>
          <table:table-cell table:formula="of:=ROUND([.C460])" office:value-type="float" office:value="75" calcext:value-type="float">
            <text:p>75</text:p>
          </table:table-cell>
          <table:table-cell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1])" office:value-type="float" office:value="75.5990205564901" calcext:value-type="float">
            <text:p>75.5990205565</text:p>
          </table:table-cell>
          <table:table-cell table:formula="of:=ROUND([.C461])"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2])" office:value-type="float" office:value="76.31637486813" calcext:value-type="float">
            <text:p>76.3163748681</text:p>
          </table:table-cell>
          <table:table-cell table:formula="of:=ROUND([.C462])" office:value-type="float" office:value="76" calcext:value-type="float">
            <text:p>76</text:p>
          </table:table-cell>
          <table:table-cell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3])" office:value-type="float" office:value="77.0405361093391" calcext:value-type="float">
            <text:p>77.0405361093</text:p>
          </table:table-cell>
          <table:table-cell table:formula="of:=ROUND([.C463])" office:value-type="float" office:value="77" calcext:value-type="float">
            <text:p>77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4])" office:value-type="float" office:value="77.7715688706403" calcext:value-type="float">
            <text:p>77.7715688706</text:p>
          </table:table-cell>
          <table:table-cell table:formula="of:=ROUND([.C464])" office:value-type="float" office:value="78" calcext:value-type="float">
            <text:p>78</text:p>
          </table:table-cell>
          <table:table-cell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5])" office:value-type="float" office:value="78.5095383554521" calcext:value-type="float">
            <text:p>78.5095383555</text:p>
          </table:table-cell>
          <table:table-cell table:formula="of:=ROUND([.C465])" office:value-type="float" office:value="79" calcext:value-type="float">
            <text:p>79</text:p>
          </table:table-cell>
          <table:table-cell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6])" office:value-type="float" office:value="79.2545103859039" calcext:value-type="float">
            <text:p>79.2545103859</text:p>
          </table:table-cell>
          <table:table-cell table:formula="of:=ROUND([.C466])"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7])" office:value-type="float" office:value="80.0065514087073" calcext:value-type="float">
            <text:p>80.0065514087</text:p>
          </table:table-cell>
          <table:table-cell table:formula="of:=ROUND([.C467])" office:value-type="float" office:value="80" calcext:value-type="float">
            <text:p>80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8])" office:value-type="float" office:value="80.7657285010823" calcext:value-type="float">
            <text:p>80.7657285011</text:p>
          </table:table-cell>
          <table:table-cell table:formula="of:=ROUND([.C468])" office:value-type="float" office:value="81" calcext:value-type="float">
            <text:p>81</text:p>
          </table:table-cell>
          <table:table-cell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69])" office:value-type="float" office:value="81.5321093767405" calcext:value-type="float">
            <text:p>81.5321093767</text:p>
          </table:table-cell>
          <table:table-cell table:formula="of:=ROUND([.C469])" office:value-type="float" office:value="82" calcext:value-type="float">
            <text:p>82</text:p>
          </table:table-cell>
          <table:table-cell office:value-type="float" office:value="466" calcext:value-type="float">
            <text:p>4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0])" office:value-type="float" office:value="82.3057623919246" calcext:value-type="float">
            <text:p>82.3057623919</text:p>
          </table:table-cell>
          <table:table-cell table:formula="of:=ROUND([.C470])" office:value-type="float" office:value="82" calcext:value-type="float">
            <text:p>82</text:p>
          </table:table-cell>
          <table:table-cell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1])" office:value-type="float" office:value="83.0867565515054" calcext:value-type="float">
            <text:p>83.0867565515</text:p>
          </table:table-cell>
          <table:table-cell table:formula="of:=ROUND([.C471])" office:value-type="float" office:value="83" calcext:value-type="float">
            <text:p>83</text:p>
          </table:table-cell>
          <table:table-cell office:value-type="float" office:value="468" calcext:value-type="float">
            <text:p>4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2])" office:value-type="float" office:value="83.8751615151367" calcext:value-type="float">
            <text:p>83.8751615151</text:p>
          </table:table-cell>
          <table:table-cell table:formula="of:=ROUND([.C472])" office:value-type="float" office:value="84" calcext:value-type="float">
            <text:p>84</text:p>
          </table:table-cell>
          <table:table-cell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3])" office:value-type="float" office:value="84.6710476034679" calcext:value-type="float">
            <text:p>84.6710476035</text:p>
          </table:table-cell>
          <table:table-cell table:formula="of:=ROUND([.C473])" office:value-type="float" office:value="85" calcext:value-type="float">
            <text:p>85</text:p>
          </table:table-cell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4])" office:value-type="float" office:value="85.4744858044168" calcext:value-type="float">
            <text:p>85.4744858044</text:p>
          </table:table-cell>
          <table:table-cell table:formula="of:=ROUND([.C474])" office:value-type="float" office:value="85" calcext:value-type="float">
            <text:p>85</text:p>
          </table:table-cell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5])" office:value-type="float" office:value="86.2855477795013" calcext:value-type="float">
            <text:p>86.2855477795</text:p>
          </table:table-cell>
          <table:table-cell table:formula="of:=ROUND([.C475])" office:value-type="float" office:value="86" calcext:value-type="float">
            <text:p>86</text:p>
          </table:table-cell>
          <table:table-cell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6])" office:value-type="float" office:value="87.1043058702306" calcext:value-type="float">
            <text:p>87.1043058702</text:p>
          </table:table-cell>
          <table:table-cell table:formula="of:=ROUND([.C476])" office:value-type="float" office:value="87" calcext:value-type="float">
            <text:p>87</text:p>
          </table:table-cell>
          <table:table-cell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7])" office:value-type="float" office:value="87.9308331045578" calcext:value-type="float">
            <text:p>87.9308331046</text:p>
          </table:table-cell>
          <table:table-cell table:formula="of:=ROUND([.C477])" office:value-type="float" office:value="88" calcext:value-type="float">
            <text:p>88</text:p>
          </table:table-cell>
          <table:table-cell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8])" office:value-type="float" office:value="88.765203203394" calcext:value-type="float">
            <text:p>88.7652032034</text:p>
          </table:table-cell>
          <table:table-cell table:formula="of:=ROUND([.C478])"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79])" office:value-type="float" office:value="89.6074905871831" calcext:value-type="float">
            <text:p>89.6074905872</text:p>
          </table:table-cell>
          <table:table-cell table:formula="of:=ROUND([.C479])" office:value-type="float" office:value="90" calcext:value-type="float">
            <text:p>90</text:p>
          </table:table-cell>
          <table:table-cell office:value-type="float" office:value="476" calcext:value-type="float">
            <text:p>4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0])" office:value-type="float" office:value="90.4577703825398" calcext:value-type="float">
            <text:p>90.4577703825</text:p>
          </table:table-cell>
          <table:table-cell table:formula="of:=ROUND([.C480])"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1])" office:value-type="float" office:value="91.3161184289508" calcext:value-type="float">
            <text:p>91.316118429</text:p>
          </table:table-cell>
          <table:table-cell table:formula="of:=ROUND([.C481])" office:value-type="float" office:value="91" calcext:value-type="float">
            <text:p>91</text:p>
          </table:table-cell>
          <table:table-cell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2])" office:value-type="float" office:value="92.1826112855385" calcext:value-type="float">
            <text:p>92.1826112855</text:p>
          </table:table-cell>
          <table:table-cell table:formula="of:=ROUND([.C482])" office:value-type="float" office:value="92" calcext:value-type="float">
            <text:p>92</text:p>
          </table:table-cell>
          <table:table-cell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3])" office:value-type="float" office:value="93.0573262378901" calcext:value-type="float">
            <text:p>93.0573262379</text:p>
          </table:table-cell>
          <table:table-cell table:formula="of:=ROUND([.C483])" office:value-type="float" office:value="93" calcext:value-type="float">
            <text:p>93</text:p>
          </table:table-cell>
          <table:table-cell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4])" office:value-type="float" office:value="93.940341304951" calcext:value-type="float">
            <text:p>93.940341305</text:p>
          </table:table-cell>
          <table:table-cell table:formula="of:=ROUND([.C484])"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5])" office:value-type="float" office:value="94.8317352459832" calcext:value-type="float">
            <text:p>94.831735246</text:p>
          </table:table-cell>
          <table:table-cell table:formula="of:=ROUND([.C485])" office:value-type="float" office:value="95" calcext:value-type="float">
            <text:p>95</text:p>
          </table:table-cell>
          <table:table-cell office:value-type="float" office:value="482" calcext:value-type="float">
            <text:p>4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6])" office:value-type="float" office:value="95.7315875675906" calcext:value-type="float">
            <text:p>95.7315875676</text:p>
          </table:table-cell>
          <table:table-cell table:formula="of:=ROUND([.C486])" office:value-type="float" office:value="96" calcext:value-type="float">
            <text:p>96</text:p>
          </table:table-cell>
          <table:table-cell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7])" office:value-type="float" office:value="96.6399785308098" calcext:value-type="float">
            <text:p>96.6399785308</text:p>
          </table:table-cell>
          <table:table-cell table:formula="of:=ROUND([.C487])" office:value-type="float" office:value="97" calcext:value-type="float">
            <text:p>97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8])" office:value-type="float" office:value="97.5569891582697" calcext:value-type="float">
            <text:p>97.5569891583</text:p>
          </table:table-cell>
          <table:table-cell table:formula="of:=ROUND([.C488])" office:value-type="float" office:value="98" calcext:value-type="float">
            <text:p>98</text:p>
          </table:table-cell>
          <table:table-cell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89])" office:value-type="float" office:value="98.4827012414175" calcext:value-type="float">
            <text:p>98.4827012414</text:p>
          </table:table-cell>
          <table:table-cell table:formula="of:=ROUND([.C489])" office:value-type="float" office:value="98" calcext:value-type="float">
            <text:p>98</text:p>
          </table:table-cell>
          <table:table-cell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0])" office:value-type="float" office:value="99.4171973478146" calcext:value-type="float">
            <text:p>99.4171973478</text:p>
          </table:table-cell>
          <table:table-cell table:formula="of:=ROUND([.C490])" office:value-type="float" office:value="99" calcext:value-type="float">
            <text:p>99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1])" office:value-type="float" office:value="100.3605608285" calcext:value-type="float">
            <text:p>100.3605608285</text:p>
          </table:table-cell>
          <table:table-cell table:formula="of:=ROUND([.C491])"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2])" office:value-type="float" office:value="101.312875825427" calcext:value-type="float">
            <text:p>101.3128758254</text:p>
          </table:table-cell>
          <table:table-cell table:formula="of:=ROUND([.C492])" office:value-type="float" office:value="101" calcext:value-type="float">
            <text:p>101</text:p>
          </table:table-cell>
          <table:table-cell office:value-type="float" office:value="489" calcext:value-type="float">
            <text:p>4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3])" office:value-type="float" office:value="102.274227278965" calcext:value-type="float">
            <text:p>102.274227279</text:p>
          </table:table-cell>
          <table:table-cell table:formula="of:=ROUND([.C493])" office:value-type="float" office:value="102" calcext:value-type="float">
            <text:p>102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4])" office:value-type="float" office:value="103.244700935477" calcext:value-type="float">
            <text:p>103.2447009355</text:p>
          </table:table-cell>
          <table:table-cell table:formula="of:=ROUND([.C494])" office:value-type="float" office:value="103" calcext:value-type="float">
            <text:p>103</text:p>
          </table:table-cell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5])" office:value-type="float" office:value="104.224383354969" calcext:value-type="float">
            <text:p>104.224383355</text:p>
          </table:table-cell>
          <table:table-cell table:formula="of:=ROUND([.C495])" office:value-type="float" office:value="104" calcext:value-type="float">
            <text:p>104</text:p>
          </table:table-cell>
          <table:table-cell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6])" office:value-type="float" office:value="105.21336191881" calcext:value-type="float">
            <text:p>105.2133619188</text:p>
          </table:table-cell>
          <table:table-cell table:formula="of:=ROUND([.C496])" office:value-type="float" office:value="105" calcext:value-type="float">
            <text:p>105</text:p>
          </table:table-cell>
          <table:table-cell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7])" office:value-type="float" office:value="106.211724837522" calcext:value-type="float">
            <text:p>106.2117248375</text:p>
          </table:table-cell>
          <table:table-cell table:formula="of:=ROUND([.C497])" office:value-type="float" office:value="106" calcext:value-type="float">
            <text:p>106</text:p>
          </table:table-cell>
          <table:table-cell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8])" office:value-type="float" office:value="107.219561158655" calcext:value-type="float">
            <text:p>107.2195611587</text:p>
          </table:table-cell>
          <table:table-cell table:formula="of:=ROUND([.C498])" office:value-type="float" office:value="107" calcext:value-type="float">
            <text:p>107</text:p>
          </table:table-cell>
          <table:table-cell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499])" office:value-type="float" office:value="108.236960774723" calcext:value-type="float">
            <text:p>108.2369607747</text:p>
          </table:table-cell>
          <table:table-cell table:formula="of:=ROUND([.C499])" office:value-type="float" office:value="108" calcext:value-type="float">
            <text:p>108</text:p>
          </table:table-cell>
          <table:table-cell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0])" office:value-type="float" office:value="109.264014431225" calcext:value-type="float">
            <text:p>109.2640144312</text:p>
          </table:table-cell>
          <table:table-cell table:formula="of:=ROUND([.C500])" office:value-type="float" office:value="109" calcext:value-type="float">
            <text:p>109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1])" office:value-type="float" office:value="110.30081373474" calcext:value-type="float">
            <text:p>110.3008137347</text:p>
          </table:table-cell>
          <table:table-cell table:formula="of:=ROUND([.C501])" office:value-type="float" office:value="110" calcext:value-type="float">
            <text:p>110</text:p>
          </table:table-cell>
          <table:table-cell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2])" office:value-type="float" office:value="111.347451161092" calcext:value-type="float">
            <text:p>111.3474511611</text:p>
          </table:table-cell>
          <table:table-cell table:formula="of:=ROUND([.C502])" office:value-type="float" office:value="111" calcext:value-type="float">
            <text:p>111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3])" office:value-type="float" office:value="112.404020063606" calcext:value-type="float">
            <text:p>112.4040200636</text:p>
          </table:table-cell>
          <table:table-cell table:formula="of:=ROUND([.C503])"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4])" office:value-type="float" office:value="113.47061468143" calcext:value-type="float">
            <text:p>113.4706146814</text:p>
          </table:table-cell>
          <table:table-cell table:formula="of:=ROUND([.C504])" office:value-type="float" office:value="113" calcext:value-type="float">
            <text:p>113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5])" office:value-type="float" office:value="114.547330147939" calcext:value-type="float">
            <text:p>114.5473301479</text:p>
          </table:table-cell>
          <table:table-cell table:formula="of:=ROUND([.C505])" office:value-type="float" office:value="115" calcext:value-type="float">
            <text:p>115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6])" office:value-type="float" office:value="115.634262499226" calcext:value-type="float">
            <text:p>115.6342624992</text:p>
          </table:table-cell>
          <table:table-cell table:formula="of:=ROUND([.C506])" office:value-type="float" office:value="116" calcext:value-type="float">
            <text:p>116</text:p>
          </table:table-cell>
          <table:table-cell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7])" office:value-type="float" office:value="116.731508682662" calcext:value-type="float">
            <text:p>116.7315086827</text:p>
          </table:table-cell>
          <table:table-cell table:formula="of:=ROUND([.C507])" office:value-type="float" office:value="117" calcext:value-type="float">
            <text:p>117</text:p>
          </table:table-cell>
          <table:table-cell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8])" office:value-type="float" office:value="117.839166565547" calcext:value-type="float">
            <text:p>117.8391665655</text:p>
          </table:table-cell>
          <table:table-cell table:formula="of:=ROUND([.C508])" office:value-type="float" office:value="118" calcext:value-type="float">
            <text:p>118</text:p>
          </table:table-cell>
          <table:table-cell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09])" office:value-type="float" office:value="118.957334943835" calcext:value-type="float">
            <text:p>118.9573349438</text:p>
          </table:table-cell>
          <table:table-cell table:formula="of:=ROUND([.C509])" office:value-type="float" office:value="119" calcext:value-type="float">
            <text:p>119</text:p>
          </table:table-cell>
          <table:table-cell office:value-type="float" office:value="506" calcext:value-type="float">
            <text:p>5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0])" office:value-type="float" office:value="120.086113550952" calcext:value-type="float">
            <text:p>120.086113551</text:p>
          </table:table-cell>
          <table:table-cell table:formula="of:=ROUND([.C510])" office:value-type="float" office:value="120" calcext:value-type="float">
            <text:p>120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1])" office:value-type="float" office:value="121.225603066685" calcext:value-type="float">
            <text:p>121.2256030667</text:p>
          </table:table-cell>
          <table:table-cell table:formula="of:=ROUND([.C511])" office:value-type="float" office:value="121" calcext:value-type="float">
            <text:p>121</text:p>
          </table:table-cell>
          <table:table-cell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2])" office:value-type="float" office:value="122.375905126168" calcext:value-type="float">
            <text:p>122.3759051262</text:p>
          </table:table-cell>
          <table:table-cell table:formula="of:=ROUND([.C512])" office:value-type="float" office:value="122" calcext:value-type="float">
            <text:p>122</text:p>
          </table:table-cell>
          <table:table-cell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3])" office:value-type="float" office:value="123.537122328943" calcext:value-type="float">
            <text:p>123.5371223289</text:p>
          </table:table-cell>
          <table:table-cell table:formula="of:=ROUND([.C513])" office:value-type="float" office:value="124" calcext:value-type="float">
            <text:p>124</text:p>
          </table:table-cell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4])" office:value-type="float" office:value="124.709358248111" calcext:value-type="float">
            <text:p>124.7093582481</text:p>
          </table:table-cell>
          <table:table-cell table:formula="of:=ROUND([.C514])" office:value-type="float" office:value="125" calcext:value-type="float">
            <text:p>125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5])" office:value-type="float" office:value="125.892717439574" calcext:value-type="float">
            <text:p>125.8927174396</text:p>
          </table:table-cell>
          <table:table-cell table:formula="of:=ROUND([.C515])" office:value-type="float" office:value="126" calcext:value-type="float">
            <text:p>126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6])" office:value-type="float" office:value="127.087305451357" calcext:value-type="float">
            <text:p>127.0873054514</text:p>
          </table:table-cell>
          <table:table-cell table:formula="of:=ROUND([.C516])" office:value-type="float" office:value="127" calcext:value-type="float">
            <text:p>127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7])" office:value-type="float" office:value="128.293228833024" calcext:value-type="float">
            <text:p>128.293228833</text:p>
          </table:table-cell>
          <table:table-cell table:formula="of:=ROUND([.C517])" office:value-type="float" office:value="128" calcext:value-type="float">
            <text:p>128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8])" office:value-type="float" office:value="129.510595145182" calcext:value-type="float">
            <text:p>129.5105951452</text:p>
          </table:table-cell>
          <table:table-cell table:formula="of:=ROUND([.C518])" office:value-type="float" office:value="130" calcext:value-type="float">
            <text:p>130</text:p>
          </table:table-cell>
          <table:table-cell office:value-type="float" office:value="515" calcext:value-type="float">
            <text:p>5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19])" office:value-type="float" office:value="130.739512969071" calcext:value-type="float">
            <text:p>130.7395129691</text:p>
          </table:table-cell>
          <table:table-cell table:formula="of:=ROUND([.C519])" office:value-type="float" office:value="131" calcext:value-type="float">
            <text:p>131</text:p>
          </table:table-cell>
          <table:table-cell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0])" office:value-type="float" office:value="131.980091916254" calcext:value-type="float">
            <text:p>131.9800919163</text:p>
          </table:table-cell>
          <table:table-cell table:formula="of:=ROUND([.C520])" office:value-type="float" office:value="132" calcext:value-type="float">
            <text:p>132</text:p>
          </table:table-cell>
          <table:table-cell office:value-type="float" office:value="517" calcext:value-type="float">
            <text:p>5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1])" office:value-type="float" office:value="133.232442638391" calcext:value-type="float">
            <text:p>133.2324426384</text:p>
          </table:table-cell>
          <table:table-cell table:formula="of:=ROUND([.C521])" office:value-type="float" office:value="133" calcext:value-type="float">
            <text:p>133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2])" office:value-type="float" office:value="134.496676837107" calcext:value-type="float">
            <text:p>134.4966768371</text:p>
          </table:table-cell>
          <table:table-cell table:formula="of:=ROUND([.C522])" office:value-type="float" office:value="134" calcext:value-type="float">
            <text:p>134</text:p>
          </table:table-cell>
          <table:table-cell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3])" office:value-type="float" office:value="135.772907273958" calcext:value-type="float">
            <text:p>135.772907274</text:p>
          </table:table-cell>
          <table:table-cell table:formula="of:=ROUND([.C523])" office:value-type="float" office:value="136" calcext:value-type="float">
            <text:p>136</text:p>
          </table:table-cell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4])" office:value-type="float" office:value="137.061247780488" calcext:value-type="float">
            <text:p>137.0612477805</text:p>
          </table:table-cell>
          <table:table-cell table:formula="of:=ROUND([.C524])" office:value-type="float" office:value="137" calcext:value-type="float">
            <text:p>137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5])" office:value-type="float" office:value="138.361813268378" calcext:value-type="float">
            <text:p>138.3618132684</text:p>
          </table:table-cell>
          <table:table-cell table:formula="of:=ROUND([.C525])" office:value-type="float" office:value="138" calcext:value-type="float">
            <text:p>138</text:p>
          </table:table-cell>
          <table:table-cell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6])" office:value-type="float" office:value="139.674719739702" calcext:value-type="float">
            <text:p>139.6747197397</text:p>
          </table:table-cell>
          <table:table-cell table:formula="of:=ROUND([.C526])" office:value-type="float" office:value="140" calcext:value-type="float">
            <text:p>140</text:p>
          </table:table-cell>
          <table:table-cell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7])" office:value-type="float" office:value="141.000084297269" calcext:value-type="float">
            <text:p>141.0000842973</text:p>
          </table:table-cell>
          <table:table-cell table:formula="of:=ROUND([.C527])" office:value-type="float" office:value="141" calcext:value-type="float">
            <text:p>141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8])" office:value-type="float" office:value="142.33802515507" calcext:value-type="float">
            <text:p>142.3380251551</text:p>
          </table:table-cell>
          <table:table-cell table:formula="of:=ROUND([.C528])" office:value-type="float" office:value="142" calcext:value-type="float">
            <text:p>142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29])" office:value-type="float" office:value="143.688661648819" calcext:value-type="float">
            <text:p>143.6886616488</text:p>
          </table:table-cell>
          <table:table-cell table:formula="of:=ROUND([.C529])" office:value-type="float" office:value="144" calcext:value-type="float">
            <text:p>144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0])" office:value-type="float" office:value="145.052114246601" calcext:value-type="float">
            <text:p>145.0521142466</text:p>
          </table:table-cell>
          <table:table-cell table:formula="of:=ROUND([.C530])" office:value-type="float" office:value="145" calcext:value-type="float">
            <text:p>145</text:p>
          </table:table-cell>
          <table:table-cell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1])" office:value-type="float" office:value="146.428504559615" calcext:value-type="float">
            <text:p>146.4285045596</text:p>
          </table:table-cell>
          <table:table-cell table:formula="of:=ROUND([.C531])" office:value-type="float" office:value="146" calcext:value-type="float">
            <text:p>146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2])" office:value-type="float" office:value="147.817955353019" calcext:value-type="float">
            <text:p>147.817955353</text:p>
          </table:table-cell>
          <table:table-cell table:formula="of:=ROUND([.C532])" office:value-type="float" office:value="148" calcext:value-type="float">
            <text:p>148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3])" office:value-type="float" office:value="149.220590556885" calcext:value-type="float">
            <text:p>149.2205905569</text:p>
          </table:table-cell>
          <table:table-cell table:formula="of:=ROUND([.C533])" office:value-type="float" office:value="149" calcext:value-type="float">
            <text:p>149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4])" office:value-type="float" office:value="150.636535277246" calcext:value-type="float">
            <text:p>150.6365352772</text:p>
          </table:table-cell>
          <table:table-cell table:formula="of:=ROUND([.C534])" office:value-type="float" office:value="151" calcext:value-type="float">
            <text:p>151</text:p>
          </table:table-cell>
          <table:table-cell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5])" office:value-type="float" office:value="152.06591580726" calcext:value-type="float">
            <text:p>152.0659158073</text:p>
          </table:table-cell>
          <table:table-cell table:formula="of:=ROUND([.C535])" office:value-type="float" office:value="152" calcext:value-type="float">
            <text:p>152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6])" office:value-type="float" office:value="153.508859638474" calcext:value-type="float">
            <text:p>153.5088596385</text:p>
          </table:table-cell>
          <table:table-cell table:formula="of:=ROUND([.C536])" office:value-type="float" office:value="154" calcext:value-type="float">
            <text:p>154</text:p>
          </table:table-cell>
          <table:table-cell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7])" office:value-type="float" office:value="154.965495472192" calcext:value-type="float">
            <text:p>154.9654954722</text:p>
          </table:table-cell>
          <table:table-cell table:formula="of:=ROUND([.C537])" office:value-type="float" office:value="155" calcext:value-type="float">
            <text:p>155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8])" office:value-type="float" office:value="156.435953230958" calcext:value-type="float">
            <text:p>156.435953231</text:p>
          </table:table-cell>
          <table:table-cell table:formula="of:=ROUND([.C538])" office:value-type="float" office:value="156" calcext:value-type="float">
            <text:p>156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39])" office:value-type="float" office:value="157.920364070142" calcext:value-type="float">
            <text:p>157.9203640701</text:p>
          </table:table-cell>
          <table:table-cell table:formula="of:=ROUND([.C539])" office:value-type="float" office:value="158" calcext:value-type="float">
            <text:p>158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0])" office:value-type="float" office:value="159.418860389638" calcext:value-type="float">
            <text:p>159.4188603896</text:p>
          </table:table-cell>
          <table:table-cell table:formula="of:=ROUND([.C540])" office:value-type="float" office:value="159" calcext:value-type="float">
            <text:p>159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1])" office:value-type="float" office:value="160.931575845677" calcext:value-type="float">
            <text:p>160.9315758457</text:p>
          </table:table-cell>
          <table:table-cell table:formula="of:=ROUND([.C541])" office:value-type="float" office:value="161" calcext:value-type="float">
            <text:p>161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2])" office:value-type="float" office:value="162.458645362744" calcext:value-type="float">
            <text:p>162.4586453627</text:p>
          </table:table-cell>
          <table:table-cell table:formula="of:=ROUND([.C542])" office:value-type="float" office:value="162" calcext:value-type="float">
            <text:p>162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3])" office:value-type="float" office:value="164.000205145612" calcext:value-type="float">
            <text:p>164.0002051456</text:p>
          </table:table-cell>
          <table:table-cell table:formula="of:=ROUND([.C543])" office:value-type="float" office:value="164" calcext:value-type="float">
            <text:p>164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4])" office:value-type="float" office:value="165.556392691496" calcext:value-type="float">
            <text:p>165.5563926915</text:p>
          </table:table-cell>
          <table:table-cell table:formula="of:=ROUND([.C544])" office:value-type="float" office:value="166" calcext:value-type="float">
            <text:p>166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5])" office:value-type="float" office:value="167.127346802311" calcext:value-type="float">
            <text:p>167.1273468023</text:p>
          </table:table-cell>
          <table:table-cell table:formula="of:=ROUND([.C545])" office:value-type="float" office:value="167" calcext:value-type="float">
            <text:p>167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6])" office:value-type="float" office:value="168.713207597055" calcext:value-type="float">
            <text:p>168.7132075971</text:p>
          </table:table-cell>
          <table:table-cell table:formula="of:=ROUND([.C546])" office:value-type="float" office:value="169" calcext:value-type="float">
            <text:p>169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7])" office:value-type="float" office:value="170.314116524306" calcext:value-type="float">
            <text:p>170.3141165243</text:p>
          </table:table-cell>
          <table:table-cell table:formula="of:=ROUND([.C547])" office:value-type="float" office:value="170" calcext:value-type="float">
            <text:p>170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8])" office:value-type="float" office:value="171.93021637484" calcext:value-type="float">
            <text:p>171.9302163748</text:p>
          </table:table-cell>
          <table:table-cell table:formula="of:=ROUND([.C548])" office:value-type="float" office:value="172" calcext:value-type="float">
            <text:p>172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49])" office:value-type="float" office:value="173.561651294364" calcext:value-type="float">
            <text:p>173.5616512944</text:p>
          </table:table-cell>
          <table:table-cell table:formula="of:=ROUND([.C549])" office:value-type="float" office:value="174" calcext:value-type="float">
            <text:p>174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0])" office:value-type="float" office:value="175.208566796375" calcext:value-type="float">
            <text:p>175.2085667964</text:p>
          </table:table-cell>
          <table:table-cell table:formula="of:=ROUND([.C550])" office:value-type="float" office:value="175" calcext:value-type="float">
            <text:p>175</text:p>
          </table:table-cell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1])" office:value-type="float" office:value="176.871109775139" calcext:value-type="float">
            <text:p>176.8711097751</text:p>
          </table:table-cell>
          <table:table-cell table:formula="of:=ROUND([.C551])" office:value-type="float" office:value="177" calcext:value-type="float">
            <text:p>177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2])" office:value-type="float" office:value="178.549428518791" calcext:value-type="float">
            <text:p>178.5494285188</text:p>
          </table:table-cell>
          <table:table-cell table:formula="of:=ROUND([.C552])" office:value-type="float" office:value="179" calcext:value-type="float">
            <text:p>179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3])" office:value-type="float" office:value="180.243672722565" calcext:value-type="float">
            <text:p>180.2436727226</text:p>
          </table:table-cell>
          <table:table-cell table:formula="of:=ROUND([.C553])"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4])" office:value-type="float" office:value="181.95399350214" calcext:value-type="float">
            <text:p>181.9539935021</text:p>
          </table:table-cell>
          <table:table-cell table:formula="of:=ROUND([.C554])" office:value-type="float" office:value="182" calcext:value-type="float">
            <text:p>182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5])" office:value-type="float" office:value="183.680543407126" calcext:value-type="float">
            <text:p>183.6805434071</text:p>
          </table:table-cell>
          <table:table-cell table:formula="of:=ROUND([.C555])" office:value-type="float" office:value="184" calcext:value-type="float">
            <text:p>184</text:p>
          </table:table-cell>
          <table:table-cell office:value-type="float" office:value="552" calcext:value-type="float">
            <text:p>5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6])" office:value-type="float" office:value="185.423476434665" calcext:value-type="float">
            <text:p>185.4234764347</text:p>
          </table:table-cell>
          <table:table-cell table:formula="of:=ROUND([.C556])"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7])" office:value-type="float" office:value="187.182948043166" calcext:value-type="float">
            <text:p>187.1829480432</text:p>
          </table:table-cell>
          <table:table-cell table:formula="of:=ROUND([.C557])" office:value-type="float" office:value="187" calcext:value-type="float">
            <text:p>187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8])" office:value-type="float" office:value="188.959115166176" calcext:value-type="float">
            <text:p>188.9591151662</text:p>
          </table:table-cell>
          <table:table-cell table:formula="of:=ROUND([.C558])" office:value-type="float" office:value="189" calcext:value-type="float">
            <text:p>189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59])" office:value-type="float" office:value="190.752136226374" calcext:value-type="float">
            <text:p>190.7521362264</text:p>
          </table:table-cell>
          <table:table-cell table:formula="of:=ROUND([.C559])" office:value-type="float" office:value="191" calcext:value-type="float">
            <text:p>191</text:p>
          </table:table-cell>
          <table:table-cell office:value-type="float" office:value="556" calcext:value-type="float">
            <text:p>5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0])" office:value-type="float" office:value="192.562171149701" calcext:value-type="float">
            <text:p>192.5621711497</text:p>
          </table:table-cell>
          <table:table-cell table:formula="of:=ROUND([.C560])" office:value-type="float" office:value="193" calcext:value-type="float">
            <text:p>193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1])" office:value-type="float" office:value="194.389381379623" calcext:value-type="float">
            <text:p>194.3893813796</text:p>
          </table:table-cell>
          <table:table-cell table:formula="of:=ROUND([.C561])" office:value-type="float" office:value="194" calcext:value-type="float">
            <text:p>194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2])" office:value-type="float" office:value="196.233929891538" calcext:value-type="float">
            <text:p>196.2339298915</text:p>
          </table:table-cell>
          <table:table-cell table:formula="of:=ROUND([.C562])" office:value-type="float" office:value="196" calcext:value-type="float">
            <text:p>196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3])" office:value-type="float" office:value="198.095981207303" calcext:value-type="float">
            <text:p>198.0959812073</text:p>
          </table:table-cell>
          <table:table-cell table:formula="of:=ROUND([.C563])" office:value-type="float" office:value="198" calcext:value-type="float">
            <text:p>198</text:p>
          </table:table-cell>
          <table:table-cell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4])" office:value-type="float" office:value="199.975701409913" calcext:value-type="float">
            <text:p>199.9757014099</text:p>
          </table:table-cell>
          <table:table-cell table:formula="of:=ROUND([.C564])" office:value-type="float" office:value="200" calcext:value-type="float">
            <text:p>200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5])" office:value-type="float" office:value="201.873258158316" calcext:value-type="float">
            <text:p>201.8732581583</text:p>
          </table:table-cell>
          <table:table-cell table:formula="of:=ROUND([.C565])" office:value-type="float" office:value="202" calcext:value-type="float">
            <text:p>202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6])" office:value-type="float" office:value="203.788820702363" calcext:value-type="float">
            <text:p>203.7888207024</text:p>
          </table:table-cell>
          <table:table-cell table:formula="of:=ROUND([.C566])" office:value-type="float" office:value="204" calcext:value-type="float">
            <text:p>204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7])" office:value-type="float" office:value="205.722559897907" calcext:value-type="float">
            <text:p>205.7225598979</text:p>
          </table:table-cell>
          <table:table-cell table:formula="of:=ROUND([.C567])" office:value-type="float" office:value="206" calcext:value-type="float">
            <text:p>206</text:p>
          </table:table-cell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8])" office:value-type="float" office:value="207.674648222042" calcext:value-type="float">
            <text:p>207.674648222</text:p>
          </table:table-cell>
          <table:table-cell table:formula="of:=ROUND([.C568])" office:value-type="float" office:value="208" calcext:value-type="float">
            <text:p>208</text:p>
          </table:table-cell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69])" office:value-type="float" office:value="209.645259788485" calcext:value-type="float">
            <text:p>209.6452597885</text:p>
          </table:table-cell>
          <table:table-cell table:formula="of:=ROUND([.C569])" office:value-type="float" office:value="210" calcext:value-type="float">
            <text:p>210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0])" office:value-type="float" office:value="211.634570363107" calcext:value-type="float">
            <text:p>211.6345703631</text:p>
          </table:table-cell>
          <table:table-cell table:formula="of:=ROUND([.C570])" office:value-type="float" office:value="212" calcext:value-type="float">
            <text:p>212</text:p>
          </table:table-cell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1])" office:value-type="float" office:value="213.642757379612" calcext:value-type="float">
            <text:p>213.6427573796</text:p>
          </table:table-cell>
          <table:table-cell table:formula="of:=ROUND([.C571])" office:value-type="float" office:value="214" calcext:value-type="float">
            <text:p>214</text:p>
          </table:table-cell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2])" office:value-type="float" office:value="215.669999955359" calcext:value-type="float">
            <text:p>215.6699999554</text:p>
          </table:table-cell>
          <table:table-cell table:formula="of:=ROUND([.C572])" office:value-type="float" office:value="216" calcext:value-type="float">
            <text:p>216</text:p>
          </table:table-cell>
          <table:table-cell office:value-type="float" office:value="569" calcext:value-type="float">
            <text:p>5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3])" office:value-type="float" office:value="217.716478907342" calcext:value-type="float">
            <text:p>217.7164789073</text:p>
          </table:table-cell>
          <table:table-cell table:formula="of:=ROUND([.C573])" office:value-type="float" office:value="218" calcext:value-type="float">
            <text:p>218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4])" office:value-type="float" office:value="219.782376768313" calcext:value-type="float">
            <text:p>219.7823767683</text:p>
          </table:table-cell>
          <table:table-cell table:formula="of:=ROUND([.C574])" office:value-type="float" office:value="220" calcext:value-type="float">
            <text:p>220</text:p>
          </table:table-cell>
          <table:table-cell office:value-type="float" office:value="571" calcext:value-type="float">
            <text:p>5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5])" office:value-type="float" office:value="221.867877803071" calcext:value-type="float">
            <text:p>221.8678778031</text:p>
          </table:table-cell>
          <table:table-cell table:formula="of:=ROUND([.C575])" office:value-type="float" office:value="222" calcext:value-type="float">
            <text:p>222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6])" office:value-type="float" office:value="223.973168024886" calcext:value-type="float">
            <text:p>223.9731680249</text:p>
          </table:table-cell>
          <table:table-cell table:formula="of:=ROUND([.C576])" office:value-type="float" office:value="224" calcext:value-type="float">
            <text:p>224</text:p>
          </table:table-cell>
          <table:table-cell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7])" office:value-type="float" office:value="226.098435212101" calcext:value-type="float">
            <text:p>226.0984352121</text:p>
          </table:table-cell>
          <table:table-cell table:formula="of:=ROUND([.C577])" office:value-type="float" office:value="226" calcext:value-type="float">
            <text:p>226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8])" office:value-type="float" office:value="228.243868924873" calcext:value-type="float">
            <text:p>228.2438689249</text:p>
          </table:table-cell>
          <table:table-cell table:formula="of:=ROUND([.C578])" office:value-type="float" office:value="228" calcext:value-type="float">
            <text:p>228</text:p>
          </table:table-cell>
          <table:table-cell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79])" office:value-type="float" office:value="230.409660522084" calcext:value-type="float">
            <text:p>230.4096605221</text:p>
          </table:table-cell>
          <table:table-cell table:formula="of:=ROUND([.C579])" office:value-type="float" office:value="230" calcext:value-type="float">
            <text:p>230</text:p>
          </table:table-cell>
          <table:table-cell office:value-type="float" office:value="576" calcext:value-type="float">
            <text:p>5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0])" office:value-type="float" office:value="232.596003178408" calcext:value-type="float">
            <text:p>232.5960031784</text:p>
          </table:table-cell>
          <table:table-cell table:formula="of:=ROUND([.C580])" office:value-type="float" office:value="233" calcext:value-type="float">
            <text:p>233</text:p>
          </table:table-cell>
          <table:table-cell office:value-type="float" office:value="577" calcext:value-type="float">
            <text:p>5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1])" office:value-type="float" office:value="234.803091901543" calcext:value-type="float">
            <text:p>234.8030919015</text:p>
          </table:table-cell>
          <table:table-cell table:formula="of:=ROUND([.C581])" office:value-type="float" office:value="235" calcext:value-type="float">
            <text:p>235</text:p>
          </table:table-cell>
          <table:table-cell office:value-type="float" office:value="578" calcext:value-type="float">
            <text:p>5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2])" office:value-type="float" office:value="237.031123549599" calcext:value-type="float">
            <text:p>237.0311235496</text:p>
          </table:table-cell>
          <table:table-cell table:formula="of:=ROUND([.C582])" office:value-type="float" office:value="237" calcext:value-type="float">
            <text:p>237</text:p>
          </table:table-cell>
          <table:table-cell office:value-type="float" office:value="579" calcext:value-type="float">
            <text:p>5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3])" office:value-type="float" office:value="239.280296848665" calcext:value-type="float">
            <text:p>239.2802968487</text:p>
          </table:table-cell>
          <table:table-cell table:formula="of:=ROUND([.C583])" office:value-type="float" office:value="239" calcext:value-type="float">
            <text:p>239</text:p>
          </table:table-cell>
          <table:table-cell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4])" office:value-type="float" office:value="241.550812410524" calcext:value-type="float">
            <text:p>241.5508124105</text:p>
          </table:table-cell>
          <table:table-cell table:formula="of:=ROUND([.C584])" office:value-type="float" office:value="242" calcext:value-type="float">
            <text:p>242</text:p>
          </table:table-cell>
          <table:table-cell office:value-type="float" office:value="581" calcext:value-type="float">
            <text:p>5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5])" office:value-type="float" office:value="243.842872750556" calcext:value-type="float">
            <text:p>243.8428727506</text:p>
          </table:table-cell>
          <table:table-cell table:formula="of:=ROUND([.C585])" office:value-type="float" office:value="244" calcext:value-type="float">
            <text:p>244</text:p>
          </table:table-cell>
          <table:table-cell office:value-type="float" office:value="582" calcext:value-type="float">
            <text:p>5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6])" office:value-type="float" office:value="246.156682305794" calcext:value-type="float">
            <text:p>246.1566823058</text:p>
          </table:table-cell>
          <table:table-cell table:formula="of:=ROUND([.C586])" office:value-type="float" office:value="246" calcext:value-type="float">
            <text:p>246</text:p>
          </table:table-cell>
          <table:table-cell office:value-type="float" office:value="583" calcext:value-type="float">
            <text:p>5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7])" office:value-type="float" office:value="248.492447453163" calcext:value-type="float">
            <text:p>248.4924474532</text:p>
          </table:table-cell>
          <table:table-cell table:formula="of:=ROUND([.C587])" office:value-type="float" office:value="248" calcext:value-type="float">
            <text:p>248</text:p>
          </table:table-cell>
          <table:table-cell office:value-type="float" office:value="584" calcext:value-type="float">
            <text:p>5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8])" office:value-type="float" office:value="250.850376527882" calcext:value-type="float">
            <text:p>250.8503765279</text:p>
          </table:table-cell>
          <table:table-cell table:formula="of:=ROUND([.C588])" office:value-type="float" office:value="251" calcext:value-type="float">
            <text:p>251</text:p>
          </table:table-cell>
          <table:table-cell office:value-type="float" office:value="585" calcext:value-type="float">
            <text:p>5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89])" office:value-type="float" office:value="253.230679842054" calcext:value-type="float">
            <text:p>253.2306798421</text:p>
          </table:table-cell>
          <table:table-cell table:formula="of:=ROUND([.C589])" office:value-type="float" office:value="253" calcext:value-type="float">
            <text:p>253</text:p>
          </table:table-cell>
          <table:table-cell office:value-type="float" office:value="586" calcext:value-type="float">
            <text:p>5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0])" office:value-type="float" office:value="255.633569703417" calcext:value-type="float">
            <text:p>255.6335697034</text:p>
          </table:table-cell>
          <table:table-cell table:formula="of:=ROUND([.C590])" office:value-type="float" office:value="256" calcext:value-type="float">
            <text:p>256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1])" office:value-type="float" office:value="258.059260434286" calcext:value-type="float">
            <text:p>258.0592604343</text:p>
          </table:table-cell>
          <table:table-cell table:formula="of:=ROUND([.C591])" office:value-type="float" office:value="258" calcext:value-type="float">
            <text:p>258</text:p>
          </table:table-cell>
          <table:table-cell office:value-type="float" office:value="588" calcext:value-type="float">
            <text:p>5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2])" office:value-type="float" office:value="260.507968390665" calcext:value-type="float">
            <text:p>260.5079683907</text:p>
          </table:table-cell>
          <table:table-cell table:formula="of:=ROUND([.C592])" office:value-type="float" office:value="261" calcext:value-type="float">
            <text:p>261</text:p>
          </table:table-cell>
          <table:table-cell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3])" office:value-type="float" office:value="262.979911981547" calcext:value-type="float">
            <text:p>262.9799119815</text:p>
          </table:table-cell>
          <table:table-cell table:formula="of:=ROUND([.C593])" office:value-type="float" office:value="263" calcext:value-type="float">
            <text:p>263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4])" office:value-type="float" office:value="265.475311688395" calcext:value-type="float">
            <text:p>265.4753116884</text:p>
          </table:table-cell>
          <table:table-cell table:formula="of:=ROUND([.C594])" office:value-type="float" office:value="265" calcext:value-type="float">
            <text:p>265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5])" office:value-type="float" office:value="267.994390084805" calcext:value-type="float">
            <text:p>267.9943900848</text:p>
          </table:table-cell>
          <table:table-cell table:formula="of:=ROUND([.C595])" office:value-type="float" office:value="268" calcext:value-type="float">
            <text:p>268</text:p>
          </table:table-cell>
          <table:table-cell office:value-type="float" office:value="592" calcext:value-type="float">
            <text:p>5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6])" office:value-type="float" office:value="270.537371856361" calcext:value-type="float">
            <text:p>270.5373718564</text:p>
          </table:table-cell>
          <table:table-cell table:formula="of:=ROUND([.C596])" office:value-type="float" office:value="271" calcext:value-type="float">
            <text:p>271</text:p>
          </table:table-cell>
          <table:table-cell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7])" office:value-type="float" office:value="273.104483820673" calcext:value-type="float">
            <text:p>273.1044838207</text:p>
          </table:table-cell>
          <table:table-cell table:formula="of:=ROUND([.C597])" office:value-type="float" office:value="273" calcext:value-type="float">
            <text:p>273</text:p>
          </table:table-cell>
          <table:table-cell office:value-type="float" office:value="594" calcext:value-type="float">
            <text:p>5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8])" office:value-type="float" office:value="275.695954947611" calcext:value-type="float">
            <text:p>275.6959549476</text:p>
          </table:table-cell>
          <table:table-cell table:formula="of:=ROUND([.C598])" office:value-type="float" office:value="276" calcext:value-type="float">
            <text:p>276</text:p>
          </table:table-cell>
          <table:table-cell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599])" office:value-type="float" office:value="278.312016379724" calcext:value-type="float">
            <text:p>278.3120163797</text:p>
          </table:table-cell>
          <table:table-cell table:formula="of:=ROUND([.C599])" office:value-type="float" office:value="278" calcext:value-type="float">
            <text:p>278</text:p>
          </table:table-cell>
          <table:table-cell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0])" office:value-type="float" office:value="280.952901452858" calcext:value-type="float">
            <text:p>280.9529014529</text:p>
          </table:table-cell>
          <table:table-cell table:formula="of:=ROUND([.C600])" office:value-type="float" office:value="281" calcext:value-type="float">
            <text:p>281</text:p>
          </table:table-cell>
          <table:table-cell office:value-type="float" office:value="597" calcext:value-type="float">
            <text:p>5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1])" office:value-type="float" office:value="283.618845716968" calcext:value-type="float">
            <text:p>283.618845717</text:p>
          </table:table-cell>
          <table:table-cell table:formula="of:=ROUND([.C601])" office:value-type="float" office:value="284" calcext:value-type="float">
            <text:p>284</text:p>
          </table:table-cell>
          <table:table-cell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2])" office:value-type="float" office:value="286.310086957129" calcext:value-type="float">
            <text:p>286.3100869571</text:p>
          </table:table-cell>
          <table:table-cell table:formula="of:=ROUND([.C602])" office:value-type="float" office:value="286" calcext:value-type="float">
            <text:p>286</text:p>
          </table:table-cell>
          <table:table-cell office:value-type="float" office:value="599" calcext:value-type="float">
            <text:p>5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3])" office:value-type="float" office:value="289.026865214742" calcext:value-type="float">
            <text:p>289.0268652147</text:p>
          </table:table-cell>
          <table:table-cell table:formula="of:=ROUND([.C603])" office:value-type="float" office:value="289" calcext:value-type="float">
            <text:p>289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4])" office:value-type="float" office:value="291.769422808945" calcext:value-type="float">
            <text:p>291.7694228089</text:p>
          </table:table-cell>
          <table:table-cell table:formula="of:=ROUND([.C604])" office:value-type="float" office:value="292" calcext:value-type="float">
            <text:p>292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5])" office:value-type="float" office:value="294.53800435823" calcext:value-type="float">
            <text:p>294.5380043582</text:p>
          </table:table-cell>
          <table:table-cell table:formula="of:=ROUND([.C605])"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6])" office:value-type="float" office:value="297.332856802254" calcext:value-type="float">
            <text:p>297.3328568023</text:p>
          </table:table-cell>
          <table:table-cell table:formula="of:=ROUND([.C606])" office:value-type="float" office:value="297" calcext:value-type="float">
            <text:p>297</text:p>
          </table:table-cell>
          <table:table-cell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7])" office:value-type="float" office:value="300.154229423873" calcext:value-type="float">
            <text:p>300.1542294239</text:p>
          </table:table-cell>
          <table:table-cell table:formula="of:=ROUND([.C607])" office:value-type="float" office:value="300" calcext:value-type="float">
            <text:p>300</text:p>
          </table:table-cell>
          <table:table-cell office:value-type="float" office:value="604" calcext:value-type="float">
            <text:p>6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8])" office:value-type="float" office:value="303.00237387137" calcext:value-type="float">
            <text:p>303.0023738714</text:p>
          </table:table-cell>
          <table:table-cell table:formula="of:=ROUND([.C608])" office:value-type="float" office:value="303" calcext:value-type="float">
            <text:p>303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09])" office:value-type="float" office:value="305.877544180902" calcext:value-type="float">
            <text:p>305.8775441809</text:p>
          </table:table-cell>
          <table:table-cell table:formula="of:=ROUND([.C609])" office:value-type="float" office:value="306" calcext:value-type="float">
            <text:p>306</text:p>
          </table:table-cell>
          <table:table-cell office:value-type="float" office:value="606" calcext:value-type="float">
            <text:p>6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0])" office:value-type="float" office:value="308.779996799161" calcext:value-type="float">
            <text:p>308.7799967992</text:p>
          </table:table-cell>
          <table:table-cell table:formula="of:=ROUND([.C610])" office:value-type="float" office:value="309" calcext:value-type="float">
            <text:p>309</text:p>
          </table:table-cell>
          <table:table-cell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1])" office:value-type="float" office:value="311.709990606243" calcext:value-type="float">
            <text:p>311.7099906062</text:p>
          </table:table-cell>
          <table:table-cell table:formula="of:=ROUND([.C611])" office:value-type="float" office:value="312" calcext:value-type="float">
            <text:p>312</text:p>
          </table:table-cell>
          <table:table-cell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2])" office:value-type="float" office:value="314.667786938744" calcext:value-type="float">
            <text:p>314.6677869387</text:p>
          </table:table-cell>
          <table:table-cell table:formula="of:=ROUND([.C612])" office:value-type="float" office:value="315" calcext:value-type="float">
            <text:p>315</text:p>
          </table:table-cell>
          <table:table-cell office:value-type="float" office:value="609" calcext:value-type="float">
            <text:p>6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3])" office:value-type="float" office:value="317.653649613062" calcext:value-type="float">
            <text:p>317.6536496131</text:p>
          </table:table-cell>
          <table:table-cell table:formula="of:=ROUND([.C613])" office:value-type="float" office:value="318" calcext:value-type="float">
            <text:p>318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4])" office:value-type="float" office:value="320.667844948937" calcext:value-type="float">
            <text:p>320.6678449489</text:p>
          </table:table-cell>
          <table:table-cell table:formula="of:=ROUND([.C614])" office:value-type="float" office:value="321" calcext:value-type="float">
            <text:p>321</text:p>
          </table:table-cell>
          <table:table-cell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5])" office:value-type="float" office:value="323.710641793197" calcext:value-type="float">
            <text:p>323.7106417932</text:p>
          </table:table-cell>
          <table:table-cell table:formula="of:=ROUND([.C615])" office:value-type="float" office:value="324" calcext:value-type="float">
            <text:p>324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6])" office:value-type="float" office:value="326.78231154374" calcext:value-type="float">
            <text:p>326.7823115437</text:p>
          </table:table-cell>
          <table:table-cell table:formula="of:=ROUND([.C616])" office:value-type="float" office:value="327" calcext:value-type="float">
            <text:p>327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7])" office:value-type="float" office:value="329.883128173743" calcext:value-type="float">
            <text:p>329.8831281737</text:p>
          </table:table-cell>
          <table:table-cell table:formula="of:=ROUND([.C617])" office:value-type="float" office:value="330" calcext:value-type="float">
            <text:p>330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8])" office:value-type="float" office:value="333.013368256098" calcext:value-type="float">
            <text:p>333.0133682561</text:p>
          </table:table-cell>
          <table:table-cell table:formula="of:=ROUND([.C618])" office:value-type="float" office:value="333" calcext:value-type="float">
            <text:p>333</text:p>
          </table:table-cell>
          <table:table-cell office:value-type="float" office:value="615" calcext:value-type="float">
            <text:p>6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19])" office:value-type="float" office:value="336.173310988077" calcext:value-type="float">
            <text:p>336.1733109881</text:p>
          </table:table-cell>
          <table:table-cell table:formula="of:=ROUND([.C619])" office:value-type="float" office:value="336" calcext:value-type="float">
            <text:p>336</text:p>
          </table:table-cell>
          <table:table-cell office:value-type="float" office:value="616" calcext:value-type="float">
            <text:p>6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0])" office:value-type="float" office:value="339.363238216239" calcext:value-type="float">
            <text:p>339.3632382162</text:p>
          </table:table-cell>
          <table:table-cell table:formula="of:=ROUND([.C620])" office:value-type="float" office:value="339" calcext:value-type="float">
            <text:p>339</text:p>
          </table:table-cell>
          <table:table-cell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1])" office:value-type="float" office:value="342.583434461567" calcext:value-type="float">
            <text:p>342.5834344616</text:p>
          </table:table-cell>
          <table:table-cell table:formula="of:=ROUND([.C621])" office:value-type="float" office:value="343" calcext:value-type="float">
            <text:p>343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2])" office:value-type="float" office:value="345.834186944845" calcext:value-type="float">
            <text:p>345.8341869448</text:p>
          </table:table-cell>
          <table:table-cell table:formula="of:=ROUND([.C622])" office:value-type="float" office:value="346" calcext:value-type="float">
            <text:p>346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3])" office:value-type="float" office:value="349.115785612277" calcext:value-type="float">
            <text:p>349.1157856123</text:p>
          </table:table-cell>
          <table:table-cell table:formula="of:=ROUND([.C623])" office:value-type="float" office:value="349" calcext:value-type="float">
            <text:p>349</text:p>
          </table:table-cell>
          <table:table-cell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4])" office:value-type="float" office:value="352.428523161349" calcext:value-type="float">
            <text:p>352.4285231613</text:p>
          </table:table-cell>
          <table:table-cell table:formula="of:=ROUND([.C624])" office:value-type="float" office:value="352" calcext:value-type="float">
            <text:p>352</text:p>
          </table:table-cell>
          <table:table-cell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5])" office:value-type="float" office:value="355.772695066932" calcext:value-type="float">
            <text:p>355.7726950669</text:p>
          </table:table-cell>
          <table:table-cell table:formula="of:=ROUND([.C625])" office:value-type="float" office:value="356" calcext:value-type="float">
            <text:p>356</text:p>
          </table:table-cell>
          <table:table-cell office:value-type="float" office:value="622" calcext:value-type="float">
            <text:p>6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6])" office:value-type="float" office:value="359.148599607644" calcext:value-type="float">
            <text:p>359.1485996076</text:p>
          </table:table-cell>
          <table:table-cell table:formula="of:=ROUND([.C626])" office:value-type="float" office:value="359" calcext:value-type="float">
            <text:p>359</text:p>
          </table:table-cell>
          <table:table-cell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7])" office:value-type="float" office:value="362.556537892445" calcext:value-type="float">
            <text:p>362.5565378924</text:p>
          </table:table-cell>
          <table:table-cell table:formula="of:=ROUND([.C627])" office:value-type="float" office:value="363" calcext:value-type="float">
            <text:p>363</text:p>
          </table:table-cell>
          <table:table-cell office:value-type="float" office:value="624" calcext:value-type="float">
            <text:p>6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8])" office:value-type="float" office:value="365.996813887503" calcext:value-type="float">
            <text:p>365.9968138875</text:p>
          </table:table-cell>
          <table:table-cell table:formula="of:=ROUND([.C628])" office:value-type="float" office:value="366" calcext:value-type="float">
            <text:p>366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29])" office:value-type="float" office:value="369.469734443299" calcext:value-type="float">
            <text:p>369.4697344433</text:p>
          </table:table-cell>
          <table:table-cell table:formula="of:=ROUND([.C629])" office:value-type="float" office:value="369" calcext:value-type="float">
            <text:p>369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0])" office:value-type="float" office:value="372.975609321999" calcext:value-type="float">
            <text:p>372.975609322</text:p>
          </table:table-cell>
          <table:table-cell table:formula="of:=ROUND([.C630])" office:value-type="float" office:value="373" calcext:value-type="float">
            <text:p>373</text:p>
          </table:table-cell>
          <table:table-cell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1])" office:value-type="float" office:value="376.514751225083" calcext:value-type="float">
            <text:p>376.5147512251</text:p>
          </table:table-cell>
          <table:table-cell table:formula="of:=ROUND([.C631])" office:value-type="float" office:value="377" calcext:value-type="float">
            <text:p>377</text:p>
          </table:table-cell>
          <table:table-cell office:value-type="float" office:value="628" calcext:value-type="float">
            <text:p>6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2])" office:value-type="float" office:value="380.087475821237" calcext:value-type="float">
            <text:p>380.0874758212</text:p>
          </table:table-cell>
          <table:table-cell table:formula="of:=ROUND([.C632])" office:value-type="float" office:value="380" calcext:value-type="float">
            <text:p>380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3])" office:value-type="float" office:value="383.694101774506" calcext:value-type="float">
            <text:p>383.6941017745</text:p>
          </table:table-cell>
          <table:table-cell table:formula="of:=ROUND([.C633])" office:value-type="float" office:value="384" calcext:value-type="float">
            <text:p>384</text:p>
          </table:table-cell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4])" office:value-type="float" office:value="387.334950772715" calcext:value-type="float">
            <text:p>387.3349507727</text:p>
          </table:table-cell>
          <table:table-cell table:formula="of:=ROUND([.C634])" office:value-type="float" office:value="387" calcext:value-type="float">
            <text:p>387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5])" office:value-type="float" office:value="391.010347556169" calcext:value-type="float">
            <text:p>391.0103475562</text:p>
          </table:table-cell>
          <table:table-cell table:formula="of:=ROUND([.C635])" office:value-type="float" office:value="391" calcext:value-type="float">
            <text:p>391</text:p>
          </table:table-cell>
          <table:table-cell office:value-type="float" office:value="632" calcext:value-type="float">
            <text:p>6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6])" office:value-type="float" office:value="394.720619946611" calcext:value-type="float">
            <text:p>394.7206199466</text:p>
          </table:table-cell>
          <table:table-cell table:formula="of:=ROUND([.C636])" office:value-type="float" office:value="395" calcext:value-type="float">
            <text:p>395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7])" office:value-type="float" office:value="398.466098876464" calcext:value-type="float">
            <text:p>398.4660988765</text:p>
          </table:table-cell>
          <table:table-cell table:formula="of:=ROUND([.C637])" office:value-type="float" office:value="398" calcext:value-type="float">
            <text:p>398</text:p>
          </table:table-cell>
          <table:table-cell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8])" office:value-type="float" office:value="402.247118418348" calcext:value-type="float">
            <text:p>402.2471184183</text:p>
          </table:table-cell>
          <table:table-cell table:formula="of:=ROUND([.C638])" office:value-type="float" office:value="402" calcext:value-type="float">
            <text:p>402</text:p>
          </table:table-cell>
          <table:table-cell office:value-type="float" office:value="635" calcext:value-type="float">
            <text:p>6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39])" office:value-type="float" office:value="406.064015814876" calcext:value-type="float">
            <text:p>406.0640158149</text:p>
          </table:table-cell>
          <table:table-cell table:formula="of:=ROUND([.C639])" office:value-type="float" office:value="406" calcext:value-type="float">
            <text:p>406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0])" office:value-type="float" office:value="409.917131508735" calcext:value-type="float">
            <text:p>409.9171315087</text:p>
          </table:table-cell>
          <table:table-cell table:formula="of:=ROUND([.C640])" office:value-type="float" office:value="410" calcext:value-type="float">
            <text:p>410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1])" office:value-type="float" office:value="413.806809173052" calcext:value-type="float">
            <text:p>413.8068091731</text:p>
          </table:table-cell>
          <table:table-cell table:formula="of:=ROUND([.C641])" office:value-type="float" office:value="414" calcext:value-type="float">
            <text:p>414</text:p>
          </table:table-cell>
          <table:table-cell office:value-type="float" office:value="638" calcext:value-type="float">
            <text:p>6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2])" office:value-type="float" office:value="417.733395742046" calcext:value-type="float">
            <text:p>417.733395742</text:p>
          </table:table-cell>
          <table:table-cell table:formula="of:=ROUND([.C642])" office:value-type="float" office:value="418" calcext:value-type="float">
            <text:p>418</text:p>
          </table:table-cell>
          <table:table-cell office:value-type="float" office:value="639" calcext:value-type="float">
            <text:p>6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3])" office:value-type="float" office:value="421.697241441973" calcext:value-type="float">
            <text:p>421.697241442</text:p>
          </table:table-cell>
          <table:table-cell table:formula="of:=ROUND([.C643])" office:value-type="float" office:value="422" calcext:value-type="float">
            <text:p>422</text:p>
          </table:table-cell>
          <table:table-cell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4])" office:value-type="float" office:value="425.698699822363" calcext:value-type="float">
            <text:p>425.6986998224</text:p>
          </table:table-cell>
          <table:table-cell table:formula="of:=ROUND([.C644])" office:value-type="float" office:value="426" calcext:value-type="float">
            <text:p>426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5])" office:value-type="float" office:value="429.738127787555" calcext:value-type="float">
            <text:p>429.7381277876</text:p>
          </table:table-cell>
          <table:table-cell table:formula="of:=ROUND([.C645])" office:value-type="float" office:value="430" calcext:value-type="float">
            <text:p>430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6])" office:value-type="float" office:value="433.815885628533" calcext:value-type="float">
            <text:p>433.8158856285</text:p>
          </table:table-cell>
          <table:table-cell table:formula="of:=ROUND([.C646])" office:value-type="float" office:value="434" calcext:value-type="float">
            <text:p>434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7])" office:value-type="float" office:value="437.932337055056" calcext:value-type="float">
            <text:p>437.9323370551</text:p>
          </table:table-cell>
          <table:table-cell table:formula="of:=ROUND([.C647])" office:value-type="float" office:value="438" calcext:value-type="float">
            <text:p>438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8])" office:value-type="float" office:value="442.087849228103" calcext:value-type="float">
            <text:p>442.0878492281</text:p>
          </table:table-cell>
          <table:table-cell table:formula="of:=ROUND([.C648])" office:value-type="float" office:value="442" calcext:value-type="float">
            <text:p>442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49])" office:value-type="float" office:value="446.282792792622" calcext:value-type="float">
            <text:p>446.2827927926</text:p>
          </table:table-cell>
          <table:table-cell table:formula="of:=ROUND([.C649])"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0])" office:value-type="float" office:value="450.517541910585" calcext:value-type="float">
            <text:p>450.5175419106</text:p>
          </table:table-cell>
          <table:table-cell table:formula="of:=ROUND([.C650])" office:value-type="float" office:value="451" calcext:value-type="float">
            <text:p>451</text:p>
          </table:table-cell>
          <table:table-cell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1])" office:value-type="float" office:value="454.792474294364" calcext:value-type="float">
            <text:p>454.7924742944</text:p>
          </table:table-cell>
          <table:table-cell table:formula="of:=ROUND([.C651])" office:value-type="float" office:value="455" calcext:value-type="float">
            <text:p>455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2])" office:value-type="float" office:value="459.107971240421" calcext:value-type="float">
            <text:p>459.1079712404</text:p>
          </table:table-cell>
          <table:table-cell table:formula="of:=ROUND([.C652])" office:value-type="float" office:value="459" calcext:value-type="float">
            <text:p>459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3])" office:value-type="float" office:value="463.464417663314" calcext:value-type="float">
            <text:p>463.4644176633</text:p>
          </table:table-cell>
          <table:table-cell table:formula="of:=ROUND([.C653])" office:value-type="float" office:value="463" calcext:value-type="float">
            <text:p>463</text:p>
          </table:table-cell>
          <table:table-cell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4])" office:value-type="float" office:value="467.862202130032" calcext:value-type="float">
            <text:p>467.86220213</text:p>
          </table:table-cell>
          <table:table-cell table:formula="of:=ROUND([.C654])" office:value-type="float" office:value="468" calcext:value-type="float">
            <text:p>468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5])" office:value-type="float" office:value="472.301716894652" calcext:value-type="float">
            <text:p>472.3017168947</text:p>
          </table:table-cell>
          <table:table-cell table:formula="of:=ROUND([.C655])" office:value-type="float" office:value="472" calcext:value-type="float">
            <text:p>472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6])" office:value-type="float" office:value="476.783357933323" calcext:value-type="float">
            <text:p>476.7833579333</text:p>
          </table:table-cell>
          <table:table-cell table:formula="of:=ROUND([.C656])" office:value-type="float" office:value="477" calcext:value-type="float">
            <text:p>477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7])" office:value-type="float" office:value="481.307524979588" calcext:value-type="float">
            <text:p>481.3075249796</text:p>
          </table:table-cell>
          <table:table-cell table:formula="of:=ROUND([.C657])" office:value-type="float" office:value="481" calcext:value-type="float">
            <text:p>481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8])" office:value-type="float" office:value="485.874621560037" calcext:value-type="float">
            <text:p>485.87462156</text:p>
          </table:table-cell>
          <table:table-cell table:formula="of:=ROUND([.C658])" office:value-type="float" office:value="486" calcext:value-type="float">
            <text:p>486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59])" office:value-type="float" office:value="490.485055030296" calcext:value-type="float">
            <text:p>490.4850550303</text:p>
          </table:table-cell>
          <table:table-cell table:formula="of:=ROUND([.C659])" office:value-type="float" office:value="490" calcext:value-type="float">
            <text:p>490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0])" office:value-type="float" office:value="495.139236611365" calcext:value-type="float">
            <text:p>495.1392366114</text:p>
          </table:table-cell>
          <table:table-cell table:formula="of:=ROUND([.C660])" office:value-type="float" office:value="495" calcext:value-type="float">
            <text:p>49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1])" office:value-type="float" office:value="499.837581426294" calcext:value-type="float">
            <text:p>499.8375814263</text:p>
          </table:table-cell>
          <table:table-cell table:formula="of:=ROUND([.C661])" office:value-type="float" office:value="500" calcext:value-type="float">
            <text:p>500</text:p>
          </table:table-cell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2])" office:value-type="float" office:value="504.580508537206" calcext:value-type="float">
            <text:p>504.5805085372</text:p>
          </table:table-cell>
          <table:table-cell table:formula="of:=ROUND([.C662])" office:value-type="float" office:value="505" calcext:value-type="float">
            <text:p>505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3])" office:value-type="float" office:value="509.368440982681" calcext:value-type="float">
            <text:p>509.3684409827</text:p>
          </table:table-cell>
          <table:table-cell table:formula="of:=ROUND([.C663])" office:value-type="float" office:value="509" calcext:value-type="float">
            <text:p>50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4])" office:value-type="float" office:value="514.201805815486" calcext:value-type="float">
            <text:p>514.2018058155</text:p>
          </table:table-cell>
          <table:table-cell table:formula="of:=ROUND([.C664])" office:value-type="float" office:value="514" calcext:value-type="float">
            <text:p>514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5])" office:value-type="float" office:value="519.081034140661" calcext:value-type="float">
            <text:p>519.0810341407</text:p>
          </table:table-cell>
          <table:table-cell table:formula="of:=ROUND([.C665])" office:value-type="float" office:value="519" calcext:value-type="float">
            <text:p>519</text:p>
          </table:table-cell>
          <table:table-cell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6])" office:value-type="float" office:value="524.006561153978" calcext:value-type="float">
            <text:p>524.006561154</text:p>
          </table:table-cell>
          <table:table-cell table:formula="of:=ROUND([.C666])" office:value-type="float" office:value="524" calcext:value-type="float">
            <text:p>524</text:p>
          </table:table-cell>
          <table:table-cell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7])" office:value-type="float" office:value="528.978826180752" calcext:value-type="float">
            <text:p>528.9788261808</text:p>
          </table:table-cell>
          <table:table-cell table:formula="of:=ROUND([.C667])" office:value-type="float" office:value="529" calcext:value-type="float">
            <text:p>529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8])" office:value-type="float" office:value="533.998272715028" calcext:value-type="float">
            <text:p>533.998272715</text:p>
          </table:table-cell>
          <table:table-cell table:formula="of:=ROUND([.C668])" office:value-type="float" office:value="534" calcext:value-type="float">
            <text:p>53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69])" office:value-type="float" office:value="539.065348459139" calcext:value-type="float">
            <text:p>539.0653484591</text:p>
          </table:table-cell>
          <table:table-cell table:formula="of:=ROUND([.C669])" office:value-type="float" office:value="539" calcext:value-type="float">
            <text:p>539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0])" office:value-type="float" office:value="544.180505363637" calcext:value-type="float">
            <text:p>544.1805053636</text:p>
          </table:table-cell>
          <table:table-cell table:formula="of:=ROUND([.C670])" office:value-type="float" office:value="544" calcext:value-type="float">
            <text:p>54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1])" office:value-type="float" office:value="549.344199667603" calcext:value-type="float">
            <text:p>549.3441996676</text:p>
          </table:table-cell>
          <table:table-cell table:formula="of:=ROUND([.C671])" office:value-type="float" office:value="549" calcext:value-type="float">
            <text:p>549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2])" office:value-type="float" office:value="554.556891939343" calcext:value-type="float">
            <text:p>554.5568919393</text:p>
          </table:table-cell>
          <table:table-cell table:formula="of:=ROUND([.C672])"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3])" office:value-type="float" office:value="559.819047117465" calcext:value-type="float">
            <text:p>559.8190471175</text:p>
          </table:table-cell>
          <table:table-cell table:formula="of:=ROUND([.C673])" office:value-type="float" office:value="560" calcext:value-type="float">
            <text:p>560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4])" office:value-type="float" office:value="565.131134552351" calcext:value-type="float">
            <text:p>565.1311345524</text:p>
          </table:table-cell>
          <table:table-cell table:formula="of:=ROUND([.C674])" office:value-type="float" office:value="565" calcext:value-type="float">
            <text:p>565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5])" office:value-type="float" office:value="570.493628048019" calcext:value-type="float">
            <text:p>570.493628048</text:p>
          </table:table-cell>
          <table:table-cell table:formula="of:=ROUND([.C675])"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6])" office:value-type="float" office:value="575.907005904383" calcext:value-type="float">
            <text:p>575.9070059044</text:p>
          </table:table-cell>
          <table:table-cell table:formula="of:=ROUND([.C676])" office:value-type="float" office:value="576" calcext:value-type="float">
            <text:p>576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7])" office:value-type="float" office:value="581.371750959914" calcext:value-type="float">
            <text:p>581.3717509599</text:p>
          </table:table-cell>
          <table:table-cell table:formula="of:=ROUND([.C677])" office:value-type="float" office:value="581" calcext:value-type="float">
            <text:p>581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8])" office:value-type="float" office:value="586.888350634709" calcext:value-type="float">
            <text:p>586.8883506347</text:p>
          </table:table-cell>
          <table:table-cell table:formula="of:=ROUND([.C678])" office:value-type="float" office:value="587" calcext:value-type="float">
            <text:p>58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79])" office:value-type="float" office:value="592.45729697396" calcext:value-type="float">
            <text:p>592.457296974</text:p>
          </table:table-cell>
          <table:table-cell table:formula="of:=ROUND([.C679])" office:value-type="float" office:value="592" calcext:value-type="float">
            <text:p>592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0])" office:value-type="float" office:value="598.079086691846" calcext:value-type="float">
            <text:p>598.0790866918</text:p>
          </table:table-cell>
          <table:table-cell table:formula="of:=ROUND([.C680])" office:value-type="float" office:value="598" calcext:value-type="float">
            <text:p>598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1])" office:value-type="float" office:value="603.754221215837" calcext:value-type="float">
            <text:p>603.7542212158</text:p>
          </table:table-cell>
          <table:table-cell table:formula="of:=ROUND([.C681])" office:value-type="float" office:value="604" calcext:value-type="float">
            <text:p>604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2])" office:value-type="float" office:value="609.483206731414" calcext:value-type="float">
            <text:p>609.4832067314</text:p>
          </table:table-cell>
          <table:table-cell table:formula="of:=ROUND([.C682])" office:value-type="float" office:value="609" calcext:value-type="float">
            <text:p>60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3])" office:value-type="float" office:value="615.266554227221" calcext:value-type="float">
            <text:p>615.2665542272</text:p>
          </table:table-cell>
          <table:table-cell table:formula="of:=ROUND([.C683])" office:value-type="float" office:value="615" calcext:value-type="float">
            <text:p>615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4])" office:value-type="float" office:value="621.104779540642" calcext:value-type="float">
            <text:p>621.1047795406</text:p>
          </table:table-cell>
          <table:table-cell table:formula="of:=ROUND([.C684])" office:value-type="float" office:value="621" calcext:value-type="float">
            <text:p>621</text:p>
          </table:table-cell>
          <table:table-cell office:value-type="float" office:value="681" calcext:value-type="float">
            <text:p>6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5])" office:value-type="float" office:value="626.998403403807" calcext:value-type="float">
            <text:p>626.9984034038</text:p>
          </table:table-cell>
          <table:table-cell table:formula="of:=ROUND([.C685])" office:value-type="float" office:value="627" calcext:value-type="float">
            <text:p>627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6])" office:value-type="float" office:value="632.94795149004" calcext:value-type="float">
            <text:p>632.94795149</text:p>
          </table:table-cell>
          <table:table-cell table:formula="of:=ROUND([.C686])" office:value-type="float" office:value="633" calcext:value-type="float">
            <text:p>63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7])" office:value-type="float" office:value="638.95395446075" calcext:value-type="float">
            <text:p>638.9539544608</text:p>
          </table:table-cell>
          <table:table-cell table:formula="of:=ROUND([.C687])" office:value-type="float" office:value="639" calcext:value-type="float">
            <text:p>63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8])" office:value-type="float" office:value="645.016948012753" calcext:value-type="float">
            <text:p>645.0169480128</text:p>
          </table:table-cell>
          <table:table-cell table:formula="of:=ROUND([.C688])" office:value-type="float" office:value="645" calcext:value-type="float">
            <text:p>64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89])" office:value-type="float" office:value="651.137472926062" calcext:value-type="float">
            <text:p>651.1374729261</text:p>
          </table:table-cell>
          <table:table-cell table:formula="of:=ROUND([.C689])" office:value-type="float" office:value="651" calcext:value-type="float">
            <text:p>651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0])" office:value-type="float" office:value="657.316075112115" calcext:value-type="float">
            <text:p>657.3160751121</text:p>
          </table:table-cell>
          <table:table-cell table:formula="of:=ROUND([.C690])" office:value-type="float" office:value="657" calcext:value-type="float">
            <text:p>657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1])" office:value-type="float" office:value="663.55330566247" calcext:value-type="float">
            <text:p>663.5533056625</text:p>
          </table:table-cell>
          <table:table-cell table:formula="of:=ROUND([.C691])" office:value-type="float" office:value="664" calcext:value-type="float">
            <text:p>66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2])" office:value-type="float" office:value="669.849720897957" calcext:value-type="float">
            <text:p>669.849720898</text:p>
          </table:table-cell>
          <table:table-cell table:formula="of:=ROUND([.C692])"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3])" office:value-type="float" office:value="676.205882418303" calcext:value-type="float">
            <text:p>676.2058824183</text:p>
          </table:table-cell>
          <table:table-cell table:formula="of:=ROUND([.C693])" office:value-type="float" office:value="676" calcext:value-type="float">
            <text:p>676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4])" office:value-type="float" office:value="682.622357152212" calcext:value-type="float">
            <text:p>682.6223571522</text:p>
          </table:table-cell>
          <table:table-cell table:formula="of:=ROUND([.C694])" office:value-type="float" office:value="683" calcext:value-type="float">
            <text:p>683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5])" office:value-type="float" office:value="689.099717407944" calcext:value-type="float">
            <text:p>689.0997174079</text:p>
          </table:table-cell>
          <table:table-cell table:formula="of:=ROUND([.C695])"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6])" office:value-type="float" office:value="695.638540924354" calcext:value-type="float">
            <text:p>695.6385409244</text:p>
          </table:table-cell>
          <table:table-cell table:formula="of:=ROUND([.C696])"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7])" office:value-type="float" office:value="702.239410922426" calcext:value-type="float">
            <text:p>702.2394109224</text:p>
          </table:table-cell>
          <table:table-cell table:formula="of:=ROUND([.C697])"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8])" office:value-type="float" office:value="708.902916157289" calcext:value-type="float">
            <text:p>708.9029161573</text:p>
          </table:table-cell>
          <table:table-cell table:formula="of:=ROUND([.C698])" office:value-type="float" office:value="709" calcext:value-type="float">
            <text:p>709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699])" office:value-type="float" office:value="715.629650970731" calcext:value-type="float">
            <text:p>715.6296509707</text:p>
          </table:table-cell>
          <table:table-cell table:formula="of:=ROUND([.C699])" office:value-type="float" office:value="716" calcext:value-type="float">
            <text:p>71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0])" office:value-type="float" office:value="722.420215344215" calcext:value-type="float">
            <text:p>722.4202153442</text:p>
          </table:table-cell>
          <table:table-cell table:formula="of:=ROUND([.C700])" office:value-type="float" office:value="722" calcext:value-type="float">
            <text:p>722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1])" office:value-type="float" office:value="729.275214952387" calcext:value-type="float">
            <text:p>729.2752149524</text:p>
          </table:table-cell>
          <table:table-cell table:formula="of:=ROUND([.C701])" office:value-type="float" office:value="729" calcext:value-type="float">
            <text:p>729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2])" office:value-type="float" office:value="736.195261217105" calcext:value-type="float">
            <text:p>736.1952612171</text:p>
          </table:table-cell>
          <table:table-cell table:formula="of:=ROUND([.C702])" office:value-type="float" office:value="736" calcext:value-type="float">
            <text:p>736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3])" office:value-type="float" office:value="743.180971361964" calcext:value-type="float">
            <text:p>743.180971362</text:p>
          </table:table-cell>
          <table:table-cell table:formula="of:=ROUND([.C703])" office:value-type="float" office:value="743" calcext:value-type="float">
            <text:p>743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4])" office:value-type="float" office:value="750.232968467361" calcext:value-type="float">
            <text:p>750.2329684674</text:p>
          </table:table-cell>
          <table:table-cell table:formula="of:=ROUND([.C704])" office:value-type="float" office:value="750" calcext:value-type="float">
            <text:p>75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5])" office:value-type="float" office:value="757.351881526059" calcext:value-type="float">
            <text:p>757.3518815261</text:p>
          </table:table-cell>
          <table:table-cell table:formula="of:=ROUND([.C705])" office:value-type="float" office:value="757" calcext:value-type="float">
            <text:p>757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6])" office:value-type="float" office:value="764.538345499297" calcext:value-type="float">
            <text:p>764.5383454993</text:p>
          </table:table-cell>
          <table:table-cell table:formula="of:=ROUND([.C706])" office:value-type="float" office:value="765" calcext:value-type="float">
            <text:p>765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7])" office:value-type="float" office:value="771.793001373418" calcext:value-type="float">
            <text:p>771.7930013734</text:p>
          </table:table-cell>
          <table:table-cell table:formula="of:=ROUND([.C707])" office:value-type="float" office:value="772" calcext:value-type="float">
            <text:p>772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8])" office:value-type="float" office:value="779.116496217045" calcext:value-type="float">
            <text:p>779.116496217</text:p>
          </table:table-cell>
          <table:table-cell table:formula="of:=ROUND([.C708])" office:value-type="float" office:value="779" calcext:value-type="float">
            <text:p>779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09])" office:value-type="float" office:value="786.509483238793" calcext:value-type="float">
            <text:p>786.5094832388</text:p>
          </table:table-cell>
          <table:table-cell table:formula="of:=ROUND([.C709])" office:value-type="float" office:value="787" calcext:value-type="float">
            <text:p>787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0])" office:value-type="float" office:value="793.972621845535" calcext:value-type="float">
            <text:p>793.9726218455</text:p>
          </table:table-cell>
          <table:table-cell table:formula="of:=ROUND([.C710])" office:value-type="float" office:value="794" calcext:value-type="float">
            <text:p>794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1])" office:value-type="float" office:value="801.50657770121" calcext:value-type="float">
            <text:p>801.5065777012</text:p>
          </table:table-cell>
          <table:table-cell table:formula="of:=ROUND([.C711])" office:value-type="float" office:value="802" calcext:value-type="float">
            <text:p>802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2])" office:value-type="float" office:value="809.112022786204" calcext:value-type="float">
            <text:p>809.1120227862</text:p>
          </table:table-cell>
          <table:table-cell table:formula="of:=ROUND([.C712])" office:value-type="float" office:value="809" calcext:value-type="float">
            <text:p>809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3])" office:value-type="float" office:value="816.789635457278" calcext:value-type="float">
            <text:p>816.7896354573</text:p>
          </table:table-cell>
          <table:table-cell table:formula="of:=ROUND([.C713])" office:value-type="float" office:value="817" calcext:value-type="float">
            <text:p>817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4])" office:value-type="float" office:value="824.540100508081" calcext:value-type="float">
            <text:p>824.5401005081</text:p>
          </table:table-cell>
          <table:table-cell table:formula="of:=ROUND([.C714])" office:value-type="float" office:value="825" calcext:value-type="float">
            <text:p>825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5])" office:value-type="float" office:value="832.364109230224" calcext:value-type="float">
            <text:p>832.3641092302</text:p>
          </table:table-cell>
          <table:table-cell table:formula="of:=ROUND([.C715])" office:value-type="float" office:value="832" calcext:value-type="float">
            <text:p>832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6])" office:value-type="float" office:value="840.26235947494" calcext:value-type="float">
            <text:p>840.2623594749</text:p>
          </table:table-cell>
          <table:table-cell table:formula="of:=ROUND([.C716])" office:value-type="float" office:value="840" calcext:value-type="float">
            <text:p>840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7])" office:value-type="float" office:value="848.235555715328" calcext:value-type="float">
            <text:p>848.2355557153</text:p>
          </table:table-cell>
          <table:table-cell table:formula="of:=ROUND([.C717])" office:value-type="float" office:value="848" calcext:value-type="float">
            <text:p>848</text:p>
          </table:table-cell>
          <table:table-cell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8])" office:value-type="float" office:value="856.284409109188" calcext:value-type="float">
            <text:p>856.2844091092</text:p>
          </table:table-cell>
          <table:table-cell table:formula="of:=ROUND([.C718])" office:value-type="float" office:value="856" calcext:value-type="float">
            <text:p>856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19])" office:value-type="float" office:value="864.409637562452" calcext:value-type="float">
            <text:p>864.4096375625</text:p>
          </table:table-cell>
          <table:table-cell table:formula="of:=ROUND([.C719])" office:value-type="float" office:value="864" calcext:value-type="float">
            <text:p>864</text:p>
          </table:table-cell>
          <table:table-cell office:value-type="float" office:value="716" calcext:value-type="float">
            <text:p>7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0])" office:value-type="float" office:value="872.611965793214" calcext:value-type="float">
            <text:p>872.6119657932</text:p>
          </table:table-cell>
          <table:table-cell table:formula="of:=ROUND([.C720])" office:value-type="float" office:value="873" calcext:value-type="float">
            <text:p>873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1])" office:value-type="float" office:value="880.892125396374" calcext:value-type="float">
            <text:p>880.8921253964</text:p>
          </table:table-cell>
          <table:table-cell table:formula="of:=ROUND([.C721])" office:value-type="float" office:value="881" calcext:value-type="float">
            <text:p>881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2])" office:value-type="float" office:value="889.250854908888" calcext:value-type="float">
            <text:p>889.2508549089</text:p>
          </table:table-cell>
          <table:table-cell table:formula="of:=ROUND([.C722])" office:value-type="float" office:value="889" calcext:value-type="float">
            <text:p>889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3])" office:value-type="float" office:value="897.688899875643" calcext:value-type="float">
            <text:p>897.6888998756</text:p>
          </table:table-cell>
          <table:table-cell table:formula="of:=ROUND([.C723])" office:value-type="float" office:value="898" calcext:value-type="float">
            <text:p>898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4])" office:value-type="float" office:value="906.207012915955" calcext:value-type="float">
            <text:p>906.207012916</text:p>
          </table:table-cell>
          <table:table-cell table:formula="of:=ROUND([.C724])" office:value-type="float" office:value="906" calcext:value-type="float">
            <text:p>906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5])" office:value-type="float" office:value="914.805953790696" calcext:value-type="float">
            <text:p>914.8059537907</text:p>
          </table:table-cell>
          <table:table-cell table:formula="of:=ROUND([.C725])" office:value-type="float" office:value="915" calcext:value-type="float">
            <text:p>915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6])" office:value-type="float" office:value="923.486489470059" calcext:value-type="float">
            <text:p>923.4864894701</text:p>
          </table:table-cell>
          <table:table-cell table:formula="of:=ROUND([.C726])" office:value-type="float" office:value="923" calcext:value-type="float">
            <text:p>923</text:p>
          </table:table-cell>
          <table:table-cell office:value-type="float" office:value="723" calcext:value-type="float">
            <text:p>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7])" office:value-type="float" office:value="932.249394201973" calcext:value-type="float">
            <text:p>932.249394202</text:p>
          </table:table-cell>
          <table:table-cell table:formula="of:=ROUND([.C727])" office:value-type="float" office:value="932" calcext:value-type="float">
            <text:p>932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8])" office:value-type="float" office:value="941.095449581152" calcext:value-type="float">
            <text:p>941.0954495812</text:p>
          </table:table-cell>
          <table:table-cell table:formula="of:=ROUND([.C728])" office:value-type="float" office:value="941" calcext:value-type="float">
            <text:p>941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29])" office:value-type="float" office:value="950.025444618816" calcext:value-type="float">
            <text:p>950.0254446188</text:p>
          </table:table-cell>
          <table:table-cell table:formula="of:=ROUND([.C729])" office:value-type="float" office:value="950" calcext:value-type="float">
            <text:p>950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0])" office:value-type="float" office:value="959.04017581306" calcext:value-type="float">
            <text:p>959.0401758131</text:p>
          </table:table-cell>
          <table:table-cell table:formula="of:=ROUND([.C730])" office:value-type="float" office:value="959" calcext:value-type="float">
            <text:p>959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1])" office:value-type="float" office:value="968.1404472199" calcext:value-type="float">
            <text:p>968.1404472199</text:p>
          </table:table-cell>
          <table:table-cell table:formula="of:=ROUND([.C731])" office:value-type="float" office:value="968" calcext:value-type="float">
            <text:p>968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2])" office:value-type="float" office:value="977.327070524989" calcext:value-type="float">
            <text:p>977.327070525</text:p>
          </table:table-cell>
          <table:table-cell table:formula="of:=ROUND([.C732])" office:value-type="float" office:value="977" calcext:value-type="float">
            <text:p>977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3])" office:value-type="float" office:value="986.600865116012" calcext:value-type="float">
            <text:p>986.600865116</text:p>
          </table:table-cell>
          <table:table-cell table:formula="of:=ROUND([.C733])" office:value-type="float" office:value="987" calcext:value-type="float">
            <text:p>987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4])" office:value-type="float" office:value="995.962658155774" calcext:value-type="float">
            <text:p>995.9626581558</text:p>
          </table:table-cell>
          <table:table-cell table:formula="of:=ROUND([.C734])" office:value-type="float" office:value="996" calcext:value-type="float">
            <text:p>996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5])" office:value-type="float" office:value="1005.41328465597" calcext:value-type="float">
            <text:p>1005.413284656</text:p>
          </table:table-cell>
          <table:table-cell table:formula="of:=ROUND([.C735])" office:value-type="float" office:value="1005" calcext:value-type="float">
            <text:p>1005</text:p>
          </table:table-cell>
          <table:table-cell office:value-type="float" office:value="732" calcext:value-type="float">
            <text:p>7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6])" office:value-type="float" office:value="1014.95358755169" calcext:value-type="float">
            <text:p>1014.9535875517</text:p>
          </table:table-cell>
          <table:table-cell table:formula="of:=ROUND([.C736])" office:value-type="float" office:value="1015" calcext:value-type="float">
            <text:p>1015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7])" office:value-type="float" office:value="1024.58441777654" calcext:value-type="float">
            <text:p>1024.5844177765</text:p>
          </table:table-cell>
          <table:table-cell table:formula="of:=ROUND([.C737])" office:value-type="float" office:value="1025" calcext:value-type="float">
            <text:p>1025</text:p>
          </table:table-cell>
          <table:table-cell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8])" office:value-type="float" office:value="1034.30663433861" calcext:value-type="float">
            <text:p>1034.3066343386</text:p>
          </table:table-cell>
          <table:table-cell table:formula="of:=ROUND([.C738])" office:value-type="float" office:value="1034" calcext:value-type="float">
            <text:p>1034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39])" office:value-type="float" office:value="1044.12110439707" calcext:value-type="float">
            <text:p>1044.1211043971</text:p>
          </table:table-cell>
          <table:table-cell table:formula="of:=ROUND([.C739])" office:value-type="float" office:value="1044" calcext:value-type="float">
            <text:p>1044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0])" office:value-type="float" office:value="1054.02870333949" calcext:value-type="float">
            <text:p>1054.0287033395</text:p>
          </table:table-cell>
          <table:table-cell table:formula="of:=ROUND([.C740])" office:value-type="float" office:value="1054" calcext:value-type="float">
            <text:p>1054</text:p>
          </table:table-cell>
          <table:table-cell office:value-type="float" office:value="737" calcext:value-type="float">
            <text:p>7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1])" office:value-type="float" office:value="1064.03031485994" calcext:value-type="float">
            <text:p>1064.03031486</text:p>
          </table:table-cell>
          <table:table-cell table:formula="of:=ROUND([.C741])" office:value-type="float" office:value="1064" calcext:value-type="float">
            <text:p>1064</text:p>
          </table:table-cell>
          <table:table-cell office:value-type="float" office:value="738" calcext:value-type="float">
            <text:p>7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2])" office:value-type="float" office:value="1074.12683103782" calcext:value-type="float">
            <text:p>1074.1268310378</text:p>
          </table:table-cell>
          <table:table-cell table:formula="of:=ROUND([.C742])" office:value-type="float" office:value="1074" calcext:value-type="float">
            <text:p>1074</text:p>
          </table:table-cell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3])" office:value-type="float" office:value="1084.3191524174" calcext:value-type="float">
            <text:p>1084.3191524174</text:p>
          </table:table-cell>
          <table:table-cell table:formula="of:=ROUND([.C743])" office:value-type="float" office:value="1084" calcext:value-type="float">
            <text:p>1084</text:p>
          </table:table-cell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4])" office:value-type="float" office:value="1094.60818808816" calcext:value-type="float">
            <text:p>1094.6081880882</text:p>
          </table:table-cell>
          <table:table-cell table:formula="of:=ROUND([.C744])" office:value-type="float" office:value="1095" calcext:value-type="float">
            <text:p>109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5])" office:value-type="float" office:value="1104.99485576588" calcext:value-type="float">
            <text:p>1104.9948557659</text:p>
          </table:table-cell>
          <table:table-cell table:formula="of:=ROUND([.C745])" office:value-type="float" office:value="1105" calcext:value-type="float">
            <text:p>1105</text:p>
          </table:table-cell>
          <table:table-cell office:value-type="float" office:value="742" calcext:value-type="float">
            <text:p>7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6])" office:value-type="float" office:value="1115.48008187448" calcext:value-type="float">
            <text:p>1115.4800818745</text:p>
          </table:table-cell>
          <table:table-cell table:formula="of:=ROUND([.C746])" office:value-type="float" office:value="1115" calcext:value-type="float">
            <text:p>1115</text:p>
          </table:table-cell>
          <table:table-cell office:value-type="float" office:value="743" calcext:value-type="float">
            <text:p>7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7])" office:value-type="float" office:value="1126.06480162866" calcext:value-type="float">
            <text:p>1126.0648016287</text:p>
          </table:table-cell>
          <table:table-cell table:formula="of:=ROUND([.C747])" office:value-type="float" office:value="1126" calcext:value-type="float">
            <text:p>1126</text:p>
          </table:table-cell>
          <table:table-cell office:value-type="float" office:value="744" calcext:value-type="float">
            <text:p>7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8])" office:value-type="float" office:value="1136.74995911732" calcext:value-type="float">
            <text:p>1136.7499591173</text:p>
          </table:table-cell>
          <table:table-cell table:formula="of:=ROUND([.C748])" office:value-type="float" office:value="1137" calcext:value-type="float">
            <text:p>1137</text:p>
          </table:table-cell>
          <table:table-cell office:value-type="float" office:value="745" calcext:value-type="float">
            <text:p>7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49])" office:value-type="float" office:value="1147.53650738774" calcext:value-type="float">
            <text:p>1147.5365073877</text:p>
          </table:table-cell>
          <table:table-cell table:formula="of:=ROUND([.C749])" office:value-type="float" office:value="1148" calcext:value-type="float">
            <text:p>1148</text:p>
          </table:table-cell>
          <table:table-cell office:value-type="float" office:value="746" calcext:value-type="float">
            <text:p>7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0])" office:value-type="float" office:value="1158.42540853062" calcext:value-type="float">
            <text:p>1158.4254085306</text:p>
          </table:table-cell>
          <table:table-cell table:formula="of:=ROUND([.C750])" office:value-type="float" office:value="1158" calcext:value-type="float">
            <text:p>1158</text:p>
          </table:table-cell>
          <table:table-cell office:value-type="float" office:value="747" calcext:value-type="float">
            <text:p>7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1])" office:value-type="float" office:value="1169.41763376589" calcext:value-type="float">
            <text:p>1169.4176337659</text:p>
          </table:table-cell>
          <table:table-cell table:formula="of:=ROUND([.C751])" office:value-type="float" office:value="1169" calcext:value-type="float">
            <text:p>1169</text:p>
          </table:table-cell>
          <table:table-cell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2])" office:value-type="float" office:value="1180.5141635293" calcext:value-type="float">
            <text:p>1180.5141635293</text:p>
          </table:table-cell>
          <table:table-cell table:formula="of:=ROUND([.C752])" office:value-type="float" office:value="1181" calcext:value-type="float">
            <text:p>1181</text:p>
          </table:table-cell>
          <table:table-cell office:value-type="float" office:value="749" calcext:value-type="float">
            <text:p>7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3])" office:value-type="float" office:value="1191.7159875599" calcext:value-type="float">
            <text:p>1191.7159875599</text:p>
          </table:table-cell>
          <table:table-cell table:formula="of:=ROUND([.C753])" office:value-type="float" office:value="1192" calcext:value-type="float">
            <text:p>1192</text:p>
          </table:table-cell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4])" office:value-type="float" office:value="1203.02410498832" calcext:value-type="float">
            <text:p>1203.0241049883</text:p>
          </table:table-cell>
          <table:table-cell table:formula="of:=ROUND([.C754])" office:value-type="float" office:value="1203" calcext:value-type="float">
            <text:p>1203</text:p>
          </table:table-cell>
          <table:table-cell office:value-type="float" office:value="751" calcext:value-type="float">
            <text:p>7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5])" office:value-type="float" office:value="1214.43952442587" calcext:value-type="float">
            <text:p>1214.4395244259</text:p>
          </table:table-cell>
          <table:table-cell table:formula="of:=ROUND([.C755])" office:value-type="float" office:value="1214" calcext:value-type="float">
            <text:p>1214</text:p>
          </table:table-cell>
          <table:table-cell office:value-type="float" office:value="752" calcext:value-type="float">
            <text:p>7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6])" office:value-type="float" office:value="1225.9632640545" calcext:value-type="float">
            <text:p>1225.9632640545</text:p>
          </table:table-cell>
          <table:table-cell table:formula="of:=ROUND([.C756])" office:value-type="float" office:value="1226" calcext:value-type="float">
            <text:p>1226</text:p>
          </table:table-cell>
          <table:table-cell office:value-type="float" office:value="753" calcext:value-type="float">
            <text:p>7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7])" office:value-type="float" office:value="1237.59635171765" calcext:value-type="float">
            <text:p>1237.5963517177</text:p>
          </table:table-cell>
          <table:table-cell table:formula="of:=ROUND([.C757])" office:value-type="float" office:value="1238" calcext:value-type="float">
            <text:p>1238</text:p>
          </table:table-cell>
          <table:table-cell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8])" office:value-type="float" office:value="1249.33982501187" calcext:value-type="float">
            <text:p>1249.3398250119</text:p>
          </table:table-cell>
          <table:table-cell table:formula="of:=ROUND([.C758])" office:value-type="float" office:value="1249" calcext:value-type="float">
            <text:p>1249</text:p>
          </table:table-cell>
          <table:table-cell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59])" office:value-type="float" office:value="1261.19473137942" calcext:value-type="float">
            <text:p>1261.1947313794</text:p>
          </table:table-cell>
          <table:table-cell table:formula="of:=ROUND([.C759])" office:value-type="float" office:value="1261" calcext:value-type="float">
            <text:p>1261</text:p>
          </table:table-cell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0])" office:value-type="float" office:value="1273.16212820166" calcext:value-type="float">
            <text:p>1273.1621282017</text:p>
          </table:table-cell>
          <table:table-cell table:formula="of:=ROUND([.C760])" office:value-type="float" office:value="1273" calcext:value-type="float">
            <text:p>1273</text:p>
          </table:table-cell>
          <table:table-cell office:value-type="float" office:value="757" calcext:value-type="float">
            <text:p>7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1])" office:value-type="float" office:value="1285.24308289339" calcext:value-type="float">
            <text:p>1285.2430828934</text:p>
          </table:table-cell>
          <table:table-cell table:formula="of:=ROUND([.C761])" office:value-type="float" office:value="1285" calcext:value-type="float">
            <text:p>1285</text:p>
          </table:table-cell>
          <table:table-cell office:value-type="float" office:value="758" calcext:value-type="float">
            <text:p>7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2])" office:value-type="float" office:value="1297.43867299803" calcext:value-type="float">
            <text:p>1297.438672998</text:p>
          </table:table-cell>
          <table:table-cell table:formula="of:=ROUND([.C762])" office:value-type="float" office:value="1297" calcext:value-type="float">
            <text:p>1297</text:p>
          </table:table-cell>
          <table:table-cell office:value-type="float" office:value="759" calcext:value-type="float">
            <text:p>7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3])" office:value-type="float" office:value="1309.74998628373" calcext:value-type="float">
            <text:p>1309.7499862837</text:p>
          </table:table-cell>
          <table:table-cell table:formula="of:=ROUND([.C763])" office:value-type="float" office:value="1310" calcext:value-type="float">
            <text:p>1310</text:p>
          </table:table-cell>
          <table:table-cell office:value-type="float" office:value="760" calcext:value-type="float">
            <text:p>7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4])" office:value-type="float" office:value="1322.17812084043" calcext:value-type="float">
            <text:p>1322.1781208404</text:p>
          </table:table-cell>
          <table:table-cell table:formula="of:=ROUND([.C764])" office:value-type="float" office:value="1322" calcext:value-type="float">
            <text:p>1322</text:p>
          </table:table-cell>
          <table:table-cell office:value-type="float" office:value="761" calcext:value-type="float">
            <text:p>7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5])" office:value-type="float" office:value="1334.72418517776" calcext:value-type="float">
            <text:p>1334.7241851778</text:p>
          </table:table-cell>
          <table:table-cell table:formula="of:=ROUND([.C765])" office:value-type="float" office:value="1335" calcext:value-type="float">
            <text:p>1335</text:p>
          </table:table-cell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6])" office:value-type="float" office:value="1347.38929832393" calcext:value-type="float">
            <text:p>1347.3892983239</text:p>
          </table:table-cell>
          <table:table-cell table:formula="of:=ROUND([.C766])" office:value-type="float" office:value="1347" calcext:value-type="float">
            <text:p>1347</text:p>
          </table:table-cell>
          <table:table-cell office:value-type="float" office:value="763" calcext:value-type="float">
            <text:p>7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7])" office:value-type="float" office:value="1360.17458992553" calcext:value-type="float">
            <text:p>1360.1745899255</text:p>
          </table:table-cell>
          <table:table-cell table:formula="of:=ROUND([.C767])" office:value-type="float" office:value="1360" calcext:value-type="float">
            <text:p>1360</text:p>
          </table:table-cell>
          <table:table-cell office:value-type="float" office:value="764" calcext:value-type="float">
            <text:p>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8])" office:value-type="float" office:value="1373.08120034831" calcext:value-type="float">
            <text:p>1373.0812003483</text:p>
          </table:table-cell>
          <table:table-cell table:formula="of:=ROUND([.C768])" office:value-type="float" office:value="1373" calcext:value-type="float">
            <text:p>1373</text:p>
          </table:table-cell>
          <table:table-cell office:value-type="float" office:value="765" calcext:value-type="float">
            <text:p>7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69])" office:value-type="float" office:value="1386.11028077886" calcext:value-type="float">
            <text:p>1386.1102807789</text:p>
          </table:table-cell>
          <table:table-cell table:formula="of:=ROUND([.C769])" office:value-type="float" office:value="1386" calcext:value-type="float">
            <text:p>1386</text:p>
          </table:table-cell>
          <table:table-cell office:value-type="float" office:value="766" calcext:value-type="float">
            <text:p>7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0])" office:value-type="float" office:value="1399.26299332732" calcext:value-type="float">
            <text:p>1399.2629933273</text:p>
          </table:table-cell>
          <table:table-cell table:formula="of:=ROUND([.C770])" office:value-type="float" office:value="1399" calcext:value-type="float">
            <text:p>1399</text:p>
          </table:table-cell>
          <table:table-cell office:value-type="float" office:value="767" calcext:value-type="float">
            <text:p>7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1])" office:value-type="float" office:value="1412.54051113103" calcext:value-type="float">
            <text:p>1412.540511131</text:p>
          </table:table-cell>
          <table:table-cell table:formula="of:=ROUND([.C771])" office:value-type="float" office:value="1413" calcext:value-type="float">
            <text:p>1413</text:p>
          </table:table-cell>
          <table:table-cell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2])" office:value-type="float" office:value="1425.94401845912" calcext:value-type="float">
            <text:p>1425.9440184591</text:p>
          </table:table-cell>
          <table:table-cell table:formula="of:=ROUND([.C772])" office:value-type="float" office:value="1426" calcext:value-type="float">
            <text:p>1426</text:p>
          </table:table-cell>
          <table:table-cell office:value-type="float" office:value="769" calcext:value-type="float">
            <text:p>7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3])" office:value-type="float" office:value="1439.47471081822" calcext:value-type="float">
            <text:p>1439.4747108182</text:p>
          </table:table-cell>
          <table:table-cell table:formula="of:=ROUND([.C773])" office:value-type="float" office:value="1439" calcext:value-type="float">
            <text:p>1439</text:p>
          </table:table-cell>
          <table:table-cell office:value-type="float" office:value="770" calcext:value-type="float">
            <text:p>7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4])" office:value-type="float" office:value="1453.133795059" calcext:value-type="float">
            <text:p>1453.133795059</text:p>
          </table:table-cell>
          <table:table-cell table:formula="of:=ROUND([.C774])" office:value-type="float" office:value="1453" calcext:value-type="float">
            <text:p>1453</text:p>
          </table:table-cell>
          <table:table-cell office:value-type="float" office:value="771" calcext:value-type="float">
            <text:p>7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5])" office:value-type="float" office:value="1466.9224894839" calcext:value-type="float">
            <text:p>1466.9224894839</text:p>
          </table:table-cell>
          <table:table-cell table:formula="of:=ROUND([.C775])" office:value-type="float" office:value="1467" calcext:value-type="float">
            <text:p>1467</text:p>
          </table:table-cell>
          <table:table-cell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6])" office:value-type="float" office:value="1480.84202395574" calcext:value-type="float">
            <text:p>1480.8420239557</text:p>
          </table:table-cell>
          <table:table-cell table:formula="of:=ROUND([.C776])" office:value-type="float" office:value="1481" calcext:value-type="float">
            <text:p>1481</text:p>
          </table:table-cell>
          <table:table-cell office:value-type="float" office:value="773" calcext:value-type="float">
            <text:p>7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7])" office:value-type="float" office:value="1494.89364000741" calcext:value-type="float">
            <text:p>1494.8936400074</text:p>
          </table:table-cell>
          <table:table-cell table:formula="of:=ROUND([.C777])" office:value-type="float" office:value="1495" calcext:value-type="float">
            <text:p>1495</text:p>
          </table:table-cell>
          <table:table-cell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8])" office:value-type="float" office:value="1509.07859095265" calcext:value-type="float">
            <text:p>1509.0785909527</text:p>
          </table:table-cell>
          <table:table-cell table:formula="of:=ROUND([.C778])" office:value-type="float" office:value="1509" calcext:value-type="float">
            <text:p>1509</text:p>
          </table:table-cell>
          <table:table-cell office:value-type="float" office:value="775" calcext:value-type="float">
            <text:p>7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79])" office:value-type="float" office:value="1523.39814199782" calcext:value-type="float">
            <text:p>1523.3981419978</text:p>
          </table:table-cell>
          <table:table-cell table:formula="of:=ROUND([.C779])" office:value-type="float" office:value="1523" calcext:value-type="float">
            <text:p>1523</text:p>
          </table:table-cell>
          <table:table-cell office:value-type="float" office:value="776" calcext:value-type="float">
            <text:p>7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0])" office:value-type="float" office:value="1537.85357035472" calcext:value-type="float">
            <text:p>1537.8535703547</text:p>
          </table:table-cell>
          <table:table-cell table:formula="of:=ROUND([.C780])" office:value-type="float" office:value="1538" calcext:value-type="float">
            <text:p>1538</text:p>
          </table:table-cell>
          <table:table-cell office:value-type="float" office:value="777" calcext:value-type="float">
            <text:p>7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1])" office:value-type="float" office:value="1552.44616535455" calcext:value-type="float">
            <text:p>1552.4461653546</text:p>
          </table:table-cell>
          <table:table-cell table:formula="of:=ROUND([.C781])" office:value-type="float" office:value="1552" calcext:value-type="float">
            <text:p>1552</text:p>
          </table:table-cell>
          <table:table-cell office:value-type="float" office:value="778" calcext:value-type="float">
            <text:p>7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2])" office:value-type="float" office:value="1567.17722856288" calcext:value-type="float">
            <text:p>1567.1772285629</text:p>
          </table:table-cell>
          <table:table-cell table:formula="of:=ROUND([.C782])" office:value-type="float" office:value="1567" calcext:value-type="float">
            <text:p>1567</text:p>
          </table:table-cell>
          <table:table-cell office:value-type="float" office:value="779" calcext:value-type="float">
            <text:p>7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3])" office:value-type="float" office:value="1582.04807389577" calcext:value-type="float">
            <text:p>1582.0480738958</text:p>
          </table:table-cell>
          <table:table-cell table:formula="of:=ROUND([.C783])" office:value-type="float" office:value="1582" calcext:value-type="float">
            <text:p>1582</text:p>
          </table:table-cell>
          <table:table-cell office:value-type="float" office:value="780" calcext:value-type="float">
            <text:p>7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4])" office:value-type="float" office:value="1597.06002773693" calcext:value-type="float">
            <text:p>1597.0600277369</text:p>
          </table:table-cell>
          <table:table-cell table:formula="of:=ROUND([.C784])" office:value-type="float" office:value="1597" calcext:value-type="float">
            <text:p>1597</text:p>
          </table:table-cell>
          <table:table-cell office:value-type="float" office:value="781" calcext:value-type="float">
            <text:p>7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5])" office:value-type="float" office:value="1612.21442905604" calcext:value-type="float">
            <text:p>1612.214429056</text:p>
          </table:table-cell>
          <table:table-cell table:formula="of:=ROUND([.C785])" office:value-type="float" office:value="1612" calcext:value-type="float">
            <text:p>1612</text:p>
          </table:table-cell>
          <table:table-cell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6])" office:value-type="float" office:value="1627.51262952819" calcext:value-type="float">
            <text:p>1627.5126295282</text:p>
          </table:table-cell>
          <table:table-cell table:formula="of:=ROUND([.C786])" office:value-type="float" office:value="1628" calcext:value-type="float">
            <text:p>1628</text:p>
          </table:table-cell>
          <table:table-cell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7])" office:value-type="float" office:value="1642.95599365442" calcext:value-type="float">
            <text:p>1642.9559936544</text:p>
          </table:table-cell>
          <table:table-cell table:formula="of:=ROUND([.C787])" office:value-type="float" office:value="1643" calcext:value-type="float">
            <text:p>1643</text:p>
          </table:table-cell>
          <table:table-cell office:value-type="float" office:value="784" calcext:value-type="float">
            <text:p>7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8])" office:value-type="float" office:value="1658.54589888344" calcext:value-type="float">
            <text:p>1658.5458988835</text:p>
          </table:table-cell>
          <table:table-cell table:formula="of:=ROUND([.C788])" office:value-type="float" office:value="1659" calcext:value-type="float">
            <text:p>1659</text:p>
          </table:table-cell>
          <table:table-cell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89])" office:value-type="float" office:value="1674.28373573448" calcext:value-type="float">
            <text:p>1674.2837357345</text:p>
          </table:table-cell>
          <table:table-cell table:formula="of:=ROUND([.C789])" office:value-type="float" office:value="1674" calcext:value-type="float">
            <text:p>1674</text:p>
          </table:table-cell>
          <table:table-cell office:value-type="float" office:value="786" calcext:value-type="float">
            <text:p>7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0])" office:value-type="float" office:value="1690.17090792133" calcext:value-type="float">
            <text:p>1690.1709079213</text:p>
          </table:table-cell>
          <table:table-cell table:formula="of:=ROUND([.C790])" office:value-type="float" office:value="1690" calcext:value-type="float">
            <text:p>1690</text:p>
          </table:table-cell>
          <table:table-cell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1])" office:value-type="float" office:value="1706.2088324775" calcext:value-type="float">
            <text:p>1706.2088324775</text:p>
          </table:table-cell>
          <table:table-cell table:formula="of:=ROUND([.C791])" office:value-type="float" office:value="1706" calcext:value-type="float">
            <text:p>1706</text:p>
          </table:table-cell>
          <table:table-cell office:value-type="float" office:value="788" calcext:value-type="float">
            <text:p>7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2])" office:value-type="float" office:value="1722.39893988268" calcext:value-type="float">
            <text:p>1722.3989398827</text:p>
          </table:table-cell>
          <table:table-cell table:formula="of:=ROUND([.C792])" office:value-type="float" office:value="1722" calcext:value-type="float">
            <text:p>1722</text:p>
          </table:table-cell>
          <table:table-cell office:value-type="float" office:value="789" calcext:value-type="float">
            <text:p>7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3])" office:value-type="float" office:value="1738.74267419026" calcext:value-type="float">
            <text:p>1738.7426741903</text:p>
          </table:table-cell>
          <table:table-cell table:formula="of:=ROUND([.C793])" office:value-type="float" office:value="1739" calcext:value-type="float">
            <text:p>1739</text:p>
          </table:table-cell>
          <table:table-cell office:value-type="float" office:value="790" calcext:value-type="float">
            <text:p>7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4])" office:value-type="float" office:value="1755.24149315618" calcext:value-type="float">
            <text:p>1755.2414931562</text:p>
          </table:table-cell>
          <table:table-cell table:formula="of:=ROUND([.C794])" office:value-type="float" office:value="1755" calcext:value-type="float">
            <text:p>1755</text:p>
          </table:table-cell>
          <table:table-cell office:value-type="float" office:value="791" calcext:value-type="float">
            <text:p>7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5])" office:value-type="float" office:value="1771.89686836893" calcext:value-type="float">
            <text:p>1771.8968683689</text:p>
          </table:table-cell>
          <table:table-cell table:formula="of:=ROUND([.C795])" office:value-type="float" office:value="1772" calcext:value-type="float">
            <text:p>1772</text:p>
          </table:table-cell>
          <table:table-cell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6])" office:value-type="float" office:value="1788.71028538081" calcext:value-type="float">
            <text:p>1788.7102853808</text:p>
          </table:table-cell>
          <table:table-cell table:formula="of:=ROUND([.C796])" office:value-type="float" office:value="1789" calcext:value-type="float">
            <text:p>1789</text:p>
          </table:table-cell>
          <table:table-cell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7])" office:value-type="float" office:value="1805.68324384042" calcext:value-type="float">
            <text:p>1805.6832438404</text:p>
          </table:table-cell>
          <table:table-cell table:formula="of:=ROUND([.C797])" office:value-type="float" office:value="1806" calcext:value-type="float">
            <text:p>1806</text:p>
          </table:table-cell>
          <table:table-cell office:value-type="float" office:value="794" calcext:value-type="float">
            <text:p>7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8])" office:value-type="float" office:value="1822.81725762644" calcext:value-type="float">
            <text:p>1822.8172576265</text:p>
          </table:table-cell>
          <table:table-cell table:formula="of:=ROUND([.C798])" office:value-type="float" office:value="1823" calcext:value-type="float">
            <text:p>1823</text:p>
          </table:table-cell>
          <table:table-cell office:value-type="float" office:value="795" calcext:value-type="float">
            <text:p>7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799])" office:value-type="float" office:value="1840.11385498266" calcext:value-type="float">
            <text:p>1840.1138549827</text:p>
          </table:table-cell>
          <table:table-cell table:formula="of:=ROUND([.C799])" office:value-type="float" office:value="1840" calcext:value-type="float">
            <text:p>1840</text:p>
          </table:table-cell>
          <table:table-cell office:value-type="float" office:value="796" calcext:value-type="float">
            <text:p>7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0])" office:value-type="float" office:value="1857.57457865425" calcext:value-type="float">
            <text:p>1857.5745786543</text:p>
          </table:table-cell>
          <table:table-cell table:formula="of:=ROUND([.C800])" office:value-type="float" office:value="1858" calcext:value-type="float">
            <text:p>1858</text:p>
          </table:table-cell>
          <table:table-cell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1])" office:value-type="float" office:value="1875.20098602542" calcext:value-type="float">
            <text:p>1875.2009860254</text:p>
          </table:table-cell>
          <table:table-cell table:formula="of:=ROUND([.C801])" office:value-type="float" office:value="1875" calcext:value-type="float">
            <text:p>1875</text:p>
          </table:table-cell>
          <table:table-cell office:value-type="float" office:value="798" calcext:value-type="float">
            <text:p>7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2])" office:value-type="float" office:value="1892.99464925829" calcext:value-type="float">
            <text:p>1892.9946492583</text:p>
          </table:table-cell>
          <table:table-cell table:formula="of:=ROUND([.C802])" office:value-type="float" office:value="1893" calcext:value-type="float">
            <text:p>1893</text:p>
          </table:table-cell>
          <table:table-cell office:value-type="float" office:value="799" calcext:value-type="float">
            <text:p>7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3])" office:value-type="float" office:value="1910.95715543311" calcext:value-type="float">
            <text:p>1910.9571554331</text:p>
          </table:table-cell>
          <table:table-cell table:formula="of:=ROUND([.C803])" office:value-type="float" office:value="1911" calcext:value-type="float">
            <text:p>1911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4])" office:value-type="float" office:value="1929.09010668986" calcext:value-type="float">
            <text:p>1929.0901066899</text:p>
          </table:table-cell>
          <table:table-cell table:formula="of:=ROUND([.C804])" office:value-type="float" office:value="1929" calcext:value-type="float">
            <text:p>1929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5])" office:value-type="float" office:value="1947.39512037112" calcext:value-type="float">
            <text:p>1947.3951203711</text:p>
          </table:table-cell>
          <table:table-cell table:formula="of:=ROUND([.C805])" office:value-type="float" office:value="1947" calcext:value-type="float">
            <text:p>1947</text:p>
          </table:table-cell>
          <table:table-cell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6])" office:value-type="float" office:value="1965.8738291663" calcext:value-type="float">
            <text:p>1965.8738291663</text:p>
          </table:table-cell>
          <table:table-cell table:formula="of:=ROUND([.C806])" office:value-type="float" office:value="1966" calcext:value-type="float">
            <text:p>1966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7])" office:value-type="float" office:value="1984.52788125734" calcext:value-type="float">
            <text:p>1984.5278812573</text:p>
          </table:table-cell>
          <table:table-cell table:formula="of:=ROUND([.C807])" office:value-type="float" office:value="1985" calcext:value-type="float">
            <text:p>1985</text:p>
          </table:table-cell>
          <table:table-cell office:value-type="float" office:value="804" calcext:value-type="float">
            <text:p>8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8])" office:value-type="float" office:value="2003.35894046565" calcext:value-type="float">
            <text:p>2003.3589404657</text:p>
          </table:table-cell>
          <table:table-cell table:formula="of:=ROUND([.C808])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09])" office:value-type="float" office:value="2022.36868640054" calcext:value-type="float">
            <text:p>2022.3686864005</text:p>
          </table:table-cell>
          <table:table-cell table:formula="of:=ROUND([.C809])" office:value-type="float" office:value="2022" calcext:value-type="float">
            <text:p>2022</text:p>
          </table:table-cell>
          <table:table-cell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0])" office:value-type="float" office:value="2041.55881460902" calcext:value-type="float">
            <text:p>2041.558814609</text:p>
          </table:table-cell>
          <table:table-cell table:formula="of:=ROUND([.C810])" office:value-type="float" office:value="2042" calcext:value-type="float">
            <text:p>2042</text:p>
          </table:table-cell>
          <table:table-cell office:value-type="float" office:value="807" calcext:value-type="float">
            <text:p>8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1])" office:value-type="float" office:value="2060.93103672706" calcext:value-type="float">
            <text:p>2060.9310367271</text:p>
          </table:table-cell>
          <table:table-cell table:formula="of:=ROUND([.C811])" office:value-type="float" office:value="2061" calcext:value-type="float">
            <text:p>2061</text:p>
          </table:table-cell>
          <table:table-cell office:value-type="float" office:value="808" calcext:value-type="float">
            <text:p>8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2])" office:value-type="float" office:value="2080.4870806322" calcext:value-type="float">
            <text:p>2080.4870806322</text:p>
          </table:table-cell>
          <table:table-cell table:formula="of:=ROUND([.C812])" office:value-type="float" office:value="2080" calcext:value-type="float">
            <text:p>2080</text:p>
          </table:table-cell>
          <table:table-cell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3])" office:value-type="float" office:value="2100.22869059773" calcext:value-type="float">
            <text:p>2100.2286905977</text:p>
          </table:table-cell>
          <table:table-cell table:formula="of:=ROUND([.C813])" office:value-type="float" office:value="2100" calcext:value-type="float">
            <text:p>2100</text:p>
          </table:table-cell>
          <table:table-cell office:value-type="float" office:value="810" calcext:value-type="float">
            <text:p>8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4])" office:value-type="float" office:value="2120.15762744823" calcext:value-type="float">
            <text:p>2120.1576274482</text:p>
          </table:table-cell>
          <table:table-cell table:formula="of:=ROUND([.C814])" office:value-type="float" office:value="2120" calcext:value-type="float">
            <text:p>2120</text:p>
          </table:table-cell>
          <table:table-cell office:value-type="float" office:value="811" calcext:value-type="float">
            <text:p>8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5])" office:value-type="float" office:value="2140.27566871663" calcext:value-type="float">
            <text:p>2140.2756687166</text:p>
          </table:table-cell>
          <table:table-cell table:formula="of:=ROUND([.C815])" office:value-type="float" office:value="2140" calcext:value-type="float">
            <text:p>2140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6])" office:value-type="float" office:value="2160.58460880276" calcext:value-type="float">
            <text:p>2160.5846088028</text:p>
          </table:table-cell>
          <table:table-cell table:formula="of:=ROUND([.C816])" office:value-type="float" office:value="2161" calcext:value-type="float">
            <text:p>2161</text:p>
          </table:table-cell>
          <table:table-cell office:value-type="float" office:value="813" calcext:value-type="float">
            <text:p>8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7])" office:value-type="float" office:value="2181.08625913339" calcext:value-type="float">
            <text:p>2181.0862591334</text:p>
          </table:table-cell>
          <table:table-cell table:formula="of:=ROUND([.C817])" office:value-type="float" office:value="2181" calcext:value-type="float">
            <text:p>2181</text:p>
          </table:table-cell>
          <table:table-cell office:value-type="float" office:value="814" calcext:value-type="float">
            <text:p>8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8])" office:value-type="float" office:value="2201.78244832382" calcext:value-type="float">
            <text:p>2201.7824483238</text:p>
          </table:table-cell>
          <table:table-cell table:formula="of:=ROUND([.C818])" office:value-type="float" office:value="2202" calcext:value-type="float">
            <text:p>2202</text:p>
          </table:table-cell>
          <table:table-cell office:value-type="float" office:value="815" calcext:value-type="float">
            <text:p>8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19])" office:value-type="float" office:value="2222.67502234094" calcext:value-type="float">
            <text:p>2222.6750223409</text:p>
          </table:table-cell>
          <table:table-cell table:formula="of:=ROUND([.C819])" office:value-type="float" office:value="2223" calcext:value-type="float">
            <text:p>2223</text:p>
          </table:table-cell>
          <table:table-cell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0])" office:value-type="float" office:value="2243.76584466791" calcext:value-type="float">
            <text:p>2243.7658446679</text:p>
          </table:table-cell>
          <table:table-cell table:formula="of:=ROUND([.C820])" office:value-type="float" office:value="2244" calcext:value-type="float">
            <text:p>2244</text:p>
          </table:table-cell>
          <table:table-cell office:value-type="float" office:value="817" calcext:value-type="float">
            <text:p>8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1])" office:value-type="float" office:value="2265.05679647039" calcext:value-type="float">
            <text:p>2265.0567964704</text:p>
          </table:table-cell>
          <table:table-cell table:formula="of:=ROUND([.C821])" office:value-type="float" office:value="2265" calcext:value-type="float">
            <text:p>2265</text:p>
          </table:table-cell>
          <table:table-cell office:value-type="float" office:value="818" calcext:value-type="float">
            <text:p>8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2])" office:value-type="float" office:value="2286.54977676427" calcext:value-type="float">
            <text:p>2286.5497767643</text:p>
          </table:table-cell>
          <table:table-cell table:formula="of:=ROUND([.C822])" office:value-type="float" office:value="2287" calcext:value-type="float">
            <text:p>2287</text:p>
          </table:table-cell>
          <table:table-cell office:value-type="float" office:value="819" calcext:value-type="float">
            <text:p>8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3])" office:value-type="float" office:value="2308.24670258509" calcext:value-type="float">
            <text:p>2308.2467025851</text:p>
          </table:table-cell>
          <table:table-cell table:formula="of:=ROUND([.C823])" office:value-type="float" office:value="2308" calcext:value-type="float">
            <text:p>2308</text:p>
          </table:table-cell>
          <table:table-cell office:value-type="float" office:value="820" calcext:value-type="float">
            <text:p>8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4])" office:value-type="float" office:value="2330.14950915903" calcext:value-type="float">
            <text:p>2330.149509159</text:p>
          </table:table-cell>
          <table:table-cell table:formula="of:=ROUND([.C824])" office:value-type="float" office:value="2330" calcext:value-type="float">
            <text:p>2330</text:p>
          </table:table-cell>
          <table:table-cell office:value-type="float" office:value="821" calcext:value-type="float">
            <text:p>8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5])" office:value-type="float" office:value="2352.26015007549" calcext:value-type="float">
            <text:p>2352.2601500755</text:p>
          </table:table-cell>
          <table:table-cell table:formula="of:=ROUND([.C825])" office:value-type="float" office:value="2352" calcext:value-type="float">
            <text:p>2352</text:p>
          </table:table-cell>
          <table:table-cell office:value-type="float" office:value="822" calcext:value-type="float">
            <text:p>8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6])" office:value-type="float" office:value="2374.58059746137" calcext:value-type="float">
            <text:p>2374.5805974614</text:p>
          </table:table-cell>
          <table:table-cell table:formula="of:=ROUND([.C826])" office:value-type="float" office:value="2375" calcext:value-type="float">
            <text:p>2375</text:p>
          </table:table-cell>
          <table:table-cell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7])" office:value-type="float" office:value="2397.11284215696" calcext:value-type="float">
            <text:p>2397.112842157</text:p>
          </table:table-cell>
          <table:table-cell table:formula="of:=ROUND([.C827])" office:value-type="float" office:value="2397" calcext:value-type="float">
            <text:p>2397</text:p>
          </table:table-cell>
          <table:table-cell office:value-type="float" office:value="824" calcext:value-type="float">
            <text:p>8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8])" office:value-type="float" office:value="2419.85889389348" calcext:value-type="float">
            <text:p>2419.8588938935</text:p>
          </table:table-cell>
          <table:table-cell table:formula="of:=ROUND([.C828])" office:value-type="float" office:value="2420" calcext:value-type="float">
            <text:p>2420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29])" office:value-type="float" office:value="2442.8207814724" calcext:value-type="float">
            <text:p>2442.8207814724</text:p>
          </table:table-cell>
          <table:table-cell table:formula="of:=ROUND([.C829])" office:value-type="float" office:value="2443" calcext:value-type="float">
            <text:p>2443</text:p>
          </table:table-cell>
          <table:table-cell office:value-type="float" office:value="826" calcext:value-type="float">
            <text:p>8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0])" office:value-type="float" office:value="2466.00055294633" calcext:value-type="float">
            <text:p>2466.0005529463</text:p>
          </table:table-cell>
          <table:table-cell table:formula="of:=ROUND([.C830])" office:value-type="float" office:value="2466" calcext:value-type="float">
            <text:p>2466</text:p>
          </table:table-cell>
          <table:table-cell office:value-type="float" office:value="827" calcext:value-type="float">
            <text:p>8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1])" office:value-type="float" office:value="2489.40027580175" calcext:value-type="float">
            <text:p>2489.4002758018</text:p>
          </table:table-cell>
          <table:table-cell table:formula="of:=ROUND([.C831])" office:value-type="float" office:value="2489" calcext:value-type="float">
            <text:p>2489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2])" office:value-type="float" office:value="2513.02203714334" calcext:value-type="float">
            <text:p>2513.0220371434</text:p>
          </table:table-cell>
          <table:table-cell table:formula="of:=ROUND([.C832])" office:value-type="float" office:value="2513" calcext:value-type="float">
            <text:p>2513</text:p>
          </table:table-cell>
          <table:table-cell office:value-type="float" office:value="829" calcext:value-type="float">
            <text:p>8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3])" office:value-type="float" office:value="2536.86794388024" calcext:value-type="float">
            <text:p>2536.8679438802</text:p>
          </table:table-cell>
          <table:table-cell table:formula="of:=ROUND([.C833])" office:value-type="float" office:value="2537" calcext:value-type="float">
            <text:p>2537</text:p>
          </table:table-cell>
          <table:table-cell office:value-type="float" office:value="830" calcext:value-type="float">
            <text:p>8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4])" office:value-type="float" office:value="2560.94012291387" calcext:value-type="float">
            <text:p>2560.9401229139</text:p>
          </table:table-cell>
          <table:table-cell table:formula="of:=ROUND([.C834])" office:value-type="float" office:value="2561" calcext:value-type="float">
            <text:p>2561</text:p>
          </table:table-cell>
          <table:table-cell office:value-type="float" office:value="831" calcext:value-type="float">
            <text:p>8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5])" office:value-type="float" office:value="2585.24072132772" calcext:value-type="float">
            <text:p>2585.2407213277</text:p>
          </table:table-cell>
          <table:table-cell table:formula="of:=ROUND([.C835])" office:value-type="float" office:value="2585" calcext:value-type="float">
            <text:p>2585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6])" office:value-type="float" office:value="2609.7719065788" calcext:value-type="float">
            <text:p>2609.7719065788</text:p>
          </table:table-cell>
          <table:table-cell table:formula="of:=ROUND([.C836])" office:value-type="float" office:value="2610" calcext:value-type="float">
            <text:p>2610</text:p>
          </table:table-cell>
          <table:table-cell office:value-type="float" office:value="833" calcext:value-type="float">
            <text:p>8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7])" office:value-type="float" office:value="2634.53586669099" calcext:value-type="float">
            <text:p>2634.535866691</text:p>
          </table:table-cell>
          <table:table-cell table:formula="of:=ROUND([.C837])" office:value-type="float" office:value="2635" calcext:value-type="float">
            <text:p>2635</text:p>
          </table:table-cell>
          <table:table-cell office:value-type="float" office:value="834" calcext:value-type="float">
            <text:p>8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8])" office:value-type="float" office:value="2659.53481045016" calcext:value-type="float">
            <text:p>2659.5348104502</text:p>
          </table:table-cell>
          <table:table-cell table:formula="of:=ROUND([.C838])" office:value-type="float" office:value="2660" calcext:value-type="float">
            <text:p>2660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39])" office:value-type="float" office:value="2684.77096760126" calcext:value-type="float">
            <text:p>2684.7709676013</text:p>
          </table:table-cell>
          <table:table-cell table:formula="of:=ROUND([.C839])" office:value-type="float" office:value="2685" calcext:value-type="float">
            <text:p>2685</text:p>
          </table:table-cell>
          <table:table-cell office:value-type="float" office:value="836" calcext:value-type="float">
            <text:p>8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0])" office:value-type="float" office:value="2710.24658904711" calcext:value-type="float">
            <text:p>2710.2465890471</text:p>
          </table:table-cell>
          <table:table-cell table:formula="of:=ROUND([.C840])" office:value-type="float" office:value="2710" calcext:value-type="float">
            <text:p>2710</text:p>
          </table:table-cell>
          <table:table-cell office:value-type="float" office:value="837" calcext:value-type="float">
            <text:p>8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1])" office:value-type="float" office:value="2735.96394704922" calcext:value-type="float">
            <text:p>2735.9639470492</text:p>
          </table:table-cell>
          <table:table-cell table:formula="of:=ROUND([.C841])" office:value-type="float" office:value="2736" calcext:value-type="float">
            <text:p>2736</text:p>
          </table:table-cell>
          <table:table-cell office:value-type="float" office:value="838" calcext:value-type="float">
            <text:p>8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2])" office:value-type="float" office:value="2761.92533543044" calcext:value-type="float">
            <text:p>2761.9253354305</text:p>
          </table:table-cell>
          <table:table-cell table:formula="of:=ROUND([.C842])" office:value-type="float" office:value="2762" calcext:value-type="float">
            <text:p>2762</text:p>
          </table:table-cell>
          <table:table-cell office:value-type="float" office:value="839" calcext:value-type="float">
            <text:p>8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3])" office:value-type="float" office:value="2788.13306977957" calcext:value-type="float">
            <text:p>2788.1330697796</text:p>
          </table:table-cell>
          <table:table-cell table:formula="of:=ROUND([.C843])" office:value-type="float" office:value="2788" calcext:value-type="float">
            <text:p>2788</text:p>
          </table:table-cell>
          <table:table-cell office:value-type="float" office:value="840" calcext:value-type="float">
            <text:p>8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4])" office:value-type="float" office:value="2814.58948765786" calcext:value-type="float">
            <text:p>2814.5894876579</text:p>
          </table:table-cell>
          <table:table-cell table:formula="of:=ROUND([.C844])" office:value-type="float" office:value="2815" calcext:value-type="float">
            <text:p>2815</text:p>
          </table:table-cell>
          <table:table-cell office:value-type="float" office:value="841" calcext:value-type="float">
            <text:p>8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5])" office:value-type="float" office:value="2841.29694880756" calcext:value-type="float">
            <text:p>2841.2969488076</text:p>
          </table:table-cell>
          <table:table-cell table:formula="of:=ROUND([.C845])" office:value-type="float" office:value="2841" calcext:value-type="float">
            <text:p>2841</text:p>
          </table:table-cell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6])" office:value-type="float" office:value="2868.25783536234" calcext:value-type="float">
            <text:p>2868.2578353623</text:p>
          </table:table-cell>
          <table:table-cell table:formula="of:=ROUND([.C846])" office:value-type="float" office:value="2868" calcext:value-type="float">
            <text:p>2868</text:p>
          </table:table-cell>
          <table:table-cell office:value-type="float" office:value="843" calcext:value-type="float">
            <text:p>8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7])" office:value-type="float" office:value="2895.47455205981" calcext:value-type="float">
            <text:p>2895.4745520598</text:p>
          </table:table-cell>
          <table:table-cell table:formula="of:=ROUND([.C847])" office:value-type="float" office:value="2895" calcext:value-type="float">
            <text:p>2895</text:p>
          </table:table-cell>
          <table:table-cell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8])" office:value-type="float" office:value="2922.94952645596" calcext:value-type="float">
            <text:p>2922.949526456</text:p>
          </table:table-cell>
          <table:table-cell table:formula="of:=ROUND([.C848])" office:value-type="float" office:value="2923" calcext:value-type="float">
            <text:p>2923</text:p>
          </table:table-cell>
          <table:table-cell office:value-type="float" office:value="845" calcext:value-type="float">
            <text:p>8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49])" office:value-type="float" office:value="2950.68520914171" calcext:value-type="float">
            <text:p>2950.6852091417</text:p>
          </table:table-cell>
          <table:table-cell table:formula="of:=ROUND([.C849])" office:value-type="float" office:value="2951" calcext:value-type="float">
            <text:p>2951</text:p>
          </table:table-cell>
          <table:table-cell office:value-type="float" office:value="846" calcext:value-type="float">
            <text:p>8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0])" office:value-type="float" office:value="2978.68407396151" calcext:value-type="float">
            <text:p>2978.6840739615</text:p>
          </table:table-cell>
          <table:table-cell table:formula="of:=ROUND([.C850])" office:value-type="float" office:value="2979" calcext:value-type="float">
            <text:p>2979</text:p>
          </table:table-cell>
          <table:table-cell office:value-type="float" office:value="847" calcext:value-type="float">
            <text:p>8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1])" office:value-type="float" office:value="3006.94861823391" calcext:value-type="float">
            <text:p>3006.9486182339</text:p>
          </table:table-cell>
          <table:table-cell table:formula="of:=ROUND([.C851])" office:value-type="float" office:value="3007" calcext:value-type="float">
            <text:p>3007</text:p>
          </table:table-cell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2])" office:value-type="float" office:value="3035.4813629744" calcext:value-type="float">
            <text:p>3035.4813629744</text:p>
          </table:table-cell>
          <table:table-cell table:formula="of:=ROUND([.C852])" office:value-type="float" office:value="3035" calcext:value-type="float">
            <text:p>3035</text:p>
          </table:table-cell>
          <table:table-cell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3])" office:value-type="float" office:value="3064.28485312022" calcext:value-type="float">
            <text:p>3064.2848531202</text:p>
          </table:table-cell>
          <table:table-cell table:formula="of:=ROUND([.C853])" office:value-type="float" office:value="3064" calcext:value-type="float">
            <text:p>3064</text:p>
          </table:table-cell>
          <table:table-cell office:value-type="float" office:value="850" calcext:value-type="float">
            <text:p>8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4])" office:value-type="float" office:value="3093.36165775733" calcext:value-type="float">
            <text:p>3093.3616577573</text:p>
          </table:table-cell>
          <table:table-cell table:formula="of:=ROUND([.C854])" office:value-type="float" office:value="3093" calcext:value-type="float">
            <text:p>3093</text:p>
          </table:table-cell>
          <table:table-cell office:value-type="float" office:value="851" calcext:value-type="float">
            <text:p>8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5])" office:value-type="float" office:value="3122.71437034963" calcext:value-type="float">
            <text:p>3122.7143703496</text:p>
          </table:table-cell>
          <table:table-cell table:formula="of:=ROUND([.C855])" office:value-type="float" office:value="3123" calcext:value-type="float">
            <text:p>3123</text:p>
          </table:table-cell>
          <table:table-cell office:value-type="float" office:value="852" calcext:value-type="float">
            <text:p>8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6])" office:value-type="float" office:value="3152.34560897019" calcext:value-type="float">
            <text:p>3152.3456089702</text:p>
          </table:table-cell>
          <table:table-cell table:formula="of:=ROUND([.C856])" office:value-type="float" office:value="3152" calcext:value-type="float">
            <text:p>3152</text:p>
          </table:table-cell>
          <table:table-cell office:value-type="float" office:value="853" calcext:value-type="float">
            <text:p>8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7])" office:value-type="float" office:value="3182.25801653484" calcext:value-type="float">
            <text:p>3182.2580165348</text:p>
          </table:table-cell>
          <table:table-cell table:formula="of:=ROUND([.C857])" office:value-type="float" office:value="3182" calcext:value-type="float">
            <text:p>3182</text:p>
          </table:table-cell>
          <table:table-cell office:value-type="float" office:value="854" calcext:value-type="float">
            <text:p>8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8])" office:value-type="float" office:value="3212.45426103785" calcext:value-type="float">
            <text:p>3212.4542610379</text:p>
          </table:table-cell>
          <table:table-cell table:formula="of:=ROUND([.C858])" office:value-type="float" office:value="3212" calcext:value-type="float">
            <text:p>3212</text:p>
          </table:table-cell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59])" office:value-type="float" office:value="3242.93703578992" calcext:value-type="float">
            <text:p>3242.9370357899</text:p>
          </table:table-cell>
          <table:table-cell table:formula="of:=ROUND([.C859])" office:value-type="float" office:value="3243" calcext:value-type="float">
            <text:p>3243</text:p>
          </table:table-cell>
          <table:table-cell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0])" office:value-type="float" office:value="3273.70905965844" calcext:value-type="float">
            <text:p>3273.7090596584</text:p>
          </table:table-cell>
          <table:table-cell table:formula="of:=ROUND([.C860])" office:value-type="float" office:value="3274" calcext:value-type="float">
            <text:p>3274</text:p>
          </table:table-cell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1])" office:value-type="float" office:value="3304.7730773099" calcext:value-type="float">
            <text:p>3304.7730773099</text:p>
          </table:table-cell>
          <table:table-cell table:formula="of:=ROUND([.C861])" office:value-type="float" office:value="3305" calcext:value-type="float">
            <text:p>3305</text:p>
          </table:table-cell>
          <table:table-cell office:value-type="float" office:value="858" calcext:value-type="float">
            <text:p>8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2])" office:value-type="float" office:value="3336.13185945481" calcext:value-type="float">
            <text:p>3336.1318594548</text:p>
          </table:table-cell>
          <table:table-cell table:formula="of:=ROUND([.C862])" office:value-type="float" office:value="3336" calcext:value-type="float">
            <text:p>3336</text:p>
          </table:table-cell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3])" office:value-type="float" office:value="3367.78820309475" calcext:value-type="float">
            <text:p>3367.7882030948</text:p>
          </table:table-cell>
          <table:table-cell table:formula="of:=ROUND([.C863])" office:value-type="float" office:value="3368" calcext:value-type="float">
            <text:p>3368</text:p>
          </table:table-cell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4])" office:value-type="float" office:value="3399.74493177187" calcext:value-type="float">
            <text:p>3399.7449317719</text:p>
          </table:table-cell>
          <table:table-cell table:formula="of:=ROUND([.C864])" office:value-type="float" office:value="3400" calcext:value-type="float">
            <text:p>3400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5])" office:value-type="float" office:value="3432.00489582074" calcext:value-type="float">
            <text:p>3432.0048958208</text:p>
          </table:table-cell>
          <table:table-cell table:formula="of:=ROUND([.C865])" office:value-type="float" office:value="3432" calcext:value-type="float">
            <text:p>3432</text:p>
          </table:table-cell>
          <table:table-cell office:value-type="float" office:value="862" calcext:value-type="float">
            <text:p>8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6])" office:value-type="float" office:value="3464.57097262258" calcext:value-type="float">
            <text:p>3464.5709726226</text:p>
          </table:table-cell>
          <table:table-cell table:formula="of:=ROUND([.C866])" office:value-type="float" office:value="3465" calcext:value-type="float">
            <text:p>3465</text:p>
          </table:table-cell>
          <table:table-cell office:value-type="float" office:value="863" calcext:value-type="float">
            <text:p>8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7])" office:value-type="float" office:value="3497.44606686188" calcext:value-type="float">
            <text:p>3497.4460668619</text:p>
          </table:table-cell>
          <table:table-cell table:formula="of:=ROUND([.C867])" office:value-type="float" office:value="3497" calcext:value-type="float">
            <text:p>3497</text:p>
          </table:table-cell>
          <table:table-cell office:value-type="float" office:value="864" calcext:value-type="float">
            <text:p>8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8])" office:value-type="float" office:value="3530.6331107855" calcext:value-type="float">
            <text:p>3530.6331107855</text:p>
          </table:table-cell>
          <table:table-cell table:formula="of:=ROUND([.C868])" office:value-type="float" office:value="3531" calcext:value-type="float">
            <text:p>3531</text:p>
          </table:table-cell>
          <table:table-cell office:value-type="float" office:value="865" calcext:value-type="float">
            <text:p>8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69])" office:value-type="float" office:value="3564.13506446422" calcext:value-type="float">
            <text:p>3564.1350644642</text:p>
          </table:table-cell>
          <table:table-cell table:formula="of:=ROUND([.C869])" office:value-type="float" office:value="3564" calcext:value-type="float">
            <text:p>3564</text:p>
          </table:table-cell>
          <table:table-cell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0])" office:value-type="float" office:value="3597.95491605674" calcext:value-type="float">
            <text:p>3597.9549160568</text:p>
          </table:table-cell>
          <table:table-cell table:formula="of:=ROUND([.C870])" office:value-type="float" office:value="3598" calcext:value-type="float">
            <text:p>3598</text:p>
          </table:table-cell>
          <table:table-cell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1])" office:value-type="float" office:value="3632.0956820762" calcext:value-type="float">
            <text:p>3632.0956820762</text:p>
          </table:table-cell>
          <table:table-cell table:formula="of:=ROUND([.C871])" office:value-type="float" office:value="3632" calcext:value-type="float">
            <text:p>3632</text:p>
          </table:table-cell>
          <table:table-cell office:value-type="float" office:value="868" calcext:value-type="float">
            <text:p>8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2])" office:value-type="float" office:value="3666.56040765923" calcext:value-type="float">
            <text:p>3666.5604076592</text:p>
          </table:table-cell>
          <table:table-cell table:formula="of:=ROUND([.C872])" office:value-type="float" office:value="3667" calcext:value-type="float">
            <text:p>3667</text:p>
          </table:table-cell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3])" office:value-type="float" office:value="3701.35216683761" calcext:value-type="float">
            <text:p>3701.3521668376</text:p>
          </table:table-cell>
          <table:table-cell table:formula="of:=ROUND([.C873])" office:value-type="float" office:value="3701" calcext:value-type="float">
            <text:p>3701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4])" office:value-type="float" office:value="3736.47406281236" calcext:value-type="float">
            <text:p>3736.4740628124</text:p>
          </table:table-cell>
          <table:table-cell table:formula="of:=ROUND([.C874])" office:value-type="float" office:value="3736" calcext:value-type="float">
            <text:p>3736</text:p>
          </table:table-cell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5])" office:value-type="float" office:value="3771.92922823063" calcext:value-type="float">
            <text:p>3771.9292282306</text:p>
          </table:table-cell>
          <table:table-cell table:formula="of:=ROUND([.C875])" office:value-type="float" office:value="3772" calcext:value-type="float">
            <text:p>3772</text:p>
          </table:table-cell>
          <table:table-cell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6])" office:value-type="float" office:value="3807.72082546501" calcext:value-type="float">
            <text:p>3807.720825465</text:p>
          </table:table-cell>
          <table:table-cell table:formula="of:=ROUND([.C876])" office:value-type="float" office:value="3808" calcext:value-type="float">
            <text:p>3808</text:p>
          </table:table-cell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7])" office:value-type="float" office:value="3843.85204689568" calcext:value-type="float">
            <text:p>3843.8520468957</text:p>
          </table:table-cell>
          <table:table-cell table:formula="of:=ROUND([.C877])" office:value-type="float" office:value="3844" calcext:value-type="float">
            <text:p>3844</text:p>
          </table:table-cell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8])" office:value-type="float" office:value="3880.32611519509" calcext:value-type="float">
            <text:p>3880.3261151951</text:p>
          </table:table-cell>
          <table:table-cell table:formula="of:=ROUND([.C878])" office:value-type="float" office:value="3880" calcext:value-type="float">
            <text:p>3880</text:p>
          </table:table-cell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79])" office:value-type="float" office:value="3917.14628361545" calcext:value-type="float">
            <text:p>3917.1462836155</text:p>
          </table:table-cell>
          <table:table-cell table:formula="of:=ROUND([.C879])" office:value-type="float" office:value="3917" calcext:value-type="float">
            <text:p>3917</text:p>
          </table:table-cell>
          <table:table-cell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0])" office:value-type="float" office:value="3954.31583627884" calcext:value-type="float">
            <text:p>3954.3158362789</text:p>
          </table:table-cell>
          <table:table-cell table:formula="of:=ROUND([.C880])" office:value-type="float" office:value="3954" calcext:value-type="float">
            <text:p>3954</text:p>
          </table:table-cell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1])" office:value-type="float" office:value="3991.8380884702" calcext:value-type="float">
            <text:p>3991.8380884702</text:p>
          </table:table-cell>
          <table:table-cell table:formula="of:=ROUND([.C881])" office:value-type="float" office:value="3992" calcext:value-type="float">
            <text:p>3992</text:p>
          </table:table-cell>
          <table:table-cell office:value-type="float" office:value="878" calcext:value-type="float">
            <text:p>8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2])" office:value-type="float" office:value="4029.71638693298" calcext:value-type="float">
            <text:p>4029.716386933</text:p>
          </table:table-cell>
          <table:table-cell table:formula="of:=ROUND([.C882])" office:value-type="float" office:value="4030" calcext:value-type="float">
            <text:p>4030</text:p>
          </table:table-cell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3])" office:value-type="float" office:value="4067.95411016766" calcext:value-type="float">
            <text:p>4067.9541101677</text:p>
          </table:table-cell>
          <table:table-cell table:formula="of:=ROUND([.C883])" office:value-type="float" office:value="4068" calcext:value-type="float">
            <text:p>4068</text:p>
          </table:table-cell>
          <table:table-cell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4])" office:value-type="float" office:value="4106.55466873312" calcext:value-type="float">
            <text:p>4106.5546687331</text:p>
          </table:table-cell>
          <table:table-cell table:formula="of:=ROUND([.C884])" office:value-type="float" office:value="4107" calcext:value-type="float">
            <text:p>4107</text:p>
          </table:table-cell>
          <table:table-cell office:value-type="float" office:value="881" calcext:value-type="float">
            <text:p>8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5])" office:value-type="float" office:value="4145.52150555079" calcext:value-type="float">
            <text:p>4145.5215055508</text:p>
          </table:table-cell>
          <table:table-cell table:formula="of:=ROUND([.C885])" office:value-type="float" office:value="4146" calcext:value-type="float">
            <text:p>4146</text:p>
          </table:table-cell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6])" office:value-type="float" office:value="4184.85809621178" calcext:value-type="float">
            <text:p>4184.8580962118</text:p>
          </table:table-cell>
          <table:table-cell table:formula="of:=ROUND([.C886])" office:value-type="float" office:value="4185" calcext:value-type="float">
            <text:p>4185</text:p>
          </table:table-cell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7])" office:value-type="float" office:value="4224.56794928687" calcext:value-type="float">
            <text:p>4224.5679492869</text:p>
          </table:table-cell>
          <table:table-cell table:formula="of:=ROUND([.C887])" office:value-type="float" office:value="4225" calcext:value-type="float">
            <text:p>4225</text:p>
          </table:table-cell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8])" office:value-type="float" office:value="4264.65460663942" calcext:value-type="float">
            <text:p>4264.6546066394</text:p>
          </table:table-cell>
          <table:table-cell table:formula="of:=ROUND([.C888])" office:value-type="float" office:value="4265" calcext:value-type="float">
            <text:p>4265</text:p>
          </table:table-cell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89])" office:value-type="float" office:value="4305.12164374133" calcext:value-type="float">
            <text:p>4305.1216437413</text:p>
          </table:table-cell>
          <table:table-cell table:formula="of:=ROUND([.C889])" office:value-type="float" office:value="4305" calcext:value-type="float">
            <text:p>4305</text:p>
          </table:table-cell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0])" office:value-type="float" office:value="4345.97266999191" calcext:value-type="float">
            <text:p>4345.9726699919</text:p>
          </table:table-cell>
          <table:table-cell table:formula="of:=ROUND([.C890])" office:value-type="float" office:value="4346" calcext:value-type="float">
            <text:p>4346</text:p>
          </table:table-cell>
          <table:table-cell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1])" office:value-type="float" office:value="4387.21132903986" calcext:value-type="float">
            <text:p>4387.2113290399</text:p>
          </table:table-cell>
          <table:table-cell table:formula="of:=ROUND([.C891])" office:value-type="float" office:value="4387" calcext:value-type="float">
            <text:p>4387</text:p>
          </table:table-cell>
          <table:table-cell office:value-type="float" office:value="888" calcext:value-type="float">
            <text:p>8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2])" office:value-type="float" office:value="4428.84129910819" calcext:value-type="float">
            <text:p>4428.8412991082</text:p>
          </table:table-cell>
          <table:table-cell table:formula="of:=ROUND([.C892])" office:value-type="float" office:value="4429" calcext:value-type="float">
            <text:p>4429</text:p>
          </table:table-cell>
          <table:table-cell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3])" office:value-type="float" office:value="4470.86629332237" calcext:value-type="float">
            <text:p>4470.8662933224</text:p>
          </table:table-cell>
          <table:table-cell table:formula="of:=ROUND([.C893])" office:value-type="float" office:value="4471" calcext:value-type="float">
            <text:p>4471</text:p>
          </table:table-cell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4])" office:value-type="float" office:value="4513.29006004146" calcext:value-type="float">
            <text:p>4513.2900600415</text:p>
          </table:table-cell>
          <table:table-cell table:formula="of:=ROUND([.C894])" office:value-type="float" office:value="4513" calcext:value-type="float">
            <text:p>4513</text:p>
          </table:table-cell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5])" office:value-type="float" office:value="4556.11638319247" calcext:value-type="float">
            <text:p>4556.1163831925</text:p>
          </table:table-cell>
          <table:table-cell table:formula="of:=ROUND([.C895])" office:value-type="float" office:value="4556" calcext:value-type="float">
            <text:p>4556</text:p>
          </table:table-cell>
          <table:table-cell office:value-type="float" office:value="892" calcext:value-type="float">
            <text:p>8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6])" office:value-type="float" office:value="4599.34908260785" calcext:value-type="float">
            <text:p>4599.3490826079</text:p>
          </table:table-cell>
          <table:table-cell table:formula="of:=ROUND([.C896])" office:value-type="float" office:value="4599" calcext:value-type="float">
            <text:p>4599</text:p>
          </table:table-cell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7])" office:value-type="float" office:value="4642.99201436621" calcext:value-type="float">
            <text:p>4642.9920143662</text:p>
          </table:table-cell>
          <table:table-cell table:formula="of:=ROUND([.C897])" office:value-type="float" office:value="4643" calcext:value-type="float">
            <text:p>4643</text:p>
          </table:table-cell>
          <table:table-cell office:value-type="float" office:value="894" calcext:value-type="float">
            <text:p>8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8])" office:value-type="float" office:value="4687.04907113623" calcext:value-type="float">
            <text:p>4687.0490711362</text:p>
          </table:table-cell>
          <table:table-cell table:formula="of:=ROUND([.C898])" office:value-type="float" office:value="4687" calcext:value-type="float">
            <text:p>4687</text:p>
          </table:table-cell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899])" office:value-type="float" office:value="4731.52418252388" calcext:value-type="float">
            <text:p>4731.5241825239</text:p>
          </table:table-cell>
          <table:table-cell table:formula="of:=ROUND([.C899])" office:value-type="float" office:value="4732" calcext:value-type="float">
            <text:p>4732</text:p>
          </table:table-cell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0])" office:value-type="float" office:value="4776.42131542291" calcext:value-type="float">
            <text:p>4776.4213154229</text:p>
          </table:table-cell>
          <table:table-cell table:formula="of:=ROUND([.C900])" office:value-type="float" office:value="4776" calcext:value-type="float">
            <text:p>4776</text:p>
          </table:table-cell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1])" office:value-type="float" office:value="4821.74447436869" calcext:value-type="float">
            <text:p>4821.7444743687</text:p>
          </table:table-cell>
          <table:table-cell table:formula="of:=ROUND([.C901])" office:value-type="float" office:value="4822" calcext:value-type="float">
            <text:p>4822</text:p>
          </table:table-cell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2])" office:value-type="float" office:value="4867.49770189536" calcext:value-type="float">
            <text:p>4867.4977018954</text:p>
          </table:table-cell>
          <table:table-cell table:formula="of:=ROUND([.C902])" office:value-type="float" office:value="4867" calcext:value-type="float">
            <text:p>4867</text:p>
          </table:table-cell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3])" office:value-type="float" office:value="4913.6850788964" calcext:value-type="float">
            <text:p>4913.6850788964</text:p>
          </table:table-cell>
          <table:table-cell table:formula="of:=ROUND([.C903])" office:value-type="float" office:value="4914" calcext:value-type="float">
            <text:p>4914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4])" office:value-type="float" office:value="4960.31072498864" calcext:value-type="float">
            <text:p>4960.3107249886</text:p>
          </table:table-cell>
          <table:table-cell table:formula="of:=ROUND([.C904])" office:value-type="float" office:value="4960" calcext:value-type="float">
            <text:p>4960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5])" office:value-type="float" office:value="5007.37879887969" calcext:value-type="float">
            <text:p>5007.3787988797</text:p>
          </table:table-cell>
          <table:table-cell table:formula="of:=ROUND([.C905])" office:value-type="float" office:value="5007" calcext:value-type="float">
            <text:p>5007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6])" office:value-type="float" office:value="5054.89349873888" calcext:value-type="float">
            <text:p>5054.8934987389</text:p>
          </table:table-cell>
          <table:table-cell table:formula="of:=ROUND([.C906])" office:value-type="float" office:value="5055" calcext:value-type="float">
            <text:p>5055</text:p>
          </table:table-cell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7])" office:value-type="float" office:value="5102.85906257169" calcext:value-type="float">
            <text:p>5102.8590625717</text:p>
          </table:table-cell>
          <table:table-cell table:formula="of:=ROUND([.C907])" office:value-type="float" office:value="5103" calcext:value-type="float">
            <text:p>5103</text:p>
          </table:table-cell>
          <table:table-cell office:value-type="float" office:value="904" calcext:value-type="float">
            <text:p>9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8])" office:value-type="float" office:value="5151.27976859778" calcext:value-type="float">
            <text:p>5151.2797685978</text:p>
          </table:table-cell>
          <table:table-cell table:formula="of:=ROUND([.C908])" office:value-type="float" office:value="5151" calcext:value-type="float">
            <text:p>5151</text:p>
          </table:table-cell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09])" office:value-type="float" office:value="5200.15993563256" calcext:value-type="float">
            <text:p>5200.1599356326</text:p>
          </table:table-cell>
          <table:table-cell table:formula="of:=ROUND([.C909])" office:value-type="float" office:value="5200" calcext:value-type="float">
            <text:p>5200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0])" office:value-type="float" office:value="5249.50392347239" calcext:value-type="float">
            <text:p>5249.5039234724</text:p>
          </table:table-cell>
          <table:table-cell table:formula="of:=ROUND([.C910])" office:value-type="float" office:value="5250" calcext:value-type="float">
            <text:p>5250</text:p>
          </table:table-cell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1])" office:value-type="float" office:value="5299.31613328349" calcext:value-type="float">
            <text:p>5299.3161332835</text:p>
          </table:table-cell>
          <table:table-cell table:formula="of:=ROUND([.C911])" office:value-type="float" office:value="5299" calcext:value-type="float">
            <text:p>5299</text:p>
          </table:table-cell>
          <table:table-cell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2])" office:value-type="float" office:value="5349.60100799445" calcext:value-type="float">
            <text:p>5349.6010079945</text:p>
          </table:table-cell>
          <table:table-cell table:formula="of:=ROUND([.C912])" office:value-type="float" office:value="5350" calcext:value-type="float">
            <text:p>5350</text:p>
          </table:table-cell>
          <table:table-cell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3])" office:value-type="float" office:value="5400.36303269251" calcext:value-type="float">
            <text:p>5400.3630326925</text:p>
          </table:table-cell>
          <table:table-cell table:formula="of:=ROUND([.C913])" office:value-type="float" office:value="5400" calcext:value-type="float">
            <text:p>5400</text:p>
          </table:table-cell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4])" office:value-type="float" office:value="5451.60673502364" calcext:value-type="float">
            <text:p>5451.6067350237</text:p>
          </table:table-cell>
          <table:table-cell table:formula="of:=ROUND([.C914])" office:value-type="float" office:value="5452" calcext:value-type="float">
            <text:p>5452</text:p>
          </table:table-cell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5])" office:value-type="float" office:value="5503.33668559637" calcext:value-type="float">
            <text:p>5503.3366855964</text:p>
          </table:table-cell>
          <table:table-cell table:formula="of:=ROUND([.C915])" office:value-type="float" office:value="5503" calcext:value-type="float">
            <text:p>5503</text:p>
          </table:table-cell>
          <table:table-cell office:value-type="float" office:value="912" calcext:value-type="float">
            <text:p>9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6])" office:value-type="float" office:value="5555.55749838942" calcext:value-type="float">
            <text:p>5555.5574983894</text:p>
          </table:table-cell>
          <table:table-cell table:formula="of:=ROUND([.C916])" office:value-type="float" office:value="5556" calcext:value-type="float">
            <text:p>5556</text:p>
          </table:table-cell>
          <table:table-cell office:value-type="float" office:value="913" calcext:value-type="float">
            <text:p>9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7])" office:value-type="float" office:value="5608.27383116327" calcext:value-type="float">
            <text:p>5608.2738311633</text:p>
          </table:table-cell>
          <table:table-cell table:formula="of:=ROUND([.C917])" office:value-type="float" office:value="5608" calcext:value-type="float">
            <text:p>5608</text:p>
          </table:table-cell>
          <table:table-cell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8])" office:value-type="float" office:value="5661.49038587558" calcext:value-type="float">
            <text:p>5661.4903858756</text:p>
          </table:table-cell>
          <table:table-cell table:formula="of:=ROUND([.C918])" office:value-type="float" office:value="5661" calcext:value-type="float">
            <text:p>5661</text:p>
          </table:table-cell>
          <table:table-cell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19])" office:value-type="float" office:value="5715.21190910062" calcext:value-type="float">
            <text:p>5715.2119091006</text:p>
          </table:table-cell>
          <table:table-cell table:formula="of:=ROUND([.C919])" office:value-type="float" office:value="5715" calcext:value-type="float">
            <text:p>5715</text:p>
          </table:table-cell>
          <table:table-cell office:value-type="float" office:value="916" calcext:value-type="float">
            <text:p>9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0])" office:value-type="float" office:value="5769.44319245256" calcext:value-type="float">
            <text:p>5769.4431924526</text:p>
          </table:table-cell>
          <table:table-cell table:formula="of:=ROUND([.C920])" office:value-type="float" office:value="5769" calcext:value-type="float">
            <text:p>5769</text:p>
          </table:table-cell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1])" office:value-type="float" office:value="5824.18907301295" calcext:value-type="float">
            <text:p>5824.189073013</text:p>
          </table:table-cell>
          <table:table-cell table:formula="of:=ROUND([.C921])" office:value-type="float" office:value="5824" calcext:value-type="float">
            <text:p>5824</text:p>
          </table:table-cell>
          <table:table-cell office:value-type="float" office:value="918" calcext:value-type="float">
            <text:p>9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2])" office:value-type="float" office:value="5879.45443376203" calcext:value-type="float">
            <text:p>5879.454433762</text:p>
          </table:table-cell>
          <table:table-cell table:formula="of:=ROUND([.C922])" office:value-type="float" office:value="5879" calcext:value-type="float">
            <text:p>5879</text:p>
          </table:table-cell>
          <table:table-cell office:value-type="float" office:value="919" calcext:value-type="float">
            <text:p>9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3])" office:value-type="float" office:value="5935.24420401438" calcext:value-type="float">
            <text:p>5935.2442040144</text:p>
          </table:table-cell>
          <table:table-cell table:formula="of:=ROUND([.C923])" office:value-type="float" office:value="5935" calcext:value-type="float">
            <text:p>5935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4])" office:value-type="float" office:value="5991.56335985852" calcext:value-type="float">
            <text:p>5991.5633598585</text:p>
          </table:table-cell>
          <table:table-cell table:formula="of:=ROUND([.C924])" office:value-type="float" office:value="5992" calcext:value-type="float">
            <text:p>5992</text:p>
          </table:table-cell>
          <table:table-cell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5])" office:value-type="float" office:value="6048.41692460075" calcext:value-type="float">
            <text:p>6048.4169246008</text:p>
          </table:table-cell>
          <table:table-cell table:formula="of:=ROUND([.C925])" office:value-type="float" office:value="6048" calcext:value-type="float">
            <text:p>6048</text:p>
          </table:table-cell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6])" office:value-type="float" office:value="6105.80996921322" calcext:value-type="float">
            <text:p>6105.8099692132</text:p>
          </table:table-cell>
          <table:table-cell table:formula="of:=ROUND([.C926])" office:value-type="float" office:value="6106" calcext:value-type="float">
            <text:p>6106</text:p>
          </table:table-cell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7])" office:value-type="float" office:value="6163.7476127862" calcext:value-type="float">
            <text:p>6163.7476127862</text:p>
          </table:table-cell>
          <table:table-cell table:formula="of:=ROUND([.C927])" office:value-type="float" office:value="6164" calcext:value-type="float">
            <text:p>6164</text:p>
          </table:table-cell>
          <table:table-cell office:value-type="float" office:value="924" calcext:value-type="float">
            <text:p>9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8])" office:value-type="float" office:value="6222.2350229847" calcext:value-type="float">
            <text:p>6222.2350229847</text:p>
          </table:table-cell>
          <table:table-cell table:formula="of:=ROUND([.C928])" office:value-type="float" office:value="6222" calcext:value-type="float">
            <text:p>6222</text:p>
          </table:table-cell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29])" office:value-type="float" office:value="6281.27741650935" calcext:value-type="float">
            <text:p>6281.2774165094</text:p>
          </table:table-cell>
          <table:table-cell table:formula="of:=ROUND([.C929])" office:value-type="float" office:value="6281" calcext:value-type="float">
            <text:p>6281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0])" office:value-type="float" office:value="6340.88005956174" calcext:value-type="float">
            <text:p>6340.8800595618</text:p>
          </table:table-cell>
          <table:table-cell table:formula="of:=ROUND([.C930])" office:value-type="float" office:value="6341" calcext:value-type="float">
            <text:p>6341</text:p>
          </table:table-cell>
          <table:table-cell office:value-type="float" office:value="927" calcext:value-type="float">
            <text:p>9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1])" office:value-type="float" office:value="6401.04826831413" calcext:value-type="float">
            <text:p>6401.0482683141</text:p>
          </table:table-cell>
          <table:table-cell table:formula="of:=ROUND([.C931])" office:value-type="float" office:value="6401" calcext:value-type="float">
            <text:p>6401</text:p>
          </table:table-cell>
          <table:table-cell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2])" office:value-type="float" office:value="6461.78740938354" calcext:value-type="float">
            <text:p>6461.7874093835</text:p>
          </table:table-cell>
          <table:table-cell table:formula="of:=ROUND([.C932])" office:value-type="float" office:value="6462" calcext:value-type="float">
            <text:p>6462</text:p>
          </table:table-cell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3])" office:value-type="float" office:value="6523.10290031053" calcext:value-type="float">
            <text:p>6523.1029003105</text:p>
          </table:table-cell>
          <table:table-cell table:formula="of:=ROUND([.C933])" office:value-type="float" office:value="6523" calcext:value-type="float">
            <text:p>6523</text:p>
          </table:table-cell>
          <table:table-cell office:value-type="float" office:value="930" calcext:value-type="float">
            <text:p>93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4])" office:value-type="float" office:value="6585.00021004237" calcext:value-type="float">
            <text:p>6585.0002100424</text:p>
          </table:table-cell>
          <table:table-cell table:formula="of:=ROUND([.C934])" office:value-type="float" office:value="6585" calcext:value-type="float">
            <text:p>6585</text:p>
          </table:table-cell>
          <table:table-cell office:value-type="float" office:value="931" calcext:value-type="float">
            <text:p>9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5])" office:value-type="float" office:value="6647.48485942077" calcext:value-type="float">
            <text:p>6647.4848594208</text:p>
          </table:table-cell>
          <table:table-cell table:formula="of:=ROUND([.C935])" office:value-type="float" office:value="6647" calcext:value-type="float">
            <text:p>6647</text:p>
          </table:table-cell>
          <table:table-cell office:value-type="float" office:value="932" calcext:value-type="float">
            <text:p>9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6])" office:value-type="float" office:value="6710.56242167441" calcext:value-type="float">
            <text:p>6710.5624216744</text:p>
          </table:table-cell>
          <table:table-cell table:formula="of:=ROUND([.C936])" office:value-type="float" office:value="6711" calcext:value-type="float">
            <text:p>6711</text:p>
          </table:table-cell>
          <table:table-cell office:value-type="float" office:value="933" calcext:value-type="float">
            <text:p>9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7])" office:value-type="float" office:value="6774.23852291595" calcext:value-type="float">
            <text:p>6774.238522916</text:p>
          </table:table-cell>
          <table:table-cell table:formula="of:=ROUND([.C937])" office:value-type="float" office:value="6774" calcext:value-type="float">
            <text:p>6774</text:p>
          </table:table-cell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8])" office:value-type="float" office:value="6838.51884264389" calcext:value-type="float">
            <text:p>6838.5188426439</text:p>
          </table:table-cell>
          <table:table-cell table:formula="of:=ROUND([.C938])" office:value-type="float" office:value="6839" calcext:value-type="float">
            <text:p>6839</text:p>
          </table:table-cell>
          <table:table-cell office:value-type="float" office:value="935" calcext:value-type="float">
            <text:p>9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39])" office:value-type="float" office:value="6903.40911424913" calcext:value-type="float">
            <text:p>6903.4091142491</text:p>
          </table:table-cell>
          <table:table-cell table:formula="of:=ROUND([.C939])" office:value-type="float" office:value="6903" calcext:value-type="float">
            <text:p>6903</text:p>
          </table:table-cell>
          <table:table-cell office:value-type="float" office:value="936" calcext:value-type="float">
            <text:p>9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0])" office:value-type="float" office:value="6968.91512552637" calcext:value-type="float">
            <text:p>6968.9151255264</text:p>
          </table:table-cell>
          <table:table-cell table:formula="of:=ROUND([.C940])" office:value-type="float" office:value="6969" calcext:value-type="float">
            <text:p>6969</text:p>
          </table:table-cell>
          <table:table-cell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1])" office:value-type="float" office:value="7035.04271919027" calcext:value-type="float">
            <text:p>7035.0427191903</text:p>
          </table:table-cell>
          <table:table-cell table:formula="of:=ROUND([.C941])" office:value-type="float" office:value="7035" calcext:value-type="float">
            <text:p>7035</text:p>
          </table:table-cell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2])" office:value-type="float" office:value="7101.7977933967" calcext:value-type="float">
            <text:p>7101.7977933967</text:p>
          </table:table-cell>
          <table:table-cell table:formula="of:=ROUND([.C942])" office:value-type="float" office:value="7102" calcext:value-type="float">
            <text:p>7102</text:p>
          </table:table-cell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3])" office:value-type="float" office:value="7169.18630226872" calcext:value-type="float">
            <text:p>7169.1863022687</text:p>
          </table:table-cell>
          <table:table-cell table:formula="of:=ROUND([.C943])" office:value-type="float" office:value="7169" calcext:value-type="float">
            <text:p>7169</text:p>
          </table:table-cell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4])" office:value-type="float" office:value="7237.21425642771" calcext:value-type="float">
            <text:p>7237.2142564277</text:p>
          </table:table-cell>
          <table:table-cell table:formula="of:=ROUND([.C944])" office:value-type="float" office:value="7237" calcext:value-type="float">
            <text:p>7237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5])" office:value-type="float" office:value="7305.88772352945" calcext:value-type="float">
            <text:p>7305.8877235295</text:p>
          </table:table-cell>
          <table:table-cell table:formula="of:=ROUND([.C945])" office:value-type="float" office:value="7306" calcext:value-type="float">
            <text:p>7306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6])" office:value-type="float" office:value="7375.21282880531" calcext:value-type="float">
            <text:p>7375.2128288053</text:p>
          </table:table-cell>
          <table:table-cell table:formula="of:=ROUND([.C946])" office:value-type="float" office:value="7375" calcext:value-type="float">
            <text:p>7375</text:p>
          </table:table-cell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7])" office:value-type="float" office:value="7445.1957556086" calcext:value-type="float">
            <text:p>7445.1957556086</text:p>
          </table:table-cell>
          <table:table-cell table:formula="of:=ROUND([.C947])" office:value-type="float" office:value="7445" calcext:value-type="float">
            <text:p>7445</text:p>
          </table:table-cell>
          <table:table-cell office:value-type="float" office:value="944" calcext:value-type="float">
            <text:p>9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8])" office:value-type="float" office:value="7515.84274596607" calcext:value-type="float">
            <text:p>7515.8427459661</text:p>
          </table:table-cell>
          <table:table-cell table:formula="of:=ROUND([.C948])" office:value-type="float" office:value="7516" calcext:value-type="float">
            <text:p>7516</text:p>
          </table:table-cell>
          <table:table-cell office:value-type="float" office:value="945" calcext:value-type="float">
            <text:p>9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49])" office:value-type="float" office:value="7587.16010113468" calcext:value-type="float">
            <text:p>7587.1601011347</text:p>
          </table:table-cell>
          <table:table-cell table:formula="of:=ROUND([.C949])" office:value-type="float" office:value="7587" calcext:value-type="float">
            <text:p>7587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0])" office:value-type="float" office:value="7659.1541821636" calcext:value-type="float">
            <text:p>7659.1541821636</text:p>
          </table:table-cell>
          <table:table-cell table:formula="of:=ROUND([.C950])" office:value-type="float" office:value="7659" calcext:value-type="float">
            <text:p>7659</text:p>
          </table:table-cell>
          <table:table-cell office:value-type="float" office:value="947" calcext:value-type="float">
            <text:p>9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1])" office:value-type="float" office:value="7731.83141046161" calcext:value-type="float">
            <text:p>7731.8314104616</text:p>
          </table:table-cell>
          <table:table-cell table:formula="of:=ROUND([.C951])" office:value-type="float" office:value="7732" calcext:value-type="float">
            <text:p>7732</text:p>
          </table:table-cell>
          <table:table-cell office:value-type="float" office:value="948" calcext:value-type="float">
            <text:p>9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2])" office:value-type="float" office:value="7805.1982683698" calcext:value-type="float">
            <text:p>7805.1982683698</text:p>
          </table:table-cell>
          <table:table-cell table:formula="of:=ROUND([.C952])" office:value-type="float" office:value="7805" calcext:value-type="float">
            <text:p>7805</text:p>
          </table:table-cell>
          <table:table-cell office:value-type="float" office:value="949" calcext:value-type="float">
            <text:p>94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3])" office:value-type="float" office:value="7879.26129973983" calcext:value-type="float">
            <text:p>7879.2612997398</text:p>
          </table:table-cell>
          <table:table-cell table:formula="of:=ROUND([.C953])" office:value-type="float" office:value="7879" calcext:value-type="float">
            <text:p>7879</text:p>
          </table:table-cell>
          <table:table-cell office:value-type="float" office:value="950" calcext:value-type="float">
            <text:p>9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4])" office:value-type="float" office:value="7954.02711051753" calcext:value-type="float">
            <text:p>7954.0271105175</text:p>
          </table:table-cell>
          <table:table-cell table:formula="of:=ROUND([.C954])" office:value-type="float" office:value="7954" calcext:value-type="float">
            <text:p>7954</text:p>
          </table:table-cell>
          <table:table-cell office:value-type="float" office:value="951" calcext:value-type="float">
            <text:p>9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5])" office:value-type="float" office:value="8029.50236933211" calcext:value-type="float">
            <text:p>8029.5023693321</text:p>
          </table:table-cell>
          <table:table-cell table:formula="of:=ROUND([.C955])" office:value-type="float" office:value="8030" calcext:value-type="float">
            <text:p>8030</text:p>
          </table:table-cell>
          <table:table-cell office:value-type="float" office:value="952" calcext:value-type="float">
            <text:p>95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6])" office:value-type="float" office:value="8105.69380809101" calcext:value-type="float">
            <text:p>8105.693808091</text:p>
          </table:table-cell>
          <table:table-cell table:formula="of:=ROUND([.C956])" office:value-type="float" office:value="8106" calcext:value-type="float">
            <text:p>8106</text:p>
          </table:table-cell>
          <table:table-cell office:value-type="float" office:value="953" calcext:value-type="float">
            <text:p>9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7])" office:value-type="float" office:value="8182.6082225803" calcext:value-type="float">
            <text:p>8182.6082225803</text:p>
          </table:table-cell>
          <table:table-cell table:formula="of:=ROUND([.C957])" office:value-type="float" office:value="8183" calcext:value-type="float">
            <text:p>8183</text:p>
          </table:table-cell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8])" office:value-type="float" office:value="8260.25247307086" calcext:value-type="float">
            <text:p>8260.2524730709</text:p>
          </table:table-cell>
          <table:table-cell table:formula="of:=ROUND([.C958])" office:value-type="float" office:value="8260" calcext:value-type="float">
            <text:p>8260</text:p>
          </table:table-cell>
          <table:table-cell office:value-type="float" office:value="955" calcext:value-type="float">
            <text:p>9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59])" office:value-type="float" office:value="8338.63348493017" calcext:value-type="float">
            <text:p>8338.6334849302</text:p>
          </table:table-cell>
          <table:table-cell table:formula="of:=ROUND([.C959])" office:value-type="float" office:value="8339" calcext:value-type="float">
            <text:p>8339</text:p>
          </table:table-cell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0])" office:value-type="float" office:value="8417.75824924017" calcext:value-type="float">
            <text:p>8417.7582492402</text:p>
          </table:table-cell>
          <table:table-cell table:formula="of:=ROUND([.C960])" office:value-type="float" office:value="8418" calcext:value-type="float">
            <text:p>8418</text:p>
          </table:table-cell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1])" office:value-type="float" office:value="8497.63382342069" calcext:value-type="float">
            <text:p>8497.6338234207</text:p>
          </table:table-cell>
          <table:table-cell table:formula="of:=ROUND([.C961])" office:value-type="float" office:value="8498" calcext:value-type="float">
            <text:p>8498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2])" office:value-type="float" office:value="8578.26733185897" calcext:value-type="float">
            <text:p>8578.267331859</text:p>
          </table:table-cell>
          <table:table-cell table:formula="of:=ROUND([.C962])" office:value-type="float" office:value="8578" calcext:value-type="float">
            <text:p>8578</text:p>
          </table:table-cell>
          <table:table-cell office:value-type="float" office:value="959" calcext:value-type="float">
            <text:p>9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3])" office:value-type="float" office:value="8659.66596654511" calcext:value-type="float">
            <text:p>8659.6659665451</text:p>
          </table:table-cell>
          <table:table-cell table:formula="of:=ROUND([.C963])" office:value-type="float" office:value="8660" calcext:value-type="float">
            <text:p>8660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4])" office:value-type="float" office:value="8741.83698771357" calcext:value-type="float">
            <text:p>8741.8369877136</text:p>
          </table:table-cell>
          <table:table-cell table:formula="of:=ROUND([.C964])" office:value-type="float" office:value="8742" calcext:value-type="float">
            <text:p>8742</text:p>
          </table:table-cell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5])" office:value-type="float" office:value="8824.78772449069" calcext:value-type="float">
            <text:p>8824.7877244907</text:p>
          </table:table-cell>
          <table:table-cell table:formula="of:=ROUND([.C965])" office:value-type="float" office:value="8825" calcext:value-type="float">
            <text:p>8825</text:p>
          </table:table-cell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6])" office:value-type="float" office:value="8908.52557554842" calcext:value-type="float">
            <text:p>8908.5255755484</text:p>
          </table:table-cell>
          <table:table-cell table:formula="of:=ROUND([.C966])" office:value-type="float" office:value="8909" calcext:value-type="float">
            <text:p>8909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7])" office:value-type="float" office:value="8993.05800976426" calcext:value-type="float">
            <text:p>8993.0580097643</text:p>
          </table:table-cell>
          <table:table-cell table:formula="of:=ROUND([.C967])" office:value-type="float" office:value="8993" calcext:value-type="float">
            <text:p>8993</text:p>
          </table:table-cell>
          <table:table-cell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8])" office:value-type="float" office:value="9078.39256688742" calcext:value-type="float">
            <text:p>9078.3925668874</text:p>
          </table:table-cell>
          <table:table-cell table:formula="of:=ROUND([.C968])" office:value-type="float" office:value="9078" calcext:value-type="float">
            <text:p>9078</text:p>
          </table:table-cell>
          <table:table-cell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69])" office:value-type="float" office:value="9164.53685821126" calcext:value-type="float">
            <text:p>9164.5368582113</text:p>
          </table:table-cell>
          <table:table-cell table:formula="of:=ROUND([.C969])" office:value-type="float" office:value="9165" calcext:value-type="float">
            <text:p>9165</text:p>
          </table:table-cell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0])" office:value-type="float" office:value="9251.49856725229" calcext:value-type="float">
            <text:p>9251.4985672523</text:p>
          </table:table-cell>
          <table:table-cell table:formula="of:=ROUND([.C970])" office:value-type="float" office:value="9251" calcext:value-type="float">
            <text:p>9251</text:p>
          </table:table-cell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1])" office:value-type="float" office:value="9339.28545043538" calcext:value-type="float">
            <text:p>9339.2854504354</text:p>
          </table:table-cell>
          <table:table-cell table:formula="of:=ROUND([.C971])" office:value-type="float" office:value="9339" calcext:value-type="float">
            <text:p>9339</text:p>
          </table:table-cell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2])" office:value-type="float" office:value="9427.90533778562" calcext:value-type="float">
            <text:p>9427.9053377856</text:p>
          </table:table-cell>
          <table:table-cell table:formula="of:=ROUND([.C972])" office:value-type="float" office:value="9428" calcext:value-type="float">
            <text:p>9428</text:p>
          </table:table-cell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3])" office:value-type="float" office:value="9517.36613362674" calcext:value-type="float">
            <text:p>9517.3661336268</text:p>
          </table:table-cell>
          <table:table-cell table:formula="of:=ROUND([.C973])" office:value-type="float" office:value="9517" calcext:value-type="float">
            <text:p>9517</text:p>
          </table:table-cell>
          <table:table-cell office:value-type="float" office:value="970" calcext:value-type="float">
            <text:p>9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4])" office:value-type="float" office:value="9607.67581728608" calcext:value-type="float">
            <text:p>9607.6758172861</text:p>
          </table:table-cell>
          <table:table-cell table:formula="of:=ROUND([.C974])" office:value-type="float" office:value="9608" calcext:value-type="float">
            <text:p>9608</text:p>
          </table:table-cell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5])" office:value-type="float" office:value="9698.8424438063" calcext:value-type="float">
            <text:p>9698.8424438063</text:p>
          </table:table-cell>
          <table:table-cell table:formula="of:=ROUND([.C975])" office:value-type="float" office:value="9699" calcext:value-type="float">
            <text:p>9699</text:p>
          </table:table-cell>
          <table:table-cell office:value-type="float" office:value="972" calcext:value-type="float">
            <text:p>97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6])" office:value-type="float" office:value="9790.87414466387" calcext:value-type="float">
            <text:p>9790.8741446639</text:p>
          </table:table-cell>
          <table:table-cell table:formula="of:=ROUND([.C976])" office:value-type="float" office:value="9791" calcext:value-type="float">
            <text:p>9791</text:p>
          </table:table-cell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7])" office:value-type="float" office:value="9883.77912849432" calcext:value-type="float">
            <text:p>9883.7791284943</text:p>
          </table:table-cell>
          <table:table-cell table:formula="of:=ROUND([.C977])" office:value-type="float" office:value="9884" calcext:value-type="float">
            <text:p>9884</text:p>
          </table:table-cell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8])" office:value-type="float" office:value="9977.56568182438" calcext:value-type="float">
            <text:p>9977.5656818244</text:p>
          </table:table-cell>
          <table:table-cell table:formula="of:=ROUND([.C978])" office:value-type="float" office:value="9978" calcext:value-type="float">
            <text:p>9978</text:p>
          </table:table-cell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79])" office:value-type="float" office:value="10072.2421698111" calcext:value-type="float">
            <text:p>10072.2421698111</text:p>
          </table:table-cell>
          <table:table-cell table:formula="of:=ROUND([.C979])" office:value-type="float" office:value="10072" calcext:value-type="float">
            <text:p>10072</text:p>
          </table:table-cell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0])" office:value-type="float" office:value="10167.8170369881" calcext:value-type="float">
            <text:p>10167.8170369881</text:p>
          </table:table-cell>
          <table:table-cell table:formula="of:=ROUND([.C980])" office:value-type="float" office:value="10168" calcext:value-type="float">
            <text:p>10168</text:p>
          </table:table-cell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1])" office:value-type="float" office:value="10264.2988080184" calcext:value-type="float">
            <text:p>10264.2988080184</text:p>
          </table:table-cell>
          <table:table-cell table:formula="of:=ROUND([.C981])" office:value-type="float" office:value="10264" calcext:value-type="float">
            <text:p>10264</text:p>
          </table:table-cell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2])" office:value-type="float" office:value="10361.6960884553" calcext:value-type="float">
            <text:p>10361.6960884553</text:p>
          </table:table-cell>
          <table:table-cell table:formula="of:=ROUND([.C982])" office:value-type="float" office:value="10362" calcext:value-type="float">
            <text:p>10362</text:p>
          </table:table-cell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3])" office:value-type="float" office:value="10460.0175655093" calcext:value-type="float">
            <text:p>10460.0175655093</text:p>
          </table:table-cell>
          <table:table-cell table:formula="of:=ROUND([.C983])" office:value-type="float" office:value="10460" calcext:value-type="float">
            <text:p>10460</text:p>
          </table:table-cell>
          <table:table-cell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4])" office:value-type="float" office:value="10559.2720088237" calcext:value-type="float">
            <text:p>10559.2720088237</text:p>
          </table:table-cell>
          <table:table-cell table:formula="of:=ROUND([.C984])" office:value-type="float" office:value="10559" calcext:value-type="float">
            <text:p>10559</text:p>
          </table:table-cell>
          <table:table-cell office:value-type="float" office:value="981" calcext:value-type="float">
            <text:p>9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5])" office:value-type="float" office:value="10659.4682712561" calcext:value-type="float">
            <text:p>10659.4682712561</text:p>
          </table:table-cell>
          <table:table-cell table:formula="of:=ROUND([.C985])" office:value-type="float" office:value="10659" calcext:value-type="float">
            <text:p>10659</text:p>
          </table:table-cell>
          <table:table-cell office:value-type="float" office:value="982" calcext:value-type="float">
            <text:p>98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6])" office:value-type="float" office:value="10760.6152896683" calcext:value-type="float">
            <text:p>10760.6152896683</text:p>
          </table:table-cell>
          <table:table-cell table:formula="of:=ROUND([.C986])" office:value-type="float" office:value="10761" calcext:value-type="float">
            <text:p>10761</text:p>
          </table:table-cell>
          <table:table-cell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7])" office:value-type="float" office:value="10862.7220857236" calcext:value-type="float">
            <text:p>10862.7220857236</text:p>
          </table:table-cell>
          <table:table-cell table:formula="of:=ROUND([.C987])" office:value-type="float" office:value="10863" calcext:value-type="float">
            <text:p>10863</text:p>
          </table:table-cell>
          <table:table-cell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8])" office:value-type="float" office:value="10965.7977666911" calcext:value-type="float">
            <text:p>10965.7977666911</text:p>
          </table:table-cell>
          <table:table-cell table:formula="of:=ROUND([.C988])" office:value-type="float" office:value="10966" calcext:value-type="float">
            <text:p>10966</text:p>
          </table:table-cell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89])" office:value-type="float" office:value="11069.8515262584" calcext:value-type="float">
            <text:p>11069.8515262584</text:p>
          </table:table-cell>
          <table:table-cell table:formula="of:=ROUND([.C989])" office:value-type="float" office:value="11070" calcext:value-type="float">
            <text:p>11070</text:p>
          </table:table-cell>
          <table:table-cell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0])" office:value-type="float" office:value="11174.8926453512" calcext:value-type="float">
            <text:p>11174.8926453512</text:p>
          </table:table-cell>
          <table:table-cell table:formula="of:=ROUND([.C990])" office:value-type="float" office:value="11175" calcext:value-type="float">
            <text:p>11175</text:p>
          </table:table-cell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1])" office:value-type="float" office:value="11280.9304929615" calcext:value-type="float">
            <text:p>11280.9304929615</text:p>
          </table:table-cell>
          <table:table-cell table:formula="of:=ROUND([.C991])" office:value-type="float" office:value="11281" calcext:value-type="float">
            <text:p>11281</text:p>
          </table:table-cell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2])" office:value-type="float" office:value="11387.9745269829" calcext:value-type="float">
            <text:p>11387.9745269829</text:p>
          </table:table-cell>
          <table:table-cell table:formula="of:=ROUND([.C992])" office:value-type="float" office:value="11388" calcext:value-type="float">
            <text:p>11388</text:p>
          </table:table-cell>
          <table:table-cell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3])" office:value-type="float" office:value="11496.0342950546" calcext:value-type="float">
            <text:p>11496.0342950546</text:p>
          </table:table-cell>
          <table:table-cell table:formula="of:=ROUND([.C993])" office:value-type="float" office:value="11496" calcext:value-type="float">
            <text:p>11496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4])" office:value-type="float" office:value="11605.1194354124" calcext:value-type="float">
            <text:p>11605.1194354124</text:p>
          </table:table-cell>
          <table:table-cell table:formula="of:=ROUND([.C994])" office:value-type="float" office:value="11605" calcext:value-type="float">
            <text:p>11605</text:p>
          </table:table-cell>
          <table:table-cell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5])" office:value-type="float" office:value="11715.239677749" calcext:value-type="float">
            <text:p>11715.239677749</text:p>
          </table:table-cell>
          <table:table-cell table:formula="of:=ROUND([.C995])" office:value-type="float" office:value="11715" calcext:value-type="float">
            <text:p>11715</text:p>
          </table:table-cell>
          <table:table-cell office:value-type="float" office:value="992" calcext:value-type="float">
            <text:p>9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6])" office:value-type="float" office:value="11826.4048440813" calcext:value-type="float">
            <text:p>11826.4048440813</text:p>
          </table:table-cell>
          <table:table-cell table:formula="of:=ROUND([.C996])" office:value-type="float" office:value="11826" calcext:value-type="float">
            <text:p>11826</text:p>
          </table:table-cell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7])" office:value-type="float" office:value="11938.624849627" calcext:value-type="float">
            <text:p>11938.624849627</text:p>
          </table:table-cell>
          <table:table-cell table:formula="of:=ROUND([.C997])" office:value-type="float" office:value="11939" calcext:value-type="float">
            <text:p>11939</text:p>
          </table:table-cell>
          <table:table-cell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8])" office:value-type="float" office:value="12051.9097036885" calcext:value-type="float">
            <text:p>12051.9097036885</text:p>
          </table:table-cell>
          <table:table-cell table:formula="of:=ROUND([.C998])" office:value-type="float" office:value="12052" calcext:value-type="float">
            <text:p>12052</text:p>
          </table:table-cell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999])" office:value-type="float" office:value="12166.2695105457" calcext:value-type="float">
            <text:p>12166.2695105457</text:p>
          </table:table-cell>
          <table:table-cell table:formula="of:=ROUND([.C999])" office:value-type="float" office:value="12166" calcext:value-type="float">
            <text:p>12166</text:p>
          </table:table-cell>
          <table:table-cell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0])" office:value-type="float" office:value="12281.7144703576" calcext:value-type="float">
            <text:p>12281.7144703576</text:p>
          </table:table-cell>
          <table:table-cell table:formula="of:=ROUND([.C1000])" office:value-type="float" office:value="12282" calcext:value-type="float">
            <text:p>12282</text:p>
          </table:table-cell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1])" office:value-type="float" office:value="12398.2548800717" calcext:value-type="float">
            <text:p>12398.2548800717</text:p>
          </table:table-cell>
          <table:table-cell table:formula="of:=ROUND([.C1001])" office:value-type="float" office:value="12398" calcext:value-type="float">
            <text:p>12398</text:p>
          </table:table-cell>
          <table:table-cell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2])" office:value-type="float" office:value="12515.9011343428" calcext:value-type="float">
            <text:p>12515.9011343428</text:p>
          </table:table-cell>
          <table:table-cell table:formula="of:=ROUND([.C1002])" office:value-type="float" office:value="12516" calcext:value-type="float">
            <text:p>12516</text:p>
          </table:table-cell>
          <table:table-cell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3])" office:value-type="float" office:value="12634.6637264595" calcext:value-type="float">
            <text:p>12634.6637264595</text:p>
          </table:table-cell>
          <table:table-cell table:formula="of:=ROUND([.C1003])" office:value-type="float" office:value="12635" calcext:value-type="float">
            <text:p>12635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4])" office:value-type="float" office:value="12754.5532492811" calcext:value-type="float">
            <text:p>12754.5532492811</text:p>
          </table:table-cell>
          <table:table-cell table:formula="of:=ROUND([.C1004])" office:value-type="float" office:value="12755" calcext:value-type="float">
            <text:p>12755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5])" office:value-type="float" office:value="12875.5803961815" calcext:value-type="float">
            <text:p>12875.5803961815</text:p>
          </table:table-cell>
          <table:table-cell table:formula="of:=ROUND([.C1005])" office:value-type="float" office:value="12876" calcext:value-type="float">
            <text:p>12876</text:p>
          </table:table-cell>
          <table:table-cell office:value-type="float" office:value="1002" calcext:value-type="float">
            <text:p>1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6])" office:value-type="float" office:value="12997.7559620033" calcext:value-type="float">
            <text:p>12997.7559620033</text:p>
          </table:table-cell>
          <table:table-cell table:formula="of:=ROUND([.C1006])" office:value-type="float" office:value="12998" calcext:value-type="float">
            <text:p>12998</text:p>
          </table:table-cell>
          <table:table-cell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7])" office:value-type="float" office:value="13121.090844021" calcext:value-type="float">
            <text:p>13121.090844021</text:p>
          </table:table-cell>
          <table:table-cell table:formula="of:=ROUND([.C1007])" office:value-type="float" office:value="13121" calcext:value-type="float">
            <text:p>13121</text:p>
          </table:table-cell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8])" office:value-type="float" office:value="13245.5960429123" calcext:value-type="float">
            <text:p>13245.5960429123</text:p>
          </table:table-cell>
          <table:table-cell table:formula="of:=ROUND([.C1008])" office:value-type="float" office:value="13246" calcext:value-type="float">
            <text:p>13246</text:p>
          </table:table-cell>
          <table:table-cell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09])" office:value-type="float" office:value="13371.2826637399" calcext:value-type="float">
            <text:p>13371.2826637399</text:p>
          </table:table-cell>
          <table:table-cell table:formula="of:=ROUND([.C1009])" office:value-type="float" office:value="13371" calcext:value-type="float">
            <text:p>13371</text:p>
          </table:table-cell>
          <table:table-cell office:value-type="float" office:value="1006" calcext:value-type="float">
            <text:p>10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0])" office:value-type="float" office:value="13498.1619169417" calcext:value-type="float">
            <text:p>13498.1619169417</text:p>
          </table:table-cell>
          <table:table-cell table:formula="of:=ROUND([.C1010])" office:value-type="float" office:value="13498" calcext:value-type="float">
            <text:p>13498</text:p>
          </table:table-cell>
          <table:table-cell office:value-type="float" office:value="1007" calcext:value-type="float">
            <text:p>100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1])" office:value-type="float" office:value="13626.2451193304" calcext:value-type="float">
            <text:p>13626.2451193304</text:p>
          </table:table-cell>
          <table:table-cell table:formula="of:=ROUND([.C1011])" office:value-type="float" office:value="13626" calcext:value-type="float">
            <text:p>13626</text:p>
          </table:table-cell>
          <table:table-cell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2])" office:value-type="float" office:value="13755.5436951038" calcext:value-type="float">
            <text:p>13755.5436951038</text:p>
          </table:table-cell>
          <table:table-cell table:formula="of:=ROUND([.C1012])" office:value-type="float" office:value="13756" calcext:value-type="float">
            <text:p>13756</text:p>
          </table:table-cell>
          <table:table-cell office:value-type="float" office:value="1009" calcext:value-type="float">
            <text:p>10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3])" office:value-type="float" office:value="13886.0691768626" calcext:value-type="float">
            <text:p>13886.0691768626</text:p>
          </table:table-cell>
          <table:table-cell table:formula="of:=ROUND([.C1013])" office:value-type="float" office:value="13886" calcext:value-type="float">
            <text:p>13886</text:p>
          </table:table-cell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4])" office:value-type="float" office:value="14017.8332066401" calcext:value-type="float">
            <text:p>14017.8332066401</text:p>
          </table:table-cell>
          <table:table-cell table:formula="of:=ROUND([.C1014])" office:value-type="float" office:value="14018" calcext:value-type="float">
            <text:p>14018</text:p>
          </table:table-cell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5])" office:value-type="float" office:value="14150.8475369398" calcext:value-type="float">
            <text:p>14150.8475369398</text:p>
          </table:table-cell>
          <table:table-cell table:formula="of:=ROUND([.C1015])" office:value-type="float" office:value="14151" calcext:value-type="float">
            <text:p>14151</text:p>
          </table:table-cell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6])" office:value-type="float" office:value="14285.124031784" calcext:value-type="float">
            <text:p>14285.124031784</text:p>
          </table:table-cell>
          <table:table-cell table:formula="of:=ROUND([.C1016])" office:value-type="float" office:value="14285" calcext:value-type="float">
            <text:p>14285</text:p>
          </table:table-cell>
          <table:table-cell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7])" office:value-type="float" office:value="14420.6746677721" calcext:value-type="float">
            <text:p>14420.6746677721</text:p>
          </table:table-cell>
          <table:table-cell table:formula="of:=ROUND([.C1017])" office:value-type="float" office:value="14421" calcext:value-type="float">
            <text:p>14421</text:p>
          </table:table-cell>
          <table:table-cell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8])" office:value-type="float" office:value="14557.5115351486" calcext:value-type="float">
            <text:p>14557.5115351486</text:p>
          </table:table-cell>
          <table:table-cell table:formula="of:=ROUND([.C1018])" office:value-type="float" office:value="14558" calcext:value-type="float">
            <text:p>14558</text:p>
          </table:table-cell>
          <table:table-cell office:value-type="float" office:value="1015" calcext:value-type="float">
            <text:p>10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19])" office:value-type="float" office:value="14695.6468388815" calcext:value-type="float">
            <text:p>14695.6468388815</text:p>
          </table:table-cell>
          <table:table-cell table:formula="of:=ROUND([.C1019])" office:value-type="float" office:value="14696" calcext:value-type="float">
            <text:p>14696</text:p>
          </table:table-cell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0])" office:value-type="float" office:value="14835.0928997512" calcext:value-type="float">
            <text:p>14835.0928997512</text:p>
          </table:table-cell>
          <table:table-cell table:formula="of:=ROUND([.C1020])" office:value-type="float" office:value="14835" calcext:value-type="float">
            <text:p>14835</text:p>
          </table:table-cell>
          <table:table-cell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1])" office:value-type="float" office:value="14975.8621554489" calcext:value-type="float">
            <text:p>14975.8621554489</text:p>
          </table:table-cell>
          <table:table-cell table:formula="of:=ROUND([.C1021])" office:value-type="float" office:value="14976" calcext:value-type="float">
            <text:p>14976</text:p>
          </table:table-cell>
          <table:table-cell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2])" office:value-type="float" office:value="15117.9671616865" calcext:value-type="float">
            <text:p>15117.9671616865</text:p>
          </table:table-cell>
          <table:table-cell table:formula="of:=ROUND([.C1022])" office:value-type="float" office:value="15118" calcext:value-type="float">
            <text:p>15118</text:p>
          </table:table-cell>
          <table:table-cell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3])" office:value-type="float" office:value="15261.4205933162" calcext:value-type="float">
            <text:p>15261.4205933162</text:p>
          </table:table-cell>
          <table:table-cell table:formula="of:=ROUND([.C1023])" office:value-type="float" office:value="15261" calcext:value-type="float">
            <text:p>15261</text:p>
          </table:table-cell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4])" office:value-type="float" office:value="15406.2352454608" calcext:value-type="float">
            <text:p>15406.2352454608</text:p>
          </table:table-cell>
          <table:table-cell table:formula="of:=ROUND([.C1024])" office:value-type="float" office:value="15406" calcext:value-type="float">
            <text:p>15406</text:p>
          </table:table-cell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$H$1]*EXP([.$K$1]*[.E1025])" office:value-type="float" office:value="15552.4240346557" calcext:value-type="float">
            <text:p>15552.4240346557</text:p>
          </table:table-cell>
          <table:table-cell table:formula="of:=ROUND([.C1025])" office:value-type="float" office:value="15552" calcext:value-type="float">
            <text:p>15552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$H$1]*EXP([.$K$1]*[.E1026])" office:value-type="float" office:value="15700" calcext:value-type="float">
            <text:p>15700</text:p>
          </table:table-cell>
          <table:table-cell table:formula="of:=ROUND([.C1026])" office:value-type="float" office:value="15700" calcext:value-type="float">
            <text:p>15700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4:58:57.020653453</meta:creation-date>
    <dc:date>2020-09-23T16:45:26.288577709</dc:date>
    <meta:editing-duration>PT1H5M17S</meta:editing-duration>
    <meta:editing-cycles>1</meta:editing-cycles>
    <meta:document-statistic meta:table-count="1" meta:cell-count="3080" meta:object-count="0"/>
    <meta:generator>LibreOffice/5.1.6.2$Linux_X86_64 LibreOffice_project/10m0$Build-2</meta:generator>
  </office:meta>
</office:document-meta>
</file>